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15"/>
    <style:style style:name="ce6" style:family="table-cell" style:parent-style-name="Default" style:data-style-name="N36"/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15">
      <style:table-cell-properties fo:background-color="#FFFF00"/>
    </style:style>
    <style:style style:name="ce9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15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36">
      <style:table-cell-properties style:vertical-align="automatic" fo:background-color="#FFFF00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FF0000"/>
    </style:style>
    <style:style style:name="ce14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15" style:family="table-cell" style:parent-style-name="Default" style:data-style-name="N15">
      <style:table-cell-properties style:vertical-align="automatic" fo:background-color="#FFFF00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ersfort-Creep" table:style-name="ta1">
        <table:shapes>
          <draw:frame draw:z-index="1" draw:id="id0" draw:style-name="a0" draw:name="Graphique 1" svg:x="9.9075in" svg:y="0.2717in" svg:width="6.298in" svg:height="3.5453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9.828in" svg:y="4.1906in" svg:width="6.2988in" svg:height="3.5429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Graphique 3" svg:x="0.2492in" svg:y="8.5539in" svg:width="6.298in" svg:height="3.5453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Graphique 4" svg:x="6.7102in" svg:y="8.5961in" svg:width="6.298in" svg:height="3.5453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Graphique 5" svg:x="13.1929in" svg:y="8.6488in" svg:width="6.298in" svg:height="3.5453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float" office:value="40488" table:style-name="ce1">
            <text:p>40488</text:p>
          </table:table-cell>
          <table:table-cell office:value-type="string" table:style-name="ce1">
            <text:p>lbs</text:p>
          </table:table-cell>
          <table:table-cell table:number-columns-repeated="16382" table:style-name="ce1"/>
        </table:table-row>
        <table:table-row table:style-name="ro1">
          <table:table-cell office:value-type="float" office:value="1.1594" table:style-name="ce1">
            <text:p>1,1594</text:p>
          </table:table-cell>
          <table:table-cell office:value-type="string" table:style-name="ce1">
            <text:p>in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1">
            <text:p>Eps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float" office:value="0" table:formula="of:=0*[.A1]/[.A2]*6894.75728/1000000" table:style-name="ce2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20221866666666669" table:formula="of:=[.C6]-([.C7]-[.C6])/([.A7]-[.A6])*[.A6]" table:style-name="ce2">
            <text:p>0,202218667</text:p>
          </table:table-cell>
          <table:table-cell table:number-columns-repeated="16381" table:style-name="ce1"/>
        </table:table-row>
        <table:table-row table:style-name="ro1">
          <table:table-cell office:value-type="float" office:value="60193835.766913921" table:formula="of:=0.25*[.A1]/[.A2]*6894.75728" table:style-name="ce4">
            <text:p>6,019E+07</text:p>
          </table:table-cell>
          <table:table-cell office:value-type="float" office:value="4.4509999999999999E-5" table:style-name="ce3">
            <text:p>0,00004451</text:p>
          </table:table-cell>
          <table:table-cell office:value-type="float" office:value="0.221857" table:style-name="ce3">
            <text:p>0,221857</text:p>
          </table:table-cell>
          <table:table-cell table:number-columns-repeated="4" table:style-name="ce1"/>
          <table:table-cell table:style-name="ce5"/>
          <table:table-cell table:number-columns-repeated="2" table:style-name="ce1"/>
          <table:table-cell table:style-name="ce5"/>
          <table:table-cell table:number-columns-repeated="16373"/>
        </table:table-row>
        <table:table-row table:style-name="ro1">
          <table:table-cell office:value-type="float" office:value="96310137.227062285" table:formula="of:=0.4*[.A1]/[.A2]*6894.75728" table:style-name="ce4">
            <text:p>9,631E+07</text:p>
          </table:table-cell>
          <table:table-cell office:value-type="float" office:value="7.1959999999999995E-5" table:style-name="ce3">
            <text:p>0,00007196</text:p>
          </table:table-cell>
          <table:table-cell office:value-type="float" office:value="0.23363999999999999" table:style-name="ce3">
            <text:p>0,23364</text:p>
          </table:table-cell>
          <table:table-cell table:number-columns-repeated="4" table:style-name="ce1"/>
          <table:table-cell table:style-name="ce5"/>
          <table:table-cell table:number-columns-repeated="16376" table:style-name="ce1"/>
        </table:table-row>
        <table:table-row table:style-name="ro1">
          <table:table-cell office:value-type="float" office:value="168542740.14735895" table:formula="of:=0.7*[.A1]/[.A2]*6894.75728" table:style-name="ce4">
            <text:p>1,685E+08</text:p>
          </table:table-cell>
          <table:table-cell office:value-type="float" office:value="3.9655000000000002E-4" table:style-name="ce3">
            <text:p>0,00039655</text:p>
          </table:table-cell>
          <table:table-cell office:value-type="float" office:value="0.16245200000000001" table:style-name="ce3">
            <text:p>0,162452</text:p>
          </table:table-cell>
          <table:table-cell table:number-columns-repeated="4" table:style-name="ce1"/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IF([.A10]&lt;[.$A$5];0;IF([.A10]&lt;[.$A$6];([.$B$6]-[.$B$5])/([.$A$6]-[.$A$5])*([.A10]-[.$A$5])+[.$B$5];IF([.A10]&lt;[.$A$7];([.$B$7]-[.$B$6])/([.$A$7]-[.$A$6])*([.A10]-[.$A$6])+[.$B$6];IF([.A10]&lt;[.$A$8];([.$B$8]-[.$B$7])/([.$A$8]-[.$A$7])*([.A10]-[.$A$7])+[.$B$7];([.$B$8]-[.$B$7])/([.$A$8]-[.$A$7])*([.A10]-[.$A$8])+[.$B$8]))))" table:style-name="ce1">
            <text:p>0</text:p>
          </table:table-cell>
          <table:table-cell office:value-type="float" office:value="0.20221866666666669" table:formula="of:=IF([.A10]&lt;[.$A$5];0;IF([.A10]&lt;[.$A$6];([.$C$6]-[.$C$5])/([.$A$6]-[.$A$5])*([.A10]-[.$A$5])+[.$C$5];IF([.A10]&lt;[.$A$7];([.$C$7]-[.$C$6])/([.$A$7]-[.$A$6])*([.A10]-[.$A$6])+[.$C$6];IF([.A10]&lt;[.$A$8];([.$C$8]-[.$C$7])/([.$A$8]-[.$A$7])*([.A10]-[.$A$7])+[.$C$7];([.$C$8]-[.$C$7])/([.$A$8]-[.$A$7])*([.A10]-[.$A$8])+[.$C$8]))))" table:style-name="ce1">
            <text:p>0,202218667</text:p>
          </table:table-cell>
          <table:table-cell table:number-columns-repeated="16381" table:style-name="ce1"/>
        </table:table-row>
        <table:table-row table:style-name="ro1">
          <table:table-cell office:value-type="float" office:value="15000000" table:style-name="ce5">
            <text:p>1,50E+07</text:p>
          </table:table-cell>
          <table:table-cell office:value-type="float" office:value="1.109166730270045E-5" table:formula="of:=IF([.A11]&lt;[.$A$5];0;IF([.A11]&lt;[.$A$6];([.$B$6]-[.$B$5])/([.$A$6]-[.$A$5])*([.A11]-[.$A$5])+[.$B$5];IF([.A11]&lt;[.$A$7];([.$B$7]-[.$B$6])/([.$A$7]-[.$A$6])*([.A11]-[.$A$6])+[.$B$6];IF([.A11]&lt;[.$A$8];([.$B$8]-[.$B$7])/([.$A$8]-[.$A$7])*([.A11]-[.$A$7])+[.$B$7];([.$B$8]-[.$B$7])/([.$A$8]-[.$A$7])*([.A11]-[.$A$8])+[.$B$8]))))" table:style-name="ce1">
            <text:p>1,10917E-05</text:p>
          </table:table-cell>
          <table:table-cell office:value-type="float" office:value="0.20711244019425296" table:formula="of:=IF([.A11]&lt;[.$A$5];0;IF([.A11]&lt;[.$A$6];([.$C$6]-[.$C$5])/([.$A$6]-[.$A$5])*([.A11]-[.$A$5])+[.$C$5];IF([.A11]&lt;[.$A$7];([.$C$7]-[.$C$6])/([.$A$7]-[.$A$6])*([.A11]-[.$A$6])+[.$C$6];IF([.A11]&lt;[.$A$8];([.$C$8]-[.$C$7])/([.$A$8]-[.$A$7])*([.A11]-[.$A$7])+[.$C$7];([.$C$8]-[.$C$7])/([.$A$8]-[.$A$7])*([.A11]-[.$A$8])+[.$C$8]))))" table:style-name="ce1">
            <text:p>0,20711244</text:p>
          </table:table-cell>
          <table:table-cell table:number-columns-repeated="16381" table:style-name="ce1"/>
        </table:table-row>
        <table:table-row table:style-name="ro1">
          <table:table-cell office:value-type="float" office:value="30000000" table:style-name="ce1">
            <text:p>30000000</text:p>
          </table:table-cell>
          <table:table-cell office:value-type="float" office:value="2.21833346054009E-5" table:formula="of:=IF([.A12]&lt;[.$A$5];0;IF([.A12]&lt;[.$A$6];([.$B$6]-[.$B$5])/([.$A$6]-[.$A$5])*([.A12]-[.$A$5])+[.$B$5];IF([.A12]&lt;[.$A$7];([.$B$7]-[.$B$6])/([.$A$7]-[.$A$6])*([.A12]-[.$A$6])+[.$B$6];IF([.A12]&lt;[.$A$8];([.$B$8]-[.$B$7])/([.$A$8]-[.$A$7])*([.A12]-[.$A$7])+[.$B$7];([.$B$8]-[.$B$7])/([.$A$8]-[.$A$7])*([.A12]-[.$A$8])+[.$B$8]))))" table:style-name="ce1">
            <text:p>2,21833E-05</text:p>
          </table:table-cell>
          <table:table-cell office:value-type="float" office:value="0.21200621372183925" table:formula="of:=IF([.A12]&lt;[.$A$5];0;IF([.A12]&lt;[.$A$6];([.$C$6]-[.$C$5])/([.$A$6]-[.$A$5])*([.A12]-[.$A$5])+[.$C$5];IF([.A12]&lt;[.$A$7];([.$C$7]-[.$C$6])/([.$A$7]-[.$A$6])*([.A12]-[.$A$6])+[.$C$6];IF([.A12]&lt;[.$A$8];([.$C$8]-[.$C$7])/([.$A$8]-[.$A$7])*([.A12]-[.$A$7])+[.$C$7];([.$C$8]-[.$C$7])/([.$A$8]-[.$A$7])*([.A12]-[.$A$8])+[.$C$8]))))" table:style-name="ce1">
            <text:p>0,212006214</text:p>
          </table:table-cell>
          <table:table-cell table:number-columns-repeated="16381" table:style-name="ce1"/>
        </table:table-row>
        <table:table-row table:style-name="ro1">
          <table:table-cell office:value-type="float" office:value="45000000" table:style-name="ce5">
            <text:p>4,50E+07</text:p>
          </table:table-cell>
          <table:table-cell office:value-type="float" office:value="3.3275001908101351E-5" table:formula="of:=IF([.A13]&lt;[.$A$5];0;IF([.A13]&lt;[.$A$6];([.$B$6]-[.$B$5])/([.$A$6]-[.$A$5])*([.A13]-[.$A$5])+[.$B$5];IF([.A13]&lt;[.$A$7];([.$B$7]-[.$B$6])/([.$A$7]-[.$A$6])*([.A13]-[.$A$6])+[.$B$6];IF([.A13]&lt;[.$A$8];([.$B$8]-[.$B$7])/([.$A$8]-[.$A$7])*([.A13]-[.$A$7])+[.$B$7];([.$B$8]-[.$B$7])/([.$A$8]-[.$A$7])*([.A13]-[.$A$8])+[.$B$8]))))" table:style-name="ce1">
            <text:p>3,3275E-05</text:p>
          </table:table-cell>
          <table:table-cell office:value-type="float" office:value="0.21689998724942552" table:formula="of:=IF([.A13]&lt;[.$A$5];0;IF([.A13]&lt;[.$A$6];([.$C$6]-[.$C$5])/([.$A$6]-[.$A$5])*([.A13]-[.$A$5])+[.$C$5];IF([.A13]&lt;[.$A$7];([.$C$7]-[.$C$6])/([.$A$7]-[.$A$6])*([.A13]-[.$A$6])+[.$C$6];IF([.A13]&lt;[.$A$8];([.$C$8]-[.$C$7])/([.$A$8]-[.$A$7])*([.A13]-[.$A$7])+[.$C$7];([.$C$8]-[.$C$7])/([.$A$8]-[.$A$7])*([.A13]-[.$A$8])+[.$C$8]))))" table:style-name="ce1">
            <text:p>0,216899987</text:p>
          </table:table-cell>
          <table:table-cell table:number-columns-repeated="16381" table:style-name="ce1"/>
        </table:table-row>
        <table:table-row table:style-name="ro1">
          <table:table-cell office:value-type="float" office:value="60000000" table:style-name="ce1">
            <text:p>60000000</text:p>
          </table:table-cell>
          <table:table-cell office:value-type="float" office:value="4.43666692108018E-5" table:formula="of:=IF([.A14]&lt;[.$A$5];0;IF([.A14]&lt;[.$A$6];([.$B$6]-[.$B$5])/([.$A$6]-[.$A$5])*([.A14]-[.$A$5])+[.$B$5];IF([.A14]&lt;[.$A$7];([.$B$7]-[.$B$6])/([.$A$7]-[.$A$6])*([.A14]-[.$A$6])+[.$B$6];IF([.A14]&lt;[.$A$8];([.$B$8]-[.$B$7])/([.$A$8]-[.$A$7])*([.A14]-[.$A$7])+[.$B$7];([.$B$8]-[.$B$7])/([.$A$8]-[.$A$7])*([.A14]-[.$A$8])+[.$B$8]))))" table:style-name="ce1">
            <text:p>4,43667E-05</text:p>
          </table:table-cell>
          <table:table-cell office:value-type="float" office:value="0.22179376077701182" table:formula="of:=IF([.A14]&lt;[.$A$5];0;IF([.A14]&lt;[.$A$6];([.$C$6]-[.$C$5])/([.$A$6]-[.$A$5])*([.A14]-[.$A$5])+[.$C$5];IF([.A14]&lt;[.$A$7];([.$C$7]-[.$C$6])/([.$A$7]-[.$A$6])*([.A14]-[.$A$6])+[.$C$6];IF([.A14]&lt;[.$A$8];([.$C$8]-[.$C$7])/([.$A$8]-[.$A$7])*([.A14]-[.$A$7])+[.$C$7];([.$C$8]-[.$C$7])/([.$A$8]-[.$A$7])*([.A14]-[.$A$8])+[.$C$8]))))" table:style-name="ce1">
            <text:p>0,221793761</text:p>
          </table:table-cell>
          <table:table-cell table:number-columns-repeated="16381" table:style-name="ce1"/>
        </table:table-row>
        <table:table-row table:style-name="ro1">
          <table:table-cell office:value-type="float" office:value="75000000" table:style-name="ce5">
            <text:p>7,50E+07</text:p>
          </table:table-cell>
          <table:table-cell office:value-type="float" office:value="5.5763345214395144E-5" table:formula="of:=IF([.A15]&lt;[.$A$5];0;IF([.A15]&lt;[.$A$6];([.$B$6]-[.$B$5])/([.$A$6]-[.$A$5])*([.A15]-[.$A$5])+[.$B$5];IF([.A15]&lt;[.$A$7];([.$B$7]-[.$B$6])/([.$A$7]-[.$A$6])*([.A15]-[.$A$6])+[.$B$6];IF([.A15]&lt;[.$A$8];([.$B$8]-[.$B$7])/([.$A$8]-[.$A$7])*([.A15]-[.$A$7])+[.$B$7];([.$B$8]-[.$B$7])/([.$A$8]-[.$A$7])*([.A15]-[.$A$8])+[.$B$8]))))" table:style-name="ce1">
            <text:p>5,57633E-05</text:p>
          </table:table-cell>
          <table:table-cell office:value-type="float" office:value="0.22668753430459809" table:formula="of:=IF([.A15]&lt;[.$A$5];0;IF([.A15]&lt;[.$A$6];([.$C$6]-[.$C$5])/([.$A$6]-[.$A$5])*([.A15]-[.$A$5])+[.$C$5];IF([.A15]&lt;[.$A$7];([.$C$7]-[.$C$6])/([.$A$7]-[.$A$6])*([.A15]-[.$A$6])+[.$C$6];IF([.A15]&lt;[.$A$8];([.$C$8]-[.$C$7])/([.$A$8]-[.$A$7])*([.A15]-[.$A$7])+[.$C$7];([.$C$8]-[.$C$7])/([.$A$8]-[.$A$7])*([.A15]-[.$A$8])+[.$C$8]))))" table:style-name="ce1">
            <text:p>0,226687534</text:p>
          </table:table-cell>
          <table:table-cell table:number-columns-repeated="16381" table:style-name="ce1"/>
        </table:table-row>
        <table:table-row table:style-name="ro1">
          <table:table-cell office:value-type="float" office:value="90000000" table:style-name="ce1">
            <text:p>90000000</text:p>
          </table:table-cell>
          <table:table-cell office:value-type="float" office:value="6.7164014257274163E-5" table:formula="of:=IF([.A16]&lt;[.$A$5];0;IF([.A16]&lt;[.$A$6];([.$B$6]-[.$B$5])/([.$A$6]-[.$A$5])*([.A16]-[.$A$5])+[.$B$5];IF([.A16]&lt;[.$A$7];([.$B$7]-[.$B$6])/([.$A$7]-[.$A$6])*([.A16]-[.$A$6])+[.$B$6];IF([.A16]&lt;[.$A$8];([.$B$8]-[.$B$7])/([.$A$8]-[.$A$7])*([.A16]-[.$A$7])+[.$B$7];([.$B$8]-[.$B$7])/([.$A$8]-[.$A$7])*([.A16]-[.$A$8])+[.$B$8]))))" table:style-name="ce1">
            <text:p>6,7164E-05</text:p>
          </table:table-cell>
          <table:table-cell office:value-type="float" office:value="0.23158130783218439" table:formula="of:=IF([.A16]&lt;[.$A$5];0;IF([.A16]&lt;[.$A$6];([.$C$6]-[.$C$5])/([.$A$6]-[.$A$5])*([.A16]-[.$A$5])+[.$C$5];IF([.A16]&lt;[.$A$7];([.$C$7]-[.$C$6])/([.$A$7]-[.$A$6])*([.A16]-[.$A$6])+[.$C$6];IF([.A16]&lt;[.$A$8];([.$C$8]-[.$C$7])/([.$A$8]-[.$A$7])*([.A16]-[.$A$7])+[.$C$7];([.$C$8]-[.$C$7])/([.$A$8]-[.$A$7])*([.A16]-[.$A$8])+[.$C$8]))))" table:style-name="ce1">
            <text:p>0,231581308</text:p>
          </table:table-cell>
          <table:table-cell table:number-columns-repeated="16381" table:style-name="ce1"/>
        </table:table-row>
        <table:table-row table:style-name="ro1">
          <table:table-cell office:value-type="float" office:value="105000000" table:style-name="ce5">
            <text:p>1,05E+08</text:p>
          </table:table-cell>
          <table:table-cell office:value-type="float" office:value="1.1100943811287299E-4" table:formula="of:=IF([.A17]&lt;[.$A$5];0;IF([.A17]&lt;[.$A$6];([.$B$6]-[.$B$5])/([.$A$6]-[.$A$5])*([.A17]-[.$A$5])+[.$B$5];IF([.A17]&lt;[.$A$7];([.$B$7]-[.$B$6])/([.$A$7]-[.$A$6])*([.A17]-[.$A$6])+[.$B$6];IF([.A17]&lt;[.$A$8];([.$B$8]-[.$B$7])/([.$A$8]-[.$A$7])*([.A17]-[.$A$7])+[.$B$7];([.$B$8]-[.$B$7])/([.$A$8]-[.$A$7])*([.A17]-[.$A$8])+[.$B$8]))))" table:style-name="ce1">
            <text:p>0,000111009</text:p>
          </table:table-cell>
          <table:table-cell office:value-type="float" office:value="0.2250758070169161" table:formula="of:=IF([.A17]&lt;[.$A$5];0;IF([.A17]&lt;[.$A$6];([.$C$6]-[.$C$5])/([.$A$6]-[.$A$5])*([.A17]-[.$A$5])+[.$C$5];IF([.A17]&lt;[.$A$7];([.$C$7]-[.$C$6])/([.$A$7]-[.$A$6])*([.A17]-[.$A$6])+[.$C$6];IF([.A17]&lt;[.$A$8];([.$C$8]-[.$C$7])/([.$A$8]-[.$A$7])*([.A17]-[.$A$7])+[.$C$7];([.$C$8]-[.$C$7])/([.$A$8]-[.$A$7])*([.A17]-[.$A$8])+[.$C$8]))))" table:style-name="ce1">
            <text:p>0,225075807</text:p>
          </table:table-cell>
          <table:table-cell table:number-columns-repeated="16381" table:style-name="ce1"/>
        </table:table-row>
        <table:table-row table:style-name="ro1">
          <table:table-cell office:value-type="float" office:value="120000000" table:style-name="ce1">
            <text:p>120000000</text:p>
          </table:table-cell>
          <table:table-cell office:value-type="float" office:value="1.7841459593852157E-4" table:formula="of:=IF([.A18]&lt;[.$A$5];0;IF([.A18]&lt;[.$A$6];([.$B$6]-[.$B$5])/([.$A$6]-[.$A$5])*([.A18]-[.$A$5])+[.$B$5];IF([.A18]&lt;[.$A$7];([.$B$7]-[.$B$6])/([.$A$7]-[.$A$6])*([.A18]-[.$A$6])+[.$B$6];IF([.A18]&lt;[.$A$8];([.$B$8]-[.$B$7])/([.$A$8]-[.$A$7])*([.A18]-[.$A$7])+[.$B$7];([.$B$8]-[.$B$7])/([.$A$8]-[.$A$7])*([.A18]-[.$A$8])+[.$B$8]))))" table:style-name="ce1">
            <text:p>0,000178415</text:p>
          </table:table-cell>
          <table:table-cell office:value-type="float" office:value="0.21029273182885649" table:formula="of:=IF([.A18]&lt;[.$A$5];0;IF([.A18]&lt;[.$A$6];([.$C$6]-[.$C$5])/([.$A$6]-[.$A$5])*([.A18]-[.$A$5])+[.$C$5];IF([.A18]&lt;[.$A$7];([.$C$7]-[.$C$6])/([.$A$7]-[.$A$6])*([.A18]-[.$A$6])+[.$C$6];IF([.A18]&lt;[.$A$8];([.$C$8]-[.$C$7])/([.$A$8]-[.$A$7])*([.A18]-[.$A$7])+[.$C$7];([.$C$8]-[.$C$7])/([.$A$8]-[.$A$7])*([.A18]-[.$A$8])+[.$C$8]))))" table:style-name="ce1">
            <text:p>0,210292732</text:p>
          </table:table-cell>
          <table:table-cell table:number-columns-repeated="16381" table:style-name="ce1"/>
        </table:table-row>
        <table:table-row table:style-name="ro1">
          <table:table-cell office:value-type="float" office:value="135000000" table:style-name="ce5">
            <text:p>1,35E+08</text:p>
          </table:table-cell>
          <table:table-cell office:value-type="float" office:value="2.4581975376417015E-4" table:formula="of:=IF([.A19]&lt;[.$A$5];0;IF([.A19]&lt;[.$A$6];([.$B$6]-[.$B$5])/([.$A$6]-[.$A$5])*([.A19]-[.$A$5])+[.$B$5];IF([.A19]&lt;[.$A$7];([.$B$7]-[.$B$6])/([.$A$7]-[.$A$6])*([.A19]-[.$A$6])+[.$B$6];IF([.A19]&lt;[.$A$8];([.$B$8]-[.$B$7])/([.$A$8]-[.$A$7])*([.A19]-[.$A$7])+[.$B$7];([.$B$8]-[.$B$7])/([.$A$8]-[.$A$7])*([.A19]-[.$A$8])+[.$B$8]))))" table:style-name="ce1">
            <text:p>0,00024582</text:p>
          </table:table-cell>
          <table:table-cell office:value-type="float" office:value="0.19550965664079689" table:formula="of:=IF([.A19]&lt;[.$A$5];0;IF([.A19]&lt;[.$A$6];([.$C$6]-[.$C$5])/([.$A$6]-[.$A$5])*([.A19]-[.$A$5])+[.$C$5];IF([.A19]&lt;[.$A$7];([.$C$7]-[.$C$6])/([.$A$7]-[.$A$6])*([.A19]-[.$A$6])+[.$C$6];IF([.A19]&lt;[.$A$8];([.$C$8]-[.$C$7])/([.$A$8]-[.$A$7])*([.A19]-[.$A$7])+[.$C$7];([.$C$8]-[.$C$7])/([.$A$8]-[.$A$7])*([.A19]-[.$A$8])+[.$C$8]))))" table:style-name="ce1">
            <text:p>0,195509657</text:p>
          </table:table-cell>
          <table:table-cell table:number-columns-repeated="16381" table:style-name="ce1"/>
        </table:table-row>
        <table:table-row table:style-name="ro1">
          <table:table-cell office:value-type="float" office:value="150000000" table:style-name="ce1">
            <text:p>150000000</text:p>
          </table:table-cell>
          <table:table-cell office:value-type="float" office:value="3.1322491158981868E-4" table:formula="of:=IF([.A20]&lt;[.$A$5];0;IF([.A20]&lt;[.$A$6];([.$B$6]-[.$B$5])/([.$A$6]-[.$A$5])*([.A20]-[.$A$5])+[.$B$5];IF([.A20]&lt;[.$A$7];([.$B$7]-[.$B$6])/([.$A$7]-[.$A$6])*([.A20]-[.$A$6])+[.$B$6];IF([.A20]&lt;[.$A$8];([.$B$8]-[.$B$7])/([.$A$8]-[.$A$7])*([.A20]-[.$A$7])+[.$B$7];([.$B$8]-[.$B$7])/([.$A$8]-[.$A$7])*([.A20]-[.$A$8])+[.$B$8]))))" table:style-name="ce1">
            <text:p>0,000313225</text:p>
          </table:table-cell>
          <table:table-cell office:value-type="float" office:value="0.18072658145273726" table:formula="of:=IF([.A20]&lt;[.$A$5];0;IF([.A20]&lt;[.$A$6];([.$C$6]-[.$C$5])/([.$A$6]-[.$A$5])*([.A20]-[.$A$5])+[.$C$5];IF([.A20]&lt;[.$A$7];([.$C$7]-[.$C$6])/([.$A$7]-[.$A$6])*([.A20]-[.$A$6])+[.$C$6];IF([.A20]&lt;[.$A$8];([.$C$8]-[.$C$7])/([.$A$8]-[.$A$7])*([.A20]-[.$A$7])+[.$C$7];([.$C$8]-[.$C$7])/([.$A$8]-[.$A$7])*([.A20]-[.$A$8])+[.$C$8]))))" table:style-name="ce1">
            <text:p>0,180726581</text:p>
          </table:table-cell>
          <table:table-cell table:number-columns-repeated="16381" table:style-name="ce1"/>
        </table:table-row>
        <table:table-row table:style-name="ro1">
          <table:table-cell office:value-type="float" office:value="165000000" table:style-name="ce5">
            <text:p>1,65E+08</text:p>
          </table:table-cell>
          <table:table-cell office:value-type="float" office:value="3.8063006941546726E-4" table:formula="of:=IF([.A21]&lt;[.$A$5];0;IF([.A21]&lt;[.$A$6];([.$B$6]-[.$B$5])/([.$A$6]-[.$A$5])*([.A21]-[.$A$5])+[.$B$5];IF([.A21]&lt;[.$A$7];([.$B$7]-[.$B$6])/([.$A$7]-[.$A$6])*([.A21]-[.$A$6])+[.$B$6];IF([.A21]&lt;[.$A$8];([.$B$8]-[.$B$7])/([.$A$8]-[.$A$7])*([.A21]-[.$A$7])+[.$B$7];([.$B$8]-[.$B$7])/([.$A$8]-[.$A$7])*([.A21]-[.$A$8])+[.$B$8]))))" table:style-name="ce1">
            <text:p>0,00038063</text:p>
          </table:table-cell>
          <table:table-cell office:value-type="float" office:value="0.16594350626467766" table:formula="of:=IF([.A21]&lt;[.$A$5];0;IF([.A21]&lt;[.$A$6];([.$C$6]-[.$C$5])/([.$A$6]-[.$A$5])*([.A21]-[.$A$5])+[.$C$5];IF([.A21]&lt;[.$A$7];([.$C$7]-[.$C$6])/([.$A$7]-[.$A$6])*([.A21]-[.$A$6])+[.$C$6];IF([.A21]&lt;[.$A$8];([.$C$8]-[.$C$7])/([.$A$8]-[.$A$7])*([.A21]-[.$A$7])+[.$C$7];([.$C$8]-[.$C$7])/([.$A$8]-[.$A$7])*([.A21]-[.$A$8])+[.$C$8]))))" table:style-name="ce1">
            <text:p>0,165943506</text:p>
          </table:table-cell>
          <table:table-cell table:number-columns-repeated="16381" table:style-name="ce1"/>
        </table:table-row>
        <table:table-row table:style-name="ro1">
          <table:table-cell office:value-type="float" office:value="180000000" table:style-name="ce1">
            <text:p>180000000</text:p>
          </table:table-cell>
          <table:table-cell office:value-type="float" office:value="4.4803522724111579E-4" table:formula="of:=IF([.A22]&lt;[.$A$5];0;IF([.A22]&lt;[.$A$6];([.$B$6]-[.$B$5])/([.$A$6]-[.$A$5])*([.A22]-[.$A$5])+[.$B$5];IF([.A22]&lt;[.$A$7];([.$B$7]-[.$B$6])/([.$A$7]-[.$A$6])*([.A22]-[.$A$6])+[.$B$6];IF([.A22]&lt;[.$A$8];([.$B$8]-[.$B$7])/([.$A$8]-[.$A$7])*([.A22]-[.$A$7])+[.$B$7];([.$B$8]-[.$B$7])/([.$A$8]-[.$A$7])*([.A22]-[.$A$8])+[.$B$8]))))" table:style-name="ce1">
            <text:p>0,000448035</text:p>
          </table:table-cell>
          <table:table-cell office:value-type="float" office:value="0.15116043107661806" table:formula="of:=IF([.A22]&lt;[.$A$5];0;IF([.A22]&lt;[.$A$6];([.$C$6]-[.$C$5])/([.$A$6]-[.$A$5])*([.A22]-[.$A$5])+[.$C$5];IF([.A22]&lt;[.$A$7];([.$C$7]-[.$C$6])/([.$A$7]-[.$A$6])*([.A22]-[.$A$6])+[.$C$6];IF([.A22]&lt;[.$A$8];([.$C$8]-[.$C$7])/([.$A$8]-[.$A$7])*([.A22]-[.$A$7])+[.$C$7];([.$C$8]-[.$C$7])/([.$A$8]-[.$A$7])*([.A22]-[.$A$8])+[.$C$8]))))" table:style-name="ce1">
            <text:p>0,151160431</text:p>
          </table:table-cell>
          <table:table-cell table:number-columns-repeated="16381" table:style-name="ce1"/>
        </table:table-row>
        <table:table-row table:style-name="ro1">
          <table:table-cell office:value-type="float" office:value="195000000" table:style-name="ce5">
            <text:p>1,95E+08</text:p>
          </table:table-cell>
          <table:table-cell office:value-type="float" office:value="5.1544038506676432E-4" table:formula="of:=IF([.A23]&lt;[.$A$5];0;IF([.A23]&lt;[.$A$6];([.$B$6]-[.$B$5])/([.$A$6]-[.$A$5])*([.A23]-[.$A$5])+[.$B$5];IF([.A23]&lt;[.$A$7];([.$B$7]-[.$B$6])/([.$A$7]-[.$A$6])*([.A23]-[.$A$6])+[.$B$6];IF([.A23]&lt;[.$A$8];([.$B$8]-[.$B$7])/([.$A$8]-[.$A$7])*([.A23]-[.$A$7])+[.$B$7];([.$B$8]-[.$B$7])/([.$A$8]-[.$A$7])*([.A23]-[.$A$8])+[.$B$8]))))" table:style-name="ce1">
            <text:p>0,00051544</text:p>
          </table:table-cell>
          <table:table-cell office:value-type="float" office:value="0.13637735588855845" table:formula="of:=IF([.A23]&lt;[.$A$5];0;IF([.A23]&lt;[.$A$6];([.$C$6]-[.$C$5])/([.$A$6]-[.$A$5])*([.A23]-[.$A$5])+[.$C$5];IF([.A23]&lt;[.$A$7];([.$C$7]-[.$C$6])/([.$A$7]-[.$A$6])*([.A23]-[.$A$6])+[.$C$6];IF([.A23]&lt;[.$A$8];([.$C$8]-[.$C$7])/([.$A$8]-[.$A$7])*([.A23]-[.$A$7])+[.$C$7];([.$C$8]-[.$C$7])/([.$A$8]-[.$A$7])*([.A23]-[.$A$8])+[.$C$8]))))" table:style-name="ce1">
            <text:p>0,136377356</text:p>
          </table:table-cell>
          <table:table-cell table:number-columns-repeated="16381" table:style-name="ce1"/>
        </table:table-row>
        <table:table-row table:style-name="ro1">
          <table:table-cell office:value-type="float" office:value="210000000" table:style-name="ce1">
            <text:p>210000000</text:p>
          </table:table-cell>
          <table:table-cell office:value-type="float" office:value="5.828455428924129E-4" table:formula="of:=IF([.A24]&lt;[.$A$5];0;IF([.A24]&lt;[.$A$6];([.$B$6]-[.$B$5])/([.$A$6]-[.$A$5])*([.A24]-[.$A$5])+[.$B$5];IF([.A24]&lt;[.$A$7];([.$B$7]-[.$B$6])/([.$A$7]-[.$A$6])*([.A24]-[.$A$6])+[.$B$6];IF([.A24]&lt;[.$A$8];([.$B$8]-[.$B$7])/([.$A$8]-[.$A$7])*([.A24]-[.$A$7])+[.$B$7];([.$B$8]-[.$B$7])/([.$A$8]-[.$A$7])*([.A24]-[.$A$8])+[.$B$8]))))" table:style-name="ce1">
            <text:p>0,000582846</text:p>
          </table:table-cell>
          <table:table-cell office:value-type="float" office:value="0.12159428070049884" table:formula="of:=IF([.A24]&lt;[.$A$5];0;IF([.A24]&lt;[.$A$6];([.$C$6]-[.$C$5])/([.$A$6]-[.$A$5])*([.A24]-[.$A$5])+[.$C$5];IF([.A24]&lt;[.$A$7];([.$C$7]-[.$C$6])/([.$A$7]-[.$A$6])*([.A24]-[.$A$6])+[.$C$6];IF([.A24]&lt;[.$A$8];([.$C$8]-[.$C$7])/([.$A$8]-[.$A$7])*([.A24]-[.$A$7])+[.$C$7];([.$C$8]-[.$C$7])/([.$A$8]-[.$A$7])*([.A24]-[.$A$8])+[.$C$8]))))" table:style-name="ce1">
            <text:p>0,12159428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Essai</text:p>
          </table:table-cell>
          <table:table-cell office:value-type="string" table:style-name="ce2">
            <text:p>Equation</text:p>
          </table:table-cell>
          <table:table-cell office:value-type="string" table:style-name="ce2">
            <text:p>Essai</text:p>
          </table:table-cell>
          <table:table-cell office:value-type="string" table:style-name="ce2">
            <text:p>Equation</text:p>
          </table:table-cell>
          <table:table-cell office:value-type="string" table:style-name="ce2">
            <text:p>Essai</text:p>
          </table:table-cell>
          <table:table-cell office:value-type="string" table:style-name="ce2">
            <text:p>Equatio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t</text:p>
          </table:table-cell>
          <table:table-cell office:value-type="float" office:value="60193835.766913921" table:formula="of:=[.A6]" table:style-name="ce6">
            <text:p>6,019E+07</text:p>
          </table:table-cell>
          <table:table-cell office:value-type="float" office:value="60193835.766913921" table:formula="of:=[.A6]" table:style-name="ce6">
            <text:p>6,019E+07</text:p>
          </table:table-cell>
          <table:table-cell office:value-type="float" office:value="96310137.227062285" table:formula="of:=[.A7]" table:style-name="ce6">
            <text:p>9,631E+07</text:p>
          </table:table-cell>
          <table:table-cell office:value-type="float" office:value="96310137.227062285" table:formula="of:=[.A7]" table:style-name="ce6">
            <text:p>9,631E+07</text:p>
          </table:table-cell>
          <table:table-cell office:value-type="float" office:value="168542740.14735895" table:formula="of:=[.A8]" table:style-name="ce6">
            <text:p>1,685E+08</text:p>
          </table:table-cell>
          <table:table-cell office:value-type="float" office:value="168542740.14735895" table:formula="of:=[.A8]" table:style-name="ce6">
            <text:p>1,685E+08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formula="of:=([.$B$6]*[.A28]^[.$C$6])/10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$B$7]*[.A28]^[.$C$7])/10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$B$8]*[.A28]^[.$C$8])/10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1.2364358656610013E-6" table:formula="of:=([.$B$6]*[.A29]^[.$C$6])/100" table:style-name="ce1">
            <text:p>1,23644E-06</text:p>
          </table:table-cell>
          <table:table-cell office:value-type="float" office:value="1.23645E-4" table:style-name="ce1">
            <text:p>0,000123645</text:p>
          </table:table-cell>
          <table:table-cell office:value-type="float" office:value="2.1104309858960251E-6" table:formula="of:=([.$B$7]*[.A29]^[.$C$7])/100" table:style-name="ce1">
            <text:p>2,11043E-06</text:p>
          </table:table-cell>
          <table:table-cell office:value-type="float" office:value="2.1104300000000001E-4" table:style-name="ce1">
            <text:p>0,000211043</text:p>
          </table:table-cell>
          <table:table-cell office:value-type="float" office:value="8.3791883784957982E-6" table:formula="of:=([.$B$8]*[.A29]^[.$C$8])/100" table:style-name="ce1">
            <text:p>8,37919E-06</text:p>
          </table:table-cell>
          <table:table-cell office:value-type="float" office:value="8.3791099999999999E-4" table:style-name="ce1">
            <text:p>0,000837911</text:p>
          </table:table-cell>
          <table:table-cell table:number-columns-repeated="16377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float" office:value="1.7670261740470337E-6" table:formula="of:=([.$B$6]*[.A30]^[.$C$6])/100" table:style-name="ce1">
            <text:p>1,76703E-06</text:p>
          </table:table-cell>
          <table:table-cell office:value-type="float" office:value="1.76706E-4" table:style-name="ce1">
            <text:p>0,000176706</text:p>
          </table:table-cell>
          <table:table-cell office:value-type="float" office:value="3.0738205269618879E-6" table:formula="of:=([.$B$7]*[.A30]^[.$C$7])/100" table:style-name="ce1">
            <text:p>3,07382E-06</text:p>
          </table:table-cell>
          <table:table-cell office:value-type="float" office:value="3.0738199999999998E-4" table:style-name="ce1">
            <text:p>0,000307382</text:p>
          </table:table-cell>
          <table:table-cell office:value-type="float" office:value="1.0883060146504379E-5" table:formula="of:=([.$B$8]*[.A30]^[.$C$8])/100" table:style-name="ce1">
            <text:p>1,08831E-05</text:p>
          </table:table-cell>
          <table:table-cell office:value-type="float" office:value="1.08829E-3" table:style-name="ce1">
            <text:p>0,00108829</text:p>
          </table:table-cell>
          <table:table-cell table:number-columns-repeated="16377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float" office:value="2.0607655911939774E-6" table:formula="of:=([.$B$6]*[.A31]^[.$C$6])/100" table:style-name="ce1">
            <text:p>2,06077E-06</text:p>
          </table:table-cell>
          <table:table-cell office:value-type="float" office:value="2.0608099999999999E-4" table:style-name="ce1">
            <text:p>0,000206081</text:p>
          </table:table-cell>
          <table:table-cell office:value-type="float" office:value="3.6141914542114365E-6" table:formula="of:=([.$B$7]*[.A31]^[.$C$7])/100" table:style-name="ce1">
            <text:p>3,61419E-06</text:p>
          </table:table-cell>
          <table:table-cell office:value-type="float" office:value="3.6141899999999998E-4" table:style-name="ce1">
            <text:p>0,000361419</text:p>
          </table:table-cell>
          <table:table-cell office:value-type="float" office:value="1.2180186950314364E-5" table:formula="of:=([.$B$8]*[.A31]^[.$C$8])/100" table:style-name="ce1">
            <text:p>1,21802E-05</text:p>
          </table:table-cell>
          <table:table-cell office:value-type="float" office:value="1.2179999999999999E-3" table:style-name="ce1">
            <text:p>0,001218</text:p>
          </table:table-cell>
          <table:table-cell table:number-columns-repeated="16377"/>
        </table:table-row>
        <table:table-row table:style-name="ro1">
          <table:table-cell office:value-type="float" office:value="2000" table:style-name="ce2">
            <text:p>2000</text:p>
          </table:table-cell>
          <table:table-cell office:value-type="float" office:value="2.403334418144293E-6" table:formula="of:=([.$B$6]*[.A32]^[.$C$6])/100" table:style-name="ce1">
            <text:p>2,40333E-06</text:p>
          </table:table-cell>
          <table:table-cell office:value-type="float" office:value="2.40339E-4" table:style-name="ce1">
            <text:p>0,000240339</text:p>
          </table:table-cell>
          <table:table-cell office:value-type="float" office:value="4.2495584088657285E-6" table:formula="of:=([.$B$7]*[.A32]^[.$C$7])/100" table:style-name="ce1">
            <text:p>4,24956E-06</text:p>
          </table:table-cell>
          <table:table-cell office:value-type="float" office:value="4.2495599999999999E-4" table:style-name="ce1">
            <text:p>0,000424956</text:p>
          </table:table-cell>
          <table:table-cell office:value-type="float" office:value="1.3631915302081685E-5" table:formula="of:=([.$B$8]*[.A32]^[.$C$8])/100" table:style-name="ce1">
            <text:p>1,36319E-05</text:p>
          </table:table-cell>
          <table:table-cell office:value-type="float" office:value="1.3631699999999999E-3" table:style-name="ce1">
            <text:p>0,00136317</text:p>
          </table:table-cell>
          <table:table-cell table:number-columns-repeated="16377"/>
        </table:table-row>
        <table:table-row table:style-name="ro1">
          <table:table-cell office:value-type="float" office:value="3000" table:style-name="ce2">
            <text:p>3000</text:p>
          </table:table-cell>
          <table:table-cell office:value-type="float" office:value="2.6295490996619722E-6" table:formula="of:=([.$B$6]*[.A33]^[.$C$6])/100" table:style-name="ce1">
            <text:p>2,62955E-06</text:p>
          </table:table-cell>
          <table:table-cell office:value-type="float" office:value="2.6296099999999998E-4" table:style-name="ce1">
            <text:p>0,000262961</text:p>
          </table:table-cell>
          <table:table-cell office:value-type="float" office:value="4.6718163756668831E-6" table:formula="of:=([.$B$7]*[.A33]^[.$C$7])/100" table:style-name="ce1">
            <text:p>4,67182E-06</text:p>
          </table:table-cell>
          <table:table-cell office:value-type="float" office:value="4.6718200000000001E-4" table:style-name="ce1">
            <text:p>0,000467182</text:p>
          </table:table-cell>
          <table:table-cell office:value-type="float" office:value="1.4560063072201888E-5" table:formula="of:=([.$B$8]*[.A33]^[.$C$8])/100" table:style-name="ce1">
            <text:p>1,45601E-05</text:p>
          </table:table-cell>
          <table:table-cell office:value-type="float" office:value="1.4559799999999999E-3" table:style-name="ce1">
            <text:p>0,00145598</text:p>
          </table:table-cell>
          <table:table-cell table:number-columns-repeated="16377"/>
        </table:table-row>
        <table:table-row table:style-name="ro1">
          <table:table-cell office:value-type="float" office:value="4000" table:style-name="ce2">
            <text:p>4000</text:p>
          </table:table-cell>
          <table:table-cell office:value-type="float" office:value="2.802849751625767E-6" table:formula="of:=([.$B$6]*[.A34]^[.$C$6])/100" table:style-name="ce1">
            <text:p>2,80285E-06</text:p>
          </table:table-cell>
          <table:table-cell office:value-type="float" office:value="2.8029200000000002E-4" table:style-name="ce1">
            <text:p>0,000280292</text:p>
          </table:table-cell>
          <table:table-cell office:value-type="float" office:value="4.9966214848188151E-6" table:formula="of:=([.$B$7]*[.A34]^[.$C$7])/100" table:style-name="ce1">
            <text:p>4,99662E-06</text:p>
          </table:table-cell>
          <table:table-cell office:value-type="float" office:value="4.99662E-4" table:style-name="ce1">
            <text:p>0,000499662</text:p>
          </table:table-cell>
          <table:table-cell office:value-type="float" office:value="1.5256671803246229E-5" table:formula="of:=([.$B$8]*[.A34]^[.$C$8])/100" table:style-name="ce1">
            <text:p>1,52567E-05</text:p>
          </table:table-cell>
          <table:table-cell office:value-type="float" office:value="1.52564E-3" table:style-name="ce1">
            <text:p>0,00152564</text:p>
          </table:table-cell>
          <table:table-cell table:number-columns-repeated="16377"/>
        </table:table-row>
        <table:table-row table:style-name="ro1">
          <table:table-cell office:value-type="float" office:value="5000" table:style-name="ce2">
            <text:p>5000</text:p>
          </table:table-cell>
          <table:table-cell office:value-type="float" office:value="2.9450995715564708E-6" table:formula="of:=([.$B$6]*[.A35]^[.$C$6])/100" table:style-name="ce1">
            <text:p>2,9451E-06</text:p>
          </table:table-cell>
          <table:table-cell office:value-type="float" office:value="2.94517E-4" table:style-name="ce1">
            <text:p>0,000294517</text:p>
          </table:table-cell>
          <table:table-cell office:value-type="float" office:value="5.2640318278916143E-6" table:formula="of:=([.$B$7]*[.A35]^[.$C$7])/100" table:style-name="ce1">
            <text:p>5,26403E-06</text:p>
          </table:table-cell>
          <table:table-cell office:value-type="float" office:value="5.2640300000000005E-4" table:style-name="ce1">
            <text:p>0,000526403</text:p>
          </table:table-cell>
          <table:table-cell office:value-type="float" office:value="1.5819874334861932E-5" table:formula="of:=([.$B$8]*[.A35]^[.$C$8])/100" table:style-name="ce1">
            <text:p>1,58199E-05</text:p>
          </table:table-cell>
          <table:table-cell office:value-type="float" office:value="1.5819600000000001E-3" table:style-name="ce1">
            <text:p>0,00158196</text:p>
          </table:table-cell>
          <table:table-cell table:number-columns-repeated="16377"/>
        </table:table-row>
        <table:table-row table:style-name="ro1">
          <table:table-cell office:value-type="float" office:value="6000" table:style-name="ce2">
            <text:p>6000</text:p>
          </table:table-cell>
          <table:table-cell office:value-type="float" office:value="3.0666689517833127E-6" table:formula="of:=([.$B$6]*[.A36]^[.$C$6])/100" table:style-name="ce1">
            <text:p>3,06667E-06</text:p>
          </table:table-cell>
          <table:table-cell office:value-type="float" office:value="3.0667500000000001E-4" table:style-name="ce1">
            <text:p>0,000306675</text:p>
          </table:table-cell>
          <table:table-cell office:value-type="float" office:value="5.4931114788503867E-6" table:formula="of:=([.$B$7]*[.A36]^[.$C$7])/100" table:style-name="ce1">
            <text:p>5,49311E-06</text:p>
          </table:table-cell>
          <table:table-cell office:value-type="float" office:value="5.4931100000000003E-4" table:style-name="ce1">
            <text:p>0,000549311</text:p>
          </table:table-cell>
          <table:table-cell office:value-type="float" office:value="1.6295443362476526E-5" table:formula="of:=([.$B$8]*[.A36]^[.$C$8])/100" table:style-name="ce1">
            <text:p>1,62954E-05</text:p>
          </table:table-cell>
          <table:table-cell office:value-type="float" office:value="1.62952E-3" table:style-name="ce1">
            <text:p>0,00162952</text:p>
          </table:table-cell>
          <table:table-cell table:number-columns-repeated="16377"/>
        </table:table-row>
        <table:table-row table:style-name="ro1">
          <table:table-cell office:value-type="float" office:value="7000" table:style-name="ce2">
            <text:p>7000</text:p>
          </table:table-cell>
          <table:table-cell office:value-type="float" office:value="3.1733612199876193E-6" table:formula="of:=([.$B$6]*[.A37]^[.$C$6])/100" table:style-name="ce1">
            <text:p>3,17336E-06</text:p>
          </table:table-cell>
          <table:table-cell office:value-type="float" office:value="3.1734500000000002E-4" table:style-name="ce1">
            <text:p>0,000317345</text:p>
          </table:table-cell>
          <table:table-cell office:value-type="float" office:value="5.6945559030023305E-6" table:formula="of:=([.$B$7]*[.A37]^[.$C$7])/100" table:style-name="ce1">
            <text:p>5,69456E-06</text:p>
          </table:table-cell>
          <table:table-cell office:value-type="float" office:value="5.6945599999999998E-4" table:style-name="ce1">
            <text:p>0,000569456</text:p>
          </table:table-cell>
          <table:table-cell office:value-type="float" office:value="1.6708667665384917E-5" table:formula="of:=([.$B$8]*[.A37]^[.$C$8])/100" table:style-name="ce1">
            <text:p>1,67087E-05</text:p>
          </table:table-cell>
          <table:table-cell office:value-type="float" office:value="1.67084E-3" table:style-name="ce1">
            <text:p>0,00167084</text:p>
          </table:table-cell>
          <table:table-cell table:number-columns-repeated="16377"/>
        </table:table-row>
        <table:table-row table:style-name="ro1">
          <table:table-cell office:value-type="float" office:value="8000" table:style-name="ce2">
            <text:p>8000</text:p>
          </table:table-cell>
          <table:table-cell office:value-type="float" office:value="3.2687780239316502E-6" table:formula="of:=([.$B$6]*[.A38]^[.$C$6])/100" table:style-name="ce1">
            <text:p>3,26878E-06</text:p>
          </table:table-cell>
          <table:table-cell office:value-type="float" office:value="3.2688699999999999E-4" table:style-name="ce1">
            <text:p>0,000326887</text:p>
          </table:table-cell>
          <table:table-cell office:value-type="float" office:value="5.8750166159539508E-6" table:formula="of:=([.$B$7]*[.A38]^[.$C$7])/100" table:style-name="ce1">
            <text:p>5,87502E-06</text:p>
          </table:table-cell>
          <table:table-cell office:value-type="float" office:value="5.8750199999999995E-4" table:style-name="ce1">
            <text:p>0,000587502</text:p>
          </table:table-cell>
          <table:table-cell office:value-type="float" office:value="1.70750792793162E-5" table:formula="of:=([.$B$8]*[.A38]^[.$C$8])/100" table:style-name="ce1">
            <text:p>1,70751E-05</text:p>
          </table:table-cell>
          <table:table-cell office:value-type="float" office:value="1.7074799999999999E-3" table:style-name="ce1">
            <text:p>0,00170748</text:p>
          </table:table-cell>
          <table:table-cell table:number-columns-repeated="16377"/>
        </table:table-row>
        <table:table-row table:style-name="ro1">
          <table:table-cell office:value-type="float" office:value="9000" table:style-name="ce2">
            <text:p>9000</text:p>
          </table:table-cell>
          <table:table-cell office:value-type="float" office:value="3.3553202252017962E-6" table:formula="of:=([.$B$6]*[.A39]^[.$C$6])/100" table:style-name="ce1">
            <text:p>3,35532E-06</text:p>
          </table:table-cell>
          <table:table-cell office:value-type="float" office:value="3.3554100000000002E-4" table:style-name="ce1">
            <text:p>0,000335541</text:p>
          </table:table-cell>
          <table:table-cell office:value-type="float" office:value="6.038935270713639E-6" table:formula="of:=([.$B$7]*[.A39]^[.$C$7])/100" table:style-name="ce1">
            <text:p>6,03894E-06</text:p>
          </table:table-cell>
          <table:table-cell office:value-type="float" office:value="6.03894E-4" table:style-name="ce1">
            <text:p>0,000603894</text:p>
          </table:table-cell>
          <table:table-cell office:value-type="float" office:value="1.7404941117182575E-5" table:formula="of:=([.$B$8]*[.A39]^[.$C$8])/100" table:style-name="ce1">
            <text:p>1,74049E-05</text:p>
          </table:table-cell>
          <table:table-cell office:value-type="float" office:value="1.7404600000000001E-3" table:style-name="ce1">
            <text:p>0,00174046</text:p>
          </table:table-cell>
          <table:table-cell table:number-columns-repeated="16377"/>
        </table:table-row>
        <table:table-row table:style-name="ro1">
          <table:table-cell office:value-type="float" office:value="10000" table:style-name="ce2">
            <text:p>10000</text:p>
          </table:table-cell>
          <table:table-cell office:value-type="float" office:value="3.4346745672722314E-6" table:formula="of:=([.$B$6]*[.A40]^[.$C$6])/100" table:style-name="ce1">
            <text:p>3,43467E-06</text:p>
          </table:table-cell>
          <table:table-cell office:value-type="float" office:value="3.4347700000000002E-4" table:style-name="ce1">
            <text:p>0,000343477</text:p>
          </table:table-cell>
          <table:table-cell office:value-type="float" office:value="6.1894371126043211E-6" table:formula="of:=([.$B$7]*[.A40]^[.$C$7])/100" table:style-name="ce1">
            <text:p>6,18944E-06</text:p>
          </table:table-cell>
          <table:table-cell office:value-type="float" office:value="6.1894399999999996E-4" table:style-name="ce1">
            <text:p>0,000618944</text:p>
          </table:table-cell>
          <table:table-cell office:value-type="float" office:value="1.7705408619926619E-5" table:formula="of:=([.$B$8]*[.A40]^[.$C$8])/100" table:style-name="ce1">
            <text:p>1,77054E-05</text:p>
          </table:table-cell>
          <table:table-cell office:value-type="float" office:value="1.7705100000000001E-3" table:style-name="ce1">
            <text:p>0,00177051</text:p>
          </table:table-cell>
          <table:table-cell table:number-columns-repeated="16377"/>
        </table:table-row>
        <table:table-row table:style-name="ro1">
          <table:table-cell office:value-type="float" office:value="10001" table:style-name="ce2">
            <text:p>10001</text:p>
          </table:table-cell>
          <table:table-cell office:value-type="float" office:value="3.434750764967203E-6" table:formula="of:=([.$B$6]*[.A41]^[.$C$6])/100" table:style-name="ce1">
            <text:p>3,43475E-06</text:p>
          </table:table-cell>
          <table:table-cell office:value-type="float" office:value="1.0003434769999999" table:style-name="ce1">
            <text:p>1,000343477</text:p>
          </table:table-cell>
          <table:table-cell office:value-type="float" office:value="6.1895817170721796E-6" table:formula="of:=([.$B$7]*[.A41]^[.$C$7])/100" table:style-name="ce1">
            <text:p>6,18958E-06</text:p>
          </table:table-cell>
          <table:table-cell office:value-type="float" office:value="1.000618944" table:style-name="ce1">
            <text:p>1,000618944</text:p>
          </table:table-cell>
          <table:table-cell office:value-type="float" office:value="1.7705696235786364E-5" table:formula="of:=([.$B$8]*[.A41]^[.$C$8])/100" table:style-name="ce1">
            <text:p>1,77057E-05</text:p>
          </table:table-cell>
          <table:table-cell office:value-type="float" office:value="1.0017705100000001" table:style-name="ce1">
            <text:p>1,00177051</text:p>
          </table:table-cell>
          <table:table-cell table:number-columns-repeated="16377"/>
        </table:table-row>
        <table:table-row table:number-rows-repeated="1048535" table:style-name="ro1">
          <table:table-cell table:number-columns-repeated="16384"/>
        </table:table-row>
      </table:table>
      <table:table table:name="Bersfort-SS" table:style-name="ta1">
        <table:table-column table:style-name="co1" table:number-columns-repeated="21" table:default-cell-style-name="ce1"/>
        <table:table-column table:style-name="co2" table:number-columns-repeated="16363" table:default-cell-style-name="ce1"/>
        <table:table-row table:style-name="ro1">
          <table:table-cell office:value-type="string" table:style-name="ce1">
            <text:p>AA</text:p>
          </table:table-cell>
          <table:table-cell office:value-type="float" office:value="1.0654999999999999" table:style-name="ce7">
            <text:p>1,0655</text:p>
          </table:table-cell>
          <table:table-cell office:value-type="string" table:style-name="ce1">
            <text:p>in2</text:p>
          </table:table-cell>
          <table:table-cell office:value-type="float" office:value="6.8741797999999994E-4" table:formula="of:=[.B1]*(25.4*25.4)/(1000^2)" table:style-name="ce6">
            <text:p>6,874E-04</text:p>
          </table:table-cell>
          <table:table-cell office:value-type="string" table:style-name="ce1">
            <text:p>m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A</text:p>
          </table:table-cell>
          <table:table-cell office:value-type="float" office:value="9.3899999999999997E-2" table:style-name="ce7">
            <text:p>0,0939</text:p>
          </table:table-cell>
          <table:table-cell office:value-type="string" table:style-name="ce1">
            <text:p>in2</text:p>
          </table:table-cell>
          <table:table-cell office:value-type="float" office:value="6.0580523999999999E-5" table:formula="of:=[.B2]*(25.4*25.4)/(1000^2)" table:style-name="ce6">
            <text:p>6,058E-05</text:p>
          </table:table-cell>
          <table:table-cell office:value-type="string" table:style-name="ce1">
            <text:p>m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A</text:p>
          </table:table-cell>
          <table:table-cell office:value-type="float" office:value="1.1594" table:style-name="ce7">
            <text:p>1,1594</text:p>
          </table:table-cell>
          <table:table-cell office:value-type="string" table:style-name="ce1">
            <text:p>in2</text:p>
          </table:table-cell>
          <table:table-cell office:value-type="float" office:value="7.4799850399999987E-4" table:formula="of:=[.B3]*(25.4*25.4)/(1000^2)" table:style-name="ce6">
            <text:p>7,480E-04</text:p>
          </table:table-cell>
          <table:table-cell office:value-type="string" table:style-name="ce1">
            <text:p>m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BS</text:p>
          </table:table-cell>
          <table:table-cell office:value-type="float" office:value="40488" table:style-name="ce7">
            <text:p>40488</text:p>
          </table:table-cell>
          <table:table-cell office:value-type="string" table:style-name="ce1">
            <text:p>lb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A/TA</text:p>
          </table:table-cell>
          <table:table-cell office:value-type="float" office:value="0.9190098326720717" table:formula="of:=[.B1]/[.B3]" table:style-name="ce1">
            <text:p>0,919009833</text:p>
          </table:table-cell>
          <table:table-cell office:value-type="string" table:style-name="ce1">
            <text:p>'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/TA</text:p>
          </table:table-cell>
          <table:table-cell office:value-type="float" office:value="8.0990167327928242E-2" table:formula="of:=[.B2]/[.B3]" table:style-name="ce1">
            <text:p>0,080990167</text:p>
          </table:table-cell>
          <table:table-cell office:value-type="string" table:style-name="ce1">
            <text:p>'-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3" table:number-rows-spanned="1" table:style-name="ce16">
            <text:p>Stress * Area Ratio (Mpa) / Strain (%)</text:p>
          </table:table-cell>
          <table:covered-table-cell table:number-columns-repeated="2"/>
          <table:table-cell office:value-type="string" table:number-columns-spanned="3" table:number-rows-spanned="1" table:style-name="ce16">
            <text:p>Stress (Pa) / Strain (%)</text:p>
          </table:table-cell>
          <table:covered-table-cell table:number-columns-repeated="2"/>
          <table:table-cell office:value-type="string" table:number-columns-spanned="3" table:number-rows-spanned="1" table:style-name="ce16">
            <text:p>Stress (Pa) / Strain (m/m)</text:p>
          </table:table-cell>
          <table:covered-table-cell table:number-columns-repeated="2"/>
          <table:table-cell office:value-type="string" table:number-columns-spanned="3" table:number-rows-spanned="1" table:style-name="ce16">
            <text:p>Stress (Pa) / Strain (m/m)/Ei</text:p>
          </table:table-cell>
          <table:covered-table-cell table:number-columns-repeated="2"/>
          <table:table-cell table:number-columns-repeated="16371"/>
        </table:table-row>
        <table:table-row table:style-name="ro1">
          <table:table-cell table:style-name="ce1"/>
          <table:table-cell office:value-type="string" table:style-name="ce2">
            <text:p>Core</text:p>
          </table:table-cell>
          <table:table-cell office:value-type="string" table:style-name="ce2">
            <text:p>Aluminium</text:p>
          </table:table-cell>
          <table:table-cell office:value-type="string" table:style-name="ce2">
            <text:p>Composite</text:p>
          </table:table-cell>
          <table:table-cell office:value-type="string" table:style-name="ce2">
            <text:p>Core</text:p>
          </table:table-cell>
          <table:table-cell office:value-type="string" table:style-name="ce2">
            <text:p>Aluminium</text:p>
          </table:table-cell>
          <table:table-cell office:value-type="string" table:style-name="ce2">
            <text:p>Composite</text:p>
          </table:table-cell>
          <table:table-cell office:value-type="string" table:style-name="ce2">
            <text:p>Core</text:p>
          </table:table-cell>
          <table:table-cell office:value-type="string" table:style-name="ce2">
            <text:p>Aluminium</text:p>
          </table:table-cell>
          <table:table-cell office:value-type="string" table:style-name="ce2">
            <text:p>Composite</text:p>
          </table:table-cell>
          <table:table-cell office:value-type="string" table:style-name="ce2">
            <text:p>Core</text:p>
          </table:table-cell>
          <table:table-cell office:value-type="string" table:style-name="ce2">
            <text:p>Aluminium</text:p>
          </table:table-cell>
          <table:table-cell office:value-type="string" table:style-name="ce2">
            <text:p>Composit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B11]/[.$B$6]*1000000" table:style-name="ce4">
            <text:p>0,000E+00</text:p>
          </table:table-cell>
          <table:table-cell office:value-type="float" office:value="0" table:formula="of:=[.C11]/[.$B$5]*1000000" table:style-name="ce4">
            <text:p>0,000E+00</text:p>
          </table:table-cell>
          <table:table-cell office:value-type="float" office:value="0" table:formula="of:=[.D11]*1000000" table:style-name="ce4">
            <text:p>0,000E+00</text:p>
          </table:table-cell>
          <table:table-cell office:value-type="float" office:value="0" table:formula="of:=[.E11]" table:style-name="ce6">
            <text:p>0,000E+00</text:p>
          </table:table-cell>
          <table:table-cell office:value-type="float" office:value="0" table:formula="of:=[.F11]" table:style-name="ce6">
            <text:p>0,000E+00</text:p>
          </table:table-cell>
          <table:table-cell office:value-type="float" office:value="0" table:formula="of:=[.G11]" table:style-name="ce6">
            <text:p>0,000E+00</text:p>
          </table:table-cell>
          <table:table-cell office:value-type="float" office:value="0" table:formula="of:=[.H11]/[.$H$12]" table:style-name="ce6">
            <text:p>0,000E+00</text:p>
          </table:table-cell>
          <table:table-cell office:value-type="float" office:value="0" table:formula="of:=[.I11]/[.$I$12]" table:style-name="ce6">
            <text:p>0,000E+00</text:p>
          </table:table-cell>
          <table:table-cell office:value-type="float" office:value="0" table:formula="of:=[.J11]/[.$J$12]" table:style-name="ce6">
            <text:p>0,000E+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1</text:p>
          </table:table-cell>
          <table:table-cell office:value-type="float" office:value="132.87" table:style-name="ce2">
            <text:p>132,87</text:p>
          </table:table-cell>
          <table:table-cell office:value-type="float" office:value="349.63" table:style-name="ce2">
            <text:p>349,63</text:p>
          </table:table-cell>
          <table:table-cell office:value-type="float" office:value="482.51" table:style-name="ce2">
            <text:p>482,51</text:p>
          </table:table-cell>
          <table:table-cell office:value-type="float" office:value="1640569520.7667732" table:formula="of:=[.B12]/[.$B$6]*1000000" table:style-name="ce4">
            <text:p>1,641E+09</text:p>
          </table:table-cell>
          <table:table-cell office:value-type="float" office:value="380442066.63538247" table:formula="of:=[.C12]/[.$B$5]*1000000" table:style-name="ce4">
            <text:p>3,804E+08</text:p>
          </table:table-cell>
          <table:table-cell office:value-type="float" office:value="482510000" table:formula="of:=[.D12]*1000000" table:style-name="ce4">
            <text:p>4,825E+08</text:p>
          </table:table-cell>
          <table:table-cell office:value-type="float" office:value="164056952076.67731" table:formula="of:=[.E12]*(100)" table:style-name="ce6">
            <text:p>1,641E+11</text:p>
          </table:table-cell>
          <table:table-cell office:value-type="float" office:value="38044206663.538246" table:formula="of:=[.F12]*(100)" table:style-name="ce6">
            <text:p>3,804E+10</text:p>
          </table:table-cell>
          <table:table-cell office:value-type="float" office:value="48251000000" table:formula="of:=[.G12]*(100)" table:style-name="ce6">
            <text:p>4,825E+10</text:p>
          </table:table-cell>
          <table:table-cell office:value-type="float" office:value="1" table:formula="of:=[.H12]/[.$H$12]" table:style-name="ce6">
            <text:p>1,000E+00</text:p>
          </table:table-cell>
          <table:table-cell office:value-type="float" office:value="1" table:formula="of:=[.I12]/[.$I$12]" table:style-name="ce6">
            <text:p>1,000E+00</text:p>
          </table:table-cell>
          <table:table-cell office:value-type="float" office:value="1" table:formula="of:=[.J12]/[.$J$12]" table:style-name="ce6">
            <text:p>1,000E+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2</text:p>
          </table:table-cell>
          <table:table-cell office:value-type="float" office:value="16.170000000000002" table:style-name="ce2">
            <text:p>16,17</text:p>
          </table:table-cell>
          <table:table-cell office:value-type="float" office:value="346.06" table:style-name="ce2">
            <text:p>346,06</text:p>
          </table:table-cell>
          <table:table-cell office:value-type="float" office:value="362.23" table:style-name="ce2">
            <text:p>362,23</text:p>
          </table:table-cell>
          <table:table-cell office:value-type="float" office:value="199653865.81469649" table:formula="of:=[.B13]/[.$B$6]*1000000" table:style-name="ce4">
            <text:p>1,997E+08</text:p>
          </table:table-cell>
          <table:table-cell office:value-type="float" office:value="376557450.9619897" table:formula="of:=[.C13]/[.$B$5]*1000000" table:style-name="ce4">
            <text:p>3,766E+08</text:p>
          </table:table-cell>
          <table:table-cell office:value-type="float" office:value="362230000" table:formula="of:=[.D13]*1000000" table:style-name="ce4">
            <text:p>3,622E+08</text:p>
          </table:table-cell>
          <table:table-cell office:value-type="float" office:value="1996538658146.9648" table:formula="of:=[.E13]*(100)^2" table:style-name="ce6">
            <text:p>1,997E+12</text:p>
          </table:table-cell>
          <table:table-cell office:value-type="float" office:value="3765574509619.897" table:formula="of:=[.F13]*(100)^2" table:style-name="ce6">
            <text:p>3,766E+12</text:p>
          </table:table-cell>
          <table:table-cell office:value-type="float" office:value="3622300000000" table:formula="of:=[.G13]*(100)^2" table:style-name="ce6">
            <text:p>3,622E+12</text:p>
          </table:table-cell>
          <table:table-cell office:value-type="float" office:value="12.169790020320615" table:formula="of:=[.H13]/[.$H$12]" table:style-name="ce6">
            <text:p>1,217E+01</text:p>
          </table:table-cell>
          <table:table-cell office:value-type="float" office:value="98.978920573177362" table:formula="of:=[.I13]/[.$I$12]" table:style-name="ce6">
            <text:p>9,898E+01</text:p>
          </table:table-cell>
          <table:table-cell office:value-type="float" office:value="75.072019232762017" table:formula="of:=[.J13]/[.$J$12]" table:style-name="ce6">
            <text:p>7,507E+0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3</text:p>
          </table:table-cell>
          <table:table-cell office:value-type="float" office:value="-0.64" table:style-name="ce2">
            <text:p>-0,64</text:p>
          </table:table-cell>
          <table:table-cell office:value-type="float" office:value="-2079.6" table:style-name="ce2">
            <text:p>-2079,6</text:p>
          </table:table-cell>
          <table:table-cell office:value-type="float" office:value="-2080.25" table:style-name="ce2">
            <text:p>-2080,25</text:p>
          </table:table-cell>
          <table:table-cell office:value-type="float" office:value="-7902193.8232161868" table:formula="of:=[.B14]/[.$B$6]*1000000" table:style-name="ce4">
            <text:p>-7,902E+06</text:p>
          </table:table-cell>
          <table:table-cell office:value-type="float" office:value="-2262870239.3242612" table:formula="of:=[.C14]/[.$B$5]*1000000" table:style-name="ce4">
            <text:p>-2,263E+09</text:p>
          </table:table-cell>
          <table:table-cell office:value-type="float" office:value="-2080250000" table:formula="of:=[.D14]*1000000" table:style-name="ce4">
            <text:p>-2,080E+09</text:p>
          </table:table-cell>
          <table:table-cell office:value-type="float" office:value="-7902193823216.1865" table:formula="of:=[.E14]*(100^3)" table:style-name="ce6">
            <text:p>-7,902E+12</text:p>
          </table:table-cell>
          <table:table-cell office:value-type="float" office:value="-2262870239324261" table:formula="of:=[.F14]*(100^3)" table:style-name="ce6">
            <text:p>-2,263E+15</text:p>
          </table:table-cell>
          <table:table-cell office:value-type="float" office:value="-2080250000000000" table:formula="of:=[.G14]*(100^3)" table:style-name="ce6">
            <text:p>-2,080E+15</text:p>
          </table:table-cell>
          <table:table-cell office:value-type="float" office:value="-48.167381651238053" table:formula="of:=[.H14]/[.$H$12]" table:style-name="ce6">
            <text:p>-4,817E+01</text:p>
          </table:table-cell>
          <table:table-cell office:value-type="float" office:value="-59480.02173726511" table:formula="of:=[.I14]/[.$I$12]" table:style-name="ce6">
            <text:p>-5,948E+04</text:p>
          </table:table-cell>
          <table:table-cell office:value-type="float" office:value="-43113.096101635201" table:formula="of:=[.J14]/[.$J$12]" table:style-name="ce6">
            <text:p>-4,311E+0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4</text:p>
          </table:table-cell>
          <table:table-cell office:value-type="float" office:value="-78.91" table:style-name="ce2">
            <text:p>-78,91</text:p>
          </table:table-cell>
          <table:table-cell office:value-type="float" office:value="1855.15" table:style-name="ce2">
            <text:p>1855,15</text:p>
          </table:table-cell>
          <table:table-cell office:value-type="float" office:value="1776.23" table:style-name="ce2">
            <text:p>1776,23</text:p>
          </table:table-cell>
          <table:table-cell office:value-type="float" office:value="-974315804.04685831" table:formula="of:=[.B15]/[.$B$6]*1000000" table:style-name="ce4">
            <text:p>-9,743E+08</text:p>
          </table:table-cell>
          <table:table-cell office:value-type="float" office:value="2018639990.6147351" table:formula="of:=[.C15]/[.$B$5]*1000000" table:style-name="ce4">
            <text:p>2,019E+09</text:p>
          </table:table-cell>
          <table:table-cell office:value-type="float" office:value="1776230000" table:formula="of:=[.D15]*1000000" table:style-name="ce4">
            <text:p>1,776E+09</text:p>
          </table:table-cell>
          <table:table-cell office:value-type="float" office:value="-9.7431580404685824E+16" table:formula="of:=[.E15]*100^4" table:style-name="ce6">
            <text:p>-9,743E+16</text:p>
          </table:table-cell>
          <table:table-cell office:value-type="float" office:value="2.018639990614735E+17" table:formula="of:=[.F15]*100^4" table:style-name="ce6">
            <text:p>2,019E+17</text:p>
          </table:table-cell>
          <table:table-cell office:value-type="float" office:value="1.77623E+17" table:formula="of:=[.G15]*100^4" table:style-name="ce6">
            <text:p>1,776E+17</text:p>
          </table:table-cell>
          <table:table-cell office:value-type="float" office:value="-593888.76345299918" table:formula="of:=[.H15]/[.$H$12]" table:style-name="ce6">
            <text:p>-5,939E+05</text:p>
          </table:table-cell>
          <table:table-cell office:value-type="float" office:value="5306037.811400624" table:formula="of:=[.I15]/[.$I$12]" table:style-name="ce6">
            <text:p>5,306E+06</text:p>
          </table:table-cell>
          <table:table-cell office:value-type="float" office:value="3681229.4045719258" table:formula="of:=[.J15]/[.$J$12]" table:style-name="ce6">
            <text:p>3,681E+0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B16]/[.$B$6]*1000000" table:style-name="ce4">
            <text:p>0,000E+00</text:p>
          </table:table-cell>
          <table:table-cell office:value-type="float" office:value="0" table:formula="of:=[.C16]/[.$B$5]*1000000" table:style-name="ce4">
            <text:p>0,000E+00</text:p>
          </table:table-cell>
          <table:table-cell office:value-type="float" office:value="0" table:formula="of:=[.D16]*1000000" table:style-name="ce4">
            <text:p>0,000E+00</text:p>
          </table:table-cell>
          <table:table-cell office:value-type="float" office:value="0" table:formula="of:=[.E16]*100^5" table:style-name="ce6">
            <text:p>0,000E+00</text:p>
          </table:table-cell>
          <table:table-cell office:value-type="float" office:value="0" table:formula="of:=[.F16]*100^5" table:style-name="ce6">
            <text:p>0,000E+00</text:p>
          </table:table-cell>
          <table:table-cell office:value-type="float" office:value="0" table:formula="of:=[.G16]*100^5" table:style-name="ce6">
            <text:p>0,000E+00</text:p>
          </table:table-cell>
          <table:table-cell office:value-type="float" office:value="0" table:formula="of:=[.H16]/[.$H$12]" table:style-name="ce6">
            <text:p>0,000E+00</text:p>
          </table:table-cell>
          <table:table-cell office:value-type="float" office:value="0" table:formula="of:=[.I16]/[.$I$12]" table:style-name="ce6">
            <text:p>0,000E+00</text:p>
          </table:table-cell>
          <table:table-cell office:value-type="float" office:value="0" table:formula="of:=[.J16]/[.$J$12]" table:style-name="ce6">
            <text:p>0,000E+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B17]/[.$B$6]*1000000" table:style-name="ce4">
            <text:p>0,000E+00</text:p>
          </table:table-cell>
          <table:table-cell office:value-type="float" office:value="0" table:formula="of:=[.C17]/[.$B$5]*1000000" table:style-name="ce4">
            <text:p>0,000E+00</text:p>
          </table:table-cell>
          <table:table-cell office:value-type="float" office:value="0" table:formula="of:=[.D17]*1000000" table:style-name="ce4">
            <text:p>0,000E+00</text:p>
          </table:table-cell>
          <table:table-cell office:value-type="float" office:value="0" table:formula="of:=[.E17]*100^6" table:style-name="ce6">
            <text:p>0,000E+00</text:p>
          </table:table-cell>
          <table:table-cell office:value-type="float" office:value="0" table:formula="of:=[.F17]*100^6" table:style-name="ce6">
            <text:p>0,000E+00</text:p>
          </table:table-cell>
          <table:table-cell office:value-type="float" office:value="0" table:formula="of:=[.G17]*100^6" table:style-name="ce6">
            <text:p>0,000E+00</text:p>
          </table:table-cell>
          <table:table-cell office:value-type="float" office:value="0" table:formula="of:=[.H17]/[.$H$12]" table:style-name="ce6">
            <text:p>0,000E+00</text:p>
          </table:table-cell>
          <table:table-cell office:value-type="float" office:value="0" table:formula="of:=[.I17]/[.$I$12]" table:style-name="ce6">
            <text:p>0,000E+00</text:p>
          </table:table-cell>
          <table:table-cell office:value-type="float" office:value="0" table:formula="of:=[.J17]/[.$J$12]" table:style-name="ce6">
            <text:p>0,000E+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152.44" table:style-name="ce2">
            <text:p>152,44</text:p>
          </table:table-cell>
          <table:table-cell office:value-type="float" office:value="545.79" table:style-name="ce2">
            <text:p>545,79</text:p>
          </table:table-cell>
          <table:table-cell office:value-type="float" office:value="698.23" table:formula="of:=[.C18]+[.B18]" table:style-name="ce2">
            <text:p>698,23</text:p>
          </table:table-cell>
          <table:table-cell office:value-type="float" office:value="1882203791.2673056" table:formula="of:=[.B18]/[.$B$6]*1000000" table:style-name="ce4">
            <text:p>1,882E+09</text:p>
          </table:table-cell>
          <table:table-cell office:value-type="float" office:value="593889184.42045987" table:formula="of:=[.C18]/[.$B$5]*1000000" table:style-name="ce4">
            <text:p>5,939E+08</text:p>
          </table:table-cell>
          <table:table-cell office:value-type="float" office:value="698230000" table:formula="of:=[.D18]*1000000" table:style-name="ce4">
            <text:p>6,982E+08</text:p>
          </table:table-cell>
          <table:table-cell office:value-type="float" office:value="188220379126.73056" table:formula="of:=[.E18]*100" table:style-name="ce6">
            <text:p>1,882E+11</text:p>
          </table:table-cell>
          <table:table-cell office:value-type="float" office:value="59388918442.04599" table:formula="of:=[.F18]*100" table:style-name="ce6">
            <text:p>5,939E+10</text:p>
          </table:table-cell>
          <table:table-cell office:value-type="float" office:value="69823000000" table:formula="of:=[.G18]*100" table:style-name="ce6">
            <text:p>6,982E+10</text:p>
          </table:table-cell>
          <table:table-cell table:number-columns-repeated="3" table:style-name="ce6"/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16">
            <text:p>Tests</text:p>
          </table:table-cell>
          <table:covered-table-cell table:number-columns-repeated="2"/>
          <table:table-cell office:value-type="string" table:style-name="ce2">
            <text:p>t</text:p>
          </table:table-cell>
          <table:table-cell office:value-type="string" table:style-name="ce2">
            <text:p>Eps</text:p>
          </table:table-cell>
          <table:table-cell office:value-type="string" table:style-name="ce2">
            <text:p>Eps1</text:p>
          </table:table-cell>
          <table:table-cell office:value-type="string" table:style-name="ce2">
            <text:p>Eps2</text:p>
          </table:table-cell>
          <table:table-cell office:value-type="string" table:style-name="ce2">
            <text:p>EpsCr</text:p>
          </table:table-cell>
          <table:table-cell office:value-type="string" table:style-name="ce2">
            <text:p>SigAcier</text:p>
          </table:table-cell>
          <table:table-cell office:value-type="string" table:style-name="ce2">
            <text:p>SigAlu</text:p>
          </table:table-cell>
          <table:table-cell office:value-type="string" table:style-name="ce2">
            <text:p>ForceAcier</text:p>
          </table:table-cell>
          <table:table-cell office:value-type="string" table:style-name="ce2">
            <text:p>ForceAlu</text:p>
          </table:table-cell>
          <table:table-cell office:value-type="string" table:style-name="ce2">
            <text:p>ForceTotal</text:p>
          </table:table-cell>
          <table:table-cell office:value-type="string" table:style-name="ce2">
            <text:p>SigMoy</text:p>
          </table:table-cell>
          <table:table-cell office:value-type="string" table:style-name="ce2">
            <text:p>R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P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h</text:p>
          </table:table-cell>
          <table:table-cell office:value-type="string" table:style-name="ce2">
            <text:p>m/m</text:p>
          </table:table-cell>
          <table:table-cell office:value-type="string" table:style-name="ce2">
            <text:p>m/m</text:p>
          </table:table-cell>
          <table:table-cell office:value-type="string" table:style-name="ce2">
            <text:p>m/m</text:p>
          </table:table-cell>
          <table:table-cell office:value-type="string" table:style-name="ce2">
            <text:p>m/m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</text:p>
          </table:table-cell>
          <table:table-cell table:number-columns-repeated="16369" table:style-name="ce1"/>
        </table:table-row>
        <table:table-row table:style-name="ro1">
          <table:table-cell office:value-type="float" office:value="60193835.766913898" table:style-name="ce2">
            <text:p>60193835,77</text:p>
          </table:table-cell>
          <table:table-cell office:value-type="float" office:value="4.4509999999999999E-5" table:style-name="ce2">
            <text:p>0,00004451</text:p>
          </table:table-cell>
          <table:table-cell office:value-type="float" office:value="0.221857" table:style-name="ce2">
            <text:p>0,221857</text:p>
          </table:table-cell>
          <table:table-cell office:value-type="float" office:value="0" table:style-name="ce2">
            <text:p>0</text:p>
          </table:table-cell>
          <table:table-cell office:value-type="float" office:value="1.2061837789596099E-3" table:style-name="ce8">
            <text:p>1,21E-03</text:p>
          </table:table-cell>
          <table:table-cell office:value-type="float" office:value="1.2061837789596099E-3" table:formula="of:=[.E23]" table:style-name="ce9">
            <text:p>1,21E-03</text:p>
          </table:table-cell>
          <table:table-cell office:value-type="float" office:value="1.2061837789596099E-3" table:formula="of:=[.E23]" table:style-name="ce9">
            <text:p>1,21E-03</text:p>
          </table:table-cell>
          <table:table-cell office:value-type="float" office:value="0" table:style-name="ce2">
            <text:p>0</text:p>
          </table:table-cell>
          <table:table-cell office:value-type="float" office:value="200567459.15002412" table:formula="of:=[.$H$11]+[.$H$12]*[.F23]+[.$H$13]*[.F23]^2+[.$H$14]*[.F23]^3+[.$H$15]*[.F23]^4" table:style-name="ce2">
            <text:p>200567459,2</text:p>
          </table:table-cell>
          <table:table-cell office:value-type="float" office:value="47823039.675244004" table:formula="of:=[.$I$11]+[.$I$12]*[.G23]+[.$I$13]*[.G23]^2+[.$I$14]*[.G23]^3+[.$I$15]*[.G23]^4" table:style-name="ce2">
            <text:p>47823039,68</text:p>
          </table:table-cell>
          <table:table-cell office:value-type="float" office:value="12150.481772657056" table:formula="of:=[.I23]*[.$D$2]" table:style-name="ce2">
            <text:p>12150,48177</text:p>
          </table:table-cell>
          <table:table-cell office:value-type="float" office:value="32874.417331016084" table:formula="of:=[.J23]*[.$D$1]" table:style-name="ce2">
            <text:p>32874,41733</text:p>
          </table:table-cell>
          <table:table-cell office:value-type="float" office:value="45024.899103673139" table:formula="of:=[.L23]+[.K23]" table:style-name="ce2">
            <text:p>45024,8991</text:p>
          </table:table-cell>
          <table:table-cell office:value-type="float" office:value="60193835.766913697" table:formula="of:=[.M23]/([.$D$1]+[.$D$2])" table:style-name="ce1">
            <text:p>60193835,77</text:p>
          </table:table-cell>
          <table:table-cell office:value-type="float" office:value="2.0116567611694336E-7" table:formula="of:=ABS([.A23]-[.N23])" table:style-name="ce2">
            <text:p>2,01166E-07</text:p>
          </table:table-cell>
          <table:table-cell table:number-columns-repeated="16369" table:style-name="ce1"/>
        </table:table-row>
        <table:table-row table:style-name="ro1">
          <table:table-cell office:value-type="float" office:value="96310137.2270623" table:style-name="ce2">
            <text:p>96310137,23</text:p>
          </table:table-cell>
          <table:table-cell office:value-type="float" office:value="7.1959999999999995E-5" table:style-name="ce2">
            <text:p>0,00007196</text:p>
          </table:table-cell>
          <table:table-cell office:value-type="float" office:value="0.23363999999999999" table:style-name="ce2">
            <text:p>0,23364</text:p>
          </table:table-cell>
          <table:table-cell office:value-type="float" office:value="0" table:style-name="ce2">
            <text:p>0</text:p>
          </table:table-cell>
          <table:table-cell office:value-type="float" office:value="1.97981468664648E-3" table:style-name="ce8">
            <text:p>1,98E-03</text:p>
          </table:table-cell>
          <table:table-cell office:value-type="float" office:value="1.97981468664648E-3" table:formula="of:=[.E24]" table:style-name="ce9">
            <text:p>1,98E-03</text:p>
          </table:table-cell>
          <table:table-cell office:value-type="float" office:value="1.97981468664648E-3" table:formula="of:=[.E24]" table:style-name="ce9">
            <text:p>1,98E-03</text:p>
          </table:table-cell>
          <table:table-cell office:value-type="float" office:value="0" table:style-name="ce2">
            <text:p>0</text:p>
          </table:table-cell>
          <table:table-cell office:value-type="float" office:value="331069887.87997693" table:formula="of:=[.$H$11]+[.$H$12]*[.F24]+[.$H$13]*[.F24]^2+[.$H$14]*[.F24]^3+[.$H$15]*[.F24]^4" table:style-name="ce2">
            <text:p>331069887,9</text:p>
          </table:table-cell>
          <table:table-cell office:value-type="float" office:value="75621314.527569532" table:formula="of:=[.$I$11]+[.$I$12]*[.G24]+[.$I$13]*[.G24]^2+[.$I$14]*[.G24]^3+[.$I$15]*[.G24]^4" table:style-name="ce2">
            <text:p>75621314,53</text:p>
          </table:table-cell>
          <table:table-cell office:value-type="float" office:value="20056.387288390251" table:formula="of:=[.I24]*[.$D$2]" table:style-name="ce2">
            <text:p>20056,38729</text:p>
          </table:table-cell>
          <table:table-cell office:value-type="float" office:value="51983.4512774865" table:formula="of:=[.J24]*[.$D$1]" table:style-name="ce2">
            <text:p>51983,45128</text:p>
          </table:table-cell>
          <table:table-cell office:value-type="float" office:value="72039.838565876751" table:formula="of:=[.L24]+[.K24]" table:style-name="ce2">
            <text:p>72039,83857</text:p>
          </table:table-cell>
          <table:table-cell office:value-type="float" office:value="96310137.227061555" table:formula="of:=[.M24]/([.$D$1]+[.$D$2])" table:style-name="ce1">
            <text:p>96310137,23</text:p>
          </table:table-cell>
          <table:table-cell office:value-type="float" office:value="7.4505805969238281E-7" table:formula="of:=ABS([.A24]-[.N24])" table:style-name="ce2">
            <text:p>7,45058E-07</text:p>
          </table:table-cell>
          <table:table-cell table:number-columns-repeated="16369" table:style-name="ce1"/>
        </table:table-row>
        <table:table-row table:style-name="ro1">
          <table:table-cell office:value-type="float" office:value="168542740.14735901" table:style-name="ce2">
            <text:p>168542740,1</text:p>
          </table:table-cell>
          <table:table-cell office:value-type="float" office:value="3.9655000000000002E-4" table:style-name="ce2">
            <text:p>0,00039655</text:p>
          </table:table-cell>
          <table:table-cell office:value-type="float" office:value="0.16245200000000001" table:style-name="ce2">
            <text:p>0,162452</text:p>
          </table:table-cell>
          <table:table-cell office:value-type="float" office:value="0" table:style-name="ce2">
            <text:p>0</text:p>
          </table:table-cell>
          <table:table-cell office:value-type="float" office:value="4.2400857314676401E-3" table:style-name="ce8">
            <text:p>4,24E-03</text:p>
          </table:table-cell>
          <table:table-cell office:value-type="float" office:value="4.2400857314676401E-3" table:formula="of:=[.E25]" table:style-name="ce9">
            <text:p>4,24E-03</text:p>
          </table:table-cell>
          <table:table-cell office:value-type="float" office:value="4.2400857314676401E-3" table:formula="of:=[.E25]" table:style-name="ce9">
            <text:p>4,24E-03</text:p>
          </table:table-cell>
          <table:table-cell office:value-type="float" office:value="0" table:style-name="ce2">
            <text:p>0</text:p>
          </table:table-cell>
          <table:table-cell office:value-type="float" office:value="699415726.07563448" table:formula="of:=[.$H$11]+[.$H$12]*[.F25]+[.$H$13]*[.F25]^2+[.$H$14]*[.F25]^3+[.$H$15]*[.F25]^4" table:style-name="ce2">
            <text:p>699415726,1</text:p>
          </table:table-cell>
          <table:table-cell office:value-type="float" office:value="121758156.96700689" table:formula="of:=[.$I$11]+[.$I$12]*[.G25]+[.$I$13]*[.G25]^2+[.$I$14]*[.G25]^3+[.$I$15]*[.G25]^4" table:style-name="ce2">
            <text:p>121758157</text:p>
          </table:table-cell>
          <table:table-cell office:value-type="float" office:value="42370.971179502398" table:formula="of:=[.I25]*[.$D$2]" table:style-name="ce2">
            <text:p>42370,97118</text:p>
          </table:table-cell>
          <table:table-cell office:value-type="float" office:value="83698.746310782793" table:formula="of:=[.J25]*[.$D$1]" table:style-name="ce2">
            <text:p>83698,74631</text:p>
          </table:table-cell>
          <table:table-cell office:value-type="float" office:value="126069.7174902852" table:formula="of:=[.L25]+[.K25]" table:style-name="ce2">
            <text:p>126069,7175</text:p>
          </table:table-cell>
          <table:table-cell office:value-type="float" office:value="168542740.14735889" table:formula="of:=[.M25]/([.$D$1]+[.$D$2])" table:style-name="ce1">
            <text:p>168542740,1</text:p>
          </table:table-cell>
          <table:table-cell office:value-type="float" office:value="1.1920928955078125E-7" table:formula="of:=ABS([.A25]-[.N25])" table:style-name="ce2">
            <text:p>1,19209E-07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style-name="ce9"/>
          <table:table-cell table:number-columns-repeated="2" table:style-name="ce10"/>
          <table:table-cell table:style-name="ce11"/>
          <table:table-cell table:number-columns-repeated="4" table:style-name="ce10"/>
          <table:table-cell table:number-columns-repeated="3" table:style-name="ce11"/>
          <table:table-cell table:number-columns-repeated="16372" table:style-name="ce1"/>
        </table:table-row>
        <table:table-row table:style-name="ro1">
          <table:table-cell office:value-type="string" table:style-name="ce11">
            <text:p>t</text:p>
          </table:table-cell>
          <table:table-cell office:value-type="string" table:style-name="ce10">
            <text:p>SigT</text:p>
          </table:table-cell>
          <table:table-cell office:value-type="string" table:style-name="ce10">
            <text:p>EpsT</text:p>
          </table:table-cell>
          <table:table-cell office:value-type="string" table:style-name="ce2">
            <text:p>Ecr</text:p>
          </table:table-cell>
          <table:table-cell office:value-type="string" table:style-name="ce10">
            <text:p>Eps1</text:p>
          </table:table-cell>
          <table:table-cell office:value-type="string" table:style-name="ce10">
            <text:p>Eps2</text:p>
          </table:table-cell>
          <table:table-cell office:value-type="string" table:style-name="ce10">
            <text:p>SigAcier</text:p>
          </table:table-cell>
          <table:table-cell office:value-type="string" table:style-name="ce10">
            <text:p>SigAlu</text:p>
          </table:table-cell>
          <table:table-cell office:value-type="string" table:style-name="ce2">
            <text:p>ForceAcier</text:p>
          </table:table-cell>
          <table:table-cell office:value-type="string" table:style-name="ce2">
            <text:p>ForceAlu</text:p>
          </table:table-cell>
          <table:table-cell office:value-type="string" table:style-name="ce11">
            <text:p>ForceTotal</text:p>
          </table:table-cell>
          <table:table-cell office:value-type="string" table:style-name="ce11">
            <text:p>SigMoy</text:p>
          </table:table-cell>
          <table:table-cell office:value-type="string" table:style-name="ce2">
            <text:p>R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1">
            <text:p>Ecr(Model)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m/m</text:p>
          </table:table-cell>
          <table:table-cell office:value-type="string" table:style-name="ce2">
            <text:p>m/m</text:p>
          </table:table-cell>
          <table:table-cell office:value-type="string" table:style-name="ce10">
            <text:p>m/m</text:p>
          </table:table-cell>
          <table:table-cell office:value-type="string" table:style-name="ce10">
            <text:p>m/m</text:p>
          </table:table-cell>
          <table:table-cell office:value-type="string" table:style-name="ce10">
            <text:p>Pa</text:p>
          </table:table-cell>
          <table:table-cell office:value-type="string" table:style-name="ce11">
            <text:p>Pa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'-</text:p>
          </table:table-cell>
          <table:table-cell office:value-type="string" table:style-name="ce2">
            <text:p>'-</text:p>
          </table:table-cell>
          <table:table-cell office:value-type="string" table:style-name="ce1">
            <text:p>m/m</text:p>
          </table:table-cell>
          <table:table-cell table:number-columns-repeated="1636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60193835.766913898" table:formula="of:=[.$A$23]" table:style-name="ce9">
            <text:p>6,02E+07</text:p>
          </table:table-cell>
          <table:table-cell office:value-type="float" office:value="4.4509999999999999E-5" table:formula="of:=[.$B$23]*[.A30]^[.$C$23]" table:style-name="ce9">
            <text:p>4,45E-05</text:p>
          </table:table-cell>
          <table:table-cell office:value-type="float" office:value="5.5619637895398E-5" table:style-name="ce7">
            <text:p>5,56196E-05</text:p>
          </table:table-cell>
          <table:table-cell office:value-type="float" office:value="1.2506937789596099E-3" table:formula="of:=[.$F$23]+[.C30]" table:style-name="ce9">
            <text:p>1,25E-03</text:p>
          </table:table-cell>
          <table:table-cell office:value-type="float" office:value="1.1950741410642119E-3" table:formula="of:=[.$G$23]+[.C30]-[.D30]" table:style-name="ce9">
            <text:p>1,20E-03</text:p>
          </table:table-cell>
          <table:table-cell office:value-type="float" office:value="208054206.57502747" table:formula="of:=[.$H$11]+[.$H$12]*[.E30]+[.$H$13]*[.E30]^2+[.$H$14]*[.E30]^3+[.$H$15]*[.E30]^4" table:style-name="ce9">
            <text:p>2,08E+08</text:p>
          </table:table-cell>
          <table:table-cell office:value-type="float" office:value="47163250.296353549" table:formula="of:=[.$J$23]+([.F30]-[.$G$23])*[.$I$18]" table:style-name="ce2">
            <text:p>47163250,3</text:p>
          </table:table-cell>
          <table:table-cell office:value-type="float" office:value="12604.032854719409" table:formula="of:=[.G30]*[.$D$2]" table:style-name="ce2">
            <text:p>12604,03285</text:p>
          </table:table-cell>
          <table:table-cell office:value-type="float" office:value="32420.866248953756" table:formula="of:=[.H30]*[.$D$1]" table:style-name="ce2">
            <text:p>32420,86625</text:p>
          </table:table-cell>
          <table:table-cell office:value-type="float" office:value="45024.899103673168" table:formula="of:=[.J30]+[.I30]" table:style-name="ce2">
            <text:p>45024,8991</text:p>
          </table:table-cell>
          <table:table-cell office:value-type="float" office:value="60193835.766913742" table:formula="of:=[.K30]/([.$D$2]+[.$D$1])" table:style-name="ce2">
            <text:p>60193835,77</text:p>
          </table:table-cell>
          <table:table-cell office:value-type="float" office:value="1.5646219253540039E-7" table:formula="of:=ABS([.L30]-[.B30])" table:style-name="ce1">
            <text:p>1,56462E-07</text:p>
          </table:table-cell>
          <table:table-cell office:value-type="float" office:value="5.5619637895398E-5" table:formula="of:=[.$D$30]/([.$A$30]^[.O30])" table:style-name="ce1">
            <text:p>5,56196E-05</text:p>
          </table:table-cell>
          <table:table-cell office:value-type="float" office:value="0.22188456208060678" table:formula="of:=LOG([.$D$31]/[.$D$30];[.$A$31]/[.$A$30])" table:style-name="ce1">
            <text:p>0,221884562</text:p>
          </table:table-cell>
          <table:table-cell office:value-type="float" office:value="5.5619637895398E-5" table:formula="of:=[.N30]*[.A30]^[.O30]" table:style-name="ce1">
            <text:p>5,56196E-05</text:p>
          </table:table-cell>
          <table:table-cell table:number-columns-repeated="16368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float" office:value="60193835.766913898" table:formula="of:=[.$A$23]" table:style-name="ce9">
            <text:p>6,02E+07</text:p>
          </table:table-cell>
          <table:table-cell office:value-type="float" office:value="2.0607655911939775E-4" table:formula="of:=[.$B$23]*[.A31]^[.$C$23]" table:style-name="ce9">
            <text:p>2,06E-04</text:p>
          </table:table-cell>
          <table:table-cell office:value-type="float" office:value="2.5756203236780898E-4" table:style-name="ce8">
            <text:p>2,58E-04</text:p>
          </table:table-cell>
          <table:table-cell office:value-type="float" office:value="1.4122603380790077E-3" table:formula="of:=[.$F$23]+[.C31]" table:style-name="ce9">
            <text:p>1,41E-03</text:p>
          </table:table-cell>
          <table:table-cell office:value-type="float" office:value="1.1546983057111988E-3" table:formula="of:=[.$G$23]+[.C31]-[.D31]" table:style-name="ce9">
            <text:p>1,15E-03</text:p>
          </table:table-cell>
          <table:table-cell office:value-type="float" office:value="235263345.54135934" table:formula="of:=[.$H$11]+[.$H$12]*[.E31]+[.$H$13]*[.E31]^2+[.$H$14]*[.E31]^3+[.$H$15]*[.E31]^4" table:style-name="ce9">
            <text:p>2,35E+08</text:p>
          </table:table-cell>
          <table:table-cell office:value-type="float" office:value="44765373.103543974" table:formula="of:=[.$J$23]+([.F31]-[.$G$23])*[.$I$18]" table:style-name="ce2">
            <text:p>44765373,1</text:p>
          </table:table-cell>
          <table:table-cell office:value-type="float" office:value="14252.376750888612" table:formula="of:=[.G31]*[.$D$2]" table:style-name="ce2">
            <text:p>14252,37675</text:p>
          </table:table-cell>
          <table:table-cell office:value-type="float" office:value="30772.522352784526" table:formula="of:=[.H31]*[.$D$1]" table:style-name="ce2">
            <text:p>30772,52235</text:p>
          </table:table-cell>
          <table:table-cell office:value-type="float" office:value="45024.899103673139" table:formula="of:=[.J31]+[.I31]" table:style-name="ce2">
            <text:p>45024,8991</text:p>
          </table:table-cell>
          <table:table-cell office:value-type="float" office:value="60193835.766913697" table:formula="of:=[.K31]/([.$D$2]+[.$D$1])" table:style-name="ce2">
            <text:p>60193835,77</text:p>
          </table:table-cell>
          <table:table-cell office:value-type="float" office:value="2.0116567611694336E-7" table:formula="of:=ABS([.L31]-[.B31])" table:style-name="ce1">
            <text:p>2,01166E-07</text:p>
          </table:table-cell>
          <table:table-cell office:value-type="float" office:value="5.5619637895398E-5" table:formula="of:=[.$D$30]/([.$A$30]^[.O31])" table:style-name="ce1">
            <text:p>5,56196E-05</text:p>
          </table:table-cell>
          <table:table-cell office:value-type="float" office:value="0.22188456208060678" table:formula="of:=LOG([.$D$31]/[.$D$30];[.$A$31]/[.$A$30])" table:style-name="ce1">
            <text:p>0,221884562</text:p>
          </table:table-cell>
          <table:table-cell office:value-type="float" office:value="2.5756203236780898E-4" table:formula="of:=[.N31]*[.A31]^[.O31]" table:style-name="ce1">
            <text:p>0,000257562</text:p>
          </table:table-cell>
          <table:table-cell table:number-columns-repeated="16368"/>
        </table:table-row>
        <table:table-row table:style-name="ro1">
          <table:table-cell office:value-type="float" office:value="10000" table:style-name="ce2">
            <text:p>10000</text:p>
          </table:table-cell>
          <table:table-cell office:value-type="float" office:value="60193835.766913898" table:formula="of:=[.$A$23]" table:style-name="ce9">
            <text:p>6,02E+07</text:p>
          </table:table-cell>
          <table:table-cell office:value-type="float" office:value="3.4346745672722312E-4" table:formula="of:=[.$B$23]*[.A32]^[.$C$23]" table:style-name="ce9">
            <text:p>3,43E-04</text:p>
          </table:table-cell>
          <table:table-cell office:value-type="float" office:value="4.2933648589986E-4" table:style-name="ce8">
            <text:p>4,29E-04</text:p>
          </table:table-cell>
          <table:table-cell office:value-type="float" office:value="1.5496512356868331E-3" table:formula="of:=[.$F$23]+[.C32]" table:style-name="ce9">
            <text:p>1,55E-03</text:p>
          </table:table-cell>
          <table:table-cell office:value-type="float" office:value="1.120314749786973E-3" table:formula="of:=[.$G$23]+[.C32]-[.D32]" table:style-name="ce9">
            <text:p>1,12E-03</text:p>
          </table:table-cell>
          <table:table-cell office:value-type="float" office:value="258434307.65568557" table:formula="of:=[.$H$11]+[.$H$12]*[.E32]+[.$H$13]*[.E32]^2+[.$H$14]*[.E32]^3+[.$H$15]*[.E32]^4" table:style-name="ce9">
            <text:p>2,58E+08</text:p>
          </table:table-cell>
          <table:table-cell office:value-type="float" office:value="42723370.905012608" table:formula="of:=[.$J$23]+([.F32]-[.$G$23])*[.$I$18]" table:style-name="ce2">
            <text:p>42723370,91</text:p>
          </table:table-cell>
          <table:table-cell office:value-type="float" office:value="15656.085777358643" table:formula="of:=[.G32]*[.$D$2]" table:style-name="ce2">
            <text:p>15656,08578</text:p>
          </table:table-cell>
          <table:table-cell office:value-type="float" office:value="29368.813326314536" table:formula="of:=[.H32]*[.$D$1]" table:style-name="ce2">
            <text:p>29368,81333</text:p>
          </table:table-cell>
          <table:table-cell office:value-type="float" office:value="45024.899103673175" table:formula="of:=[.J32]+[.I32]" table:style-name="ce2">
            <text:p>45024,8991</text:p>
          </table:table-cell>
          <table:table-cell office:value-type="float" office:value="60193835.766913749" table:formula="of:=[.K32]/([.$D$2]+[.$D$1])" table:style-name="ce2">
            <text:p>60193835,77</text:p>
          </table:table-cell>
          <table:table-cell office:value-type="float" office:value="1.4901161193847656E-7" table:formula="of:=ABS([.L32]-[.B32])" table:style-name="ce1">
            <text:p>1,49012E-07</text:p>
          </table:table-cell>
          <table:table-cell office:value-type="float" office:value="5.5619637895398E-5" table:formula="of:=[.$D$30]/([.$A$30]^[.O32])" table:style-name="ce1">
            <text:p>5,56196E-05</text:p>
          </table:table-cell>
          <table:table-cell office:value-type="float" office:value="0.22188456208060678" table:formula="of:=LOG([.$D$31]/[.$D$30];[.$A$31]/[.$A$30])" table:style-name="ce1">
            <text:p>0,221884562</text:p>
          </table:table-cell>
          <table:table-cell office:value-type="float" office:value="4.2930545354953506E-4" table:formula="of:=[.N32]*[.A32]^[.O32]" table:style-name="ce1">
            <text:p>0,000429305</text:p>
          </table:table-cell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1">
            <text:p>t</text:p>
          </table:table-cell>
          <table:table-cell office:value-type="string" table:style-name="ce10">
            <text:p>SigT</text:p>
          </table:table-cell>
          <table:table-cell office:value-type="string" table:style-name="ce10">
            <text:p>EpsT</text:p>
          </table:table-cell>
          <table:table-cell office:value-type="string" table:style-name="ce2">
            <text:p>Ecr</text:p>
          </table:table-cell>
          <table:table-cell office:value-type="string" table:style-name="ce10">
            <text:p>Eps1</text:p>
          </table:table-cell>
          <table:table-cell office:value-type="string" table:style-name="ce10">
            <text:p>Eps2</text:p>
          </table:table-cell>
          <table:table-cell office:value-type="string" table:style-name="ce10">
            <text:p>SigAcier</text:p>
          </table:table-cell>
          <table:table-cell office:value-type="string" table:style-name="ce10">
            <text:p>SigAlu</text:p>
          </table:table-cell>
          <table:table-cell office:value-type="string" table:style-name="ce2">
            <text:p>ForceAcier</text:p>
          </table:table-cell>
          <table:table-cell office:value-type="string" table:style-name="ce2">
            <text:p>ForceAlu</text:p>
          </table:table-cell>
          <table:table-cell office:value-type="string" table:style-name="ce11">
            <text:p>ForceTotal</text:p>
          </table:table-cell>
          <table:table-cell office:value-type="string" table:style-name="ce11">
            <text:p>SigMoy</text:p>
          </table:table-cell>
          <table:table-cell office:value-type="string" table:style-name="ce2">
            <text:p>R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1">
            <text:p>Ecr(Model)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m/m</text:p>
          </table:table-cell>
          <table:table-cell office:value-type="string" table:style-name="ce2">
            <text:p>m/m</text:p>
          </table:table-cell>
          <table:table-cell office:value-type="string" table:style-name="ce10">
            <text:p>m/m</text:p>
          </table:table-cell>
          <table:table-cell office:value-type="string" table:style-name="ce10">
            <text:p>m/m</text:p>
          </table:table-cell>
          <table:table-cell office:value-type="string" table:style-name="ce10">
            <text:p>Pa</text:p>
          </table:table-cell>
          <table:table-cell office:value-type="string" table:style-name="ce11">
            <text:p>Pa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'-</text:p>
          </table:table-cell>
          <table:table-cell office:value-type="string" table:style-name="ce2">
            <text:p>'-</text:p>
          </table:table-cell>
          <table:table-cell office:value-type="string" table:style-name="ce1">
            <text:p>m/m</text:p>
          </table:table-cell>
          <table:table-cell table:number-columns-repeated="1636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96310137.2270623" table:formula="of:=[.$A$24]" table:style-name="ce9">
            <text:p>9,63E+07</text:p>
          </table:table-cell>
          <table:table-cell office:value-type="float" office:value="7.1959999999999995E-5" table:formula="of:=[.$B$24]*[.A37]^[.$C$24]" table:style-name="ce9">
            <text:p>7,20E-05</text:p>
          </table:table-cell>
          <table:table-cell office:value-type="float" office:value="8.9986562270001801E-5" table:style-name="ce8">
            <text:p>9,00E-05</text:p>
          </table:table-cell>
          <table:table-cell office:value-type="float" office:value="2.0517746866464798E-3" table:formula="of:=[.$F$24]+[.C37]" table:style-name="ce9">
            <text:p>2,05E-03</text:p>
          </table:table-cell>
          <table:table-cell office:value-type="float" office:value="1.9617881243764782E-3" table:formula="of:=[.$G$24]+[.C37]-[.D37]" table:style-name="ce9">
            <text:p>1,96E-03</text:p>
          </table:table-cell>
          <table:table-cell office:value-type="float" office:value="343217927.26050651" table:formula="of:=[.$H$11]+[.$H$12]*[.E37]+[.$H$13]*[.E37]^2+[.$H$14]*[.E37]^3+[.$H$15]*[.E37]^4" table:style-name="ce9">
            <text:p>3,43E+08</text:p>
          </table:table-cell>
          <table:table-cell office:value-type="float" office:value="74550736.491125926" table:formula="of:=[.$J$24]+([.F37]-[.$G$24])*[.$I$18]" table:style-name="ce2">
            <text:p>74550736,49</text:p>
          </table:table-cell>
          <table:table-cell office:value-type="float" office:value="20792.321879635369" table:formula="of:=[.G37]*[.$D$2]" table:style-name="ce2">
            <text:p>20792,32188</text:p>
          </table:table-cell>
          <table:table-cell office:value-type="float" office:value="51247.516686242066" table:formula="of:=[.H37]*[.$D$1]" table:style-name="ce2">
            <text:p>51247,51669</text:p>
          </table:table-cell>
          <table:table-cell office:value-type="float" office:value="72039.838565877435" table:formula="of:=[.J37]+[.I37]" table:style-name="ce2">
            <text:p>72039,83857</text:p>
          </table:table-cell>
          <table:table-cell office:value-type="float" office:value="96310137.227062479" table:formula="of:=[.K37]/([.$D$2]+[.$D$1])" table:style-name="ce2">
            <text:p>96310137,23</text:p>
          </table:table-cell>
          <table:table-cell office:value-type="float" office:value="1.7881393432617188E-7" table:formula="of:=ABS([.L37]-[.B37])" table:style-name="ce1">
            <text:p>1,78814E-07</text:p>
          </table:table-cell>
          <table:table-cell office:value-type="float" office:value="8.9986562270001801E-5" table:formula="of:=[.$D$37]/([.$A$37]^[.O37])" table:style-name="ce1">
            <text:p>8,99866E-05</text:p>
          </table:table-cell>
          <table:table-cell office:value-type="float" office:value="0.23360541889118816" table:formula="of:=LOG([.$D$38]/[.$D$37];[.$A$38]/[.$A$37])" table:style-name="ce1">
            <text:p>0,233605419</text:p>
          </table:table-cell>
          <table:table-cell office:value-type="float" office:value="8.9986562270001801E-5" table:formula="of:=[.N37]*[.A37]^[.O37]" table:style-name="ce1">
            <text:p>8,99866E-05</text:p>
          </table:table-cell>
          <table:table-cell table:number-columns-repeated="16368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float" office:value="96310137.2270623" table:formula="of:=[.$A$24]" table:style-name="ce9">
            <text:p>9,63E+07</text:p>
          </table:table-cell>
          <table:table-cell office:value-type="float" office:value="3.6141914542114364E-4" table:formula="of:=[.$B$24]*[.A38]^[.$C$24]" table:style-name="ce9">
            <text:p>3,61E-04</text:p>
          </table:table-cell>
          <table:table-cell office:value-type="float" office:value="4.51849616048796E-4" table:style-name="ce8">
            <text:p>4,52E-04</text:p>
          </table:table-cell>
          <table:table-cell office:value-type="float" office:value="2.3412338320676239E-3" table:formula="of:=[.$F$24]+[.C38]" table:style-name="ce9">
            <text:p>2,34E-03</text:p>
          </table:table-cell>
          <table:table-cell office:value-type="float" office:value="1.8893842160188279E-3" table:formula="of:=[.$G$24]+[.C38]-[.D38]" table:style-name="ce9">
            <text:p>1,89E-03</text:p>
          </table:table-cell>
          <table:table-cell office:value-type="float" office:value="392010676.36363763" table:formula="of:=[.$H$11]+[.$H$12]*[.E38]+[.$H$13]*[.E38]^2+[.$H$14]*[.E38]^3+[.$H$15]*[.E38]^4" table:style-name="ce9">
            <text:p>3,92E+08</text:p>
          </table:table-cell>
          <table:table-cell office:value-type="float" office:value="70250746.682788059" table:formula="of:=[.$J$24]+([.F38]-[.$G$24])*[.$I$18]" table:style-name="ce2">
            <text:p>70250746,68</text:p>
          </table:table-cell>
          <table:table-cell office:value-type="float" office:value="23748.212187703582" table:formula="of:=[.G38]*[.$D$2]" table:style-name="ce2">
            <text:p>23748,21219</text:p>
          </table:table-cell>
          <table:table-cell office:value-type="float" office:value="48291.626378173867" table:formula="of:=[.H38]*[.$D$1]" table:style-name="ce2">
            <text:p>48291,62638</text:p>
          </table:table-cell>
          <table:table-cell office:value-type="float" office:value="72039.83856587745" table:formula="of:=[.J38]+[.I38]" table:style-name="ce2">
            <text:p>72039,83857</text:p>
          </table:table-cell>
          <table:table-cell office:value-type="float" office:value="96310137.227062494" table:formula="of:=[.K38]/([.$D$2]+[.$D$1])" table:style-name="ce2">
            <text:p>96310137,23</text:p>
          </table:table-cell>
          <table:table-cell office:value-type="float" office:value="1.9371509552001953E-7" table:formula="of:=ABS([.L38]-[.B38])" table:style-name="ce1">
            <text:p>1,93715E-07</text:p>
          </table:table-cell>
          <table:table-cell office:value-type="float" office:value="8.9986562270001801E-5" table:formula="of:=[.$D$37]/([.$A$37]^[.O38])" table:style-name="ce1">
            <text:p>8,99866E-05</text:p>
          </table:table-cell>
          <table:table-cell office:value-type="float" office:value="0.23360541889118816" table:formula="of:=LOG([.$D$38]/[.$D$37];[.$A$38]/[.$A$37])" table:style-name="ce1">
            <text:p>0,233605419</text:p>
          </table:table-cell>
          <table:table-cell office:value-type="float" office:value="4.51849616048796E-4" table:formula="of:=[.N38]*[.A38]^[.O38]" table:style-name="ce1">
            <text:p>0,00045185</text:p>
          </table:table-cell>
          <table:table-cell table:number-columns-repeated="16368"/>
        </table:table-row>
        <table:table-row table:style-name="ro1">
          <table:table-cell office:value-type="float" office:value="10000" table:style-name="ce2">
            <text:p>10000</text:p>
          </table:table-cell>
          <table:table-cell office:value-type="float" office:value="96310137.2270623" table:formula="of:=[.$A$24]" table:style-name="ce9">
            <text:p>9,63E+07</text:p>
          </table:table-cell>
          <table:table-cell office:value-type="float" office:value="6.1894371126043212E-4" table:formula="of:=[.$B$24]*[.A39]^[.$C$24]" table:style-name="ce9">
            <text:p>6,19E-04</text:p>
          </table:table-cell>
          <table:table-cell office:value-type="float" office:value="7.7353066762774403E-4" table:style-name="ce8">
            <text:p>7,74E-04</text:p>
          </table:table-cell>
          <table:table-cell office:value-type="float" office:value="2.5987583979069119E-3" table:formula="of:=[.$F$24]+[.C39]" table:style-name="ce9">
            <text:p>2,60E-03</text:p>
          </table:table-cell>
          <table:table-cell office:value-type="float" office:value="1.8252277302791679E-3" table:formula="of:=[.$G$24]+[.C39]-[.D39]" table:style-name="ce9">
            <text:p>1,83E-03</text:p>
          </table:table-cell>
          <table:table-cell office:value-type="float" office:value="435245515.24237382" table:formula="of:=[.$H$11]+[.$H$12]*[.E39]+[.$H$13]*[.E39]^2+[.$H$14]*[.E39]^3+[.$H$15]*[.E39]^4" table:style-name="ce9">
            <text:p>4,35E+08</text:p>
          </table:table-cell>
          <table:table-cell office:value-type="float" office:value="66440562.383667111" table:formula="of:=[.$J$24]+([.F39]-[.$G$24])*[.$I$18]" table:style-name="ce2">
            <text:p>66440562,38</text:p>
          </table:table-cell>
          <table:table-cell office:value-type="float" office:value="26367.401382032993" table:formula="of:=[.G39]*[.$D$2]" table:style-name="ce2">
            <text:p>26367,40138</text:p>
          </table:table-cell>
          <table:table-cell office:value-type="float" office:value="45672.437183844428" table:formula="of:=[.H39]*[.$D$1]" table:style-name="ce2">
            <text:p>45672,43718</text:p>
          </table:table-cell>
          <table:table-cell office:value-type="float" office:value="72039.83856587742" table:formula="of:=[.J39]+[.I39]" table:style-name="ce2">
            <text:p>72039,83857</text:p>
          </table:table-cell>
          <table:table-cell office:value-type="float" office:value="96310137.227062449" table:formula="of:=[.K39]/([.$D$2]+[.$D$1])" table:style-name="ce2">
            <text:p>96310137,23</text:p>
          </table:table-cell>
          <table:table-cell office:value-type="float" office:value="1.4901161193847656E-7" table:formula="of:=ABS([.L39]-[.B39])" table:style-name="ce1">
            <text:p>1,49012E-07</text:p>
          </table:table-cell>
          <table:table-cell office:value-type="float" office:value="8.9986562270001801E-5" table:formula="of:=[.$D$37]/([.$A$37]^[.O39])" table:style-name="ce1">
            <text:p>8,99866E-05</text:p>
          </table:table-cell>
          <table:table-cell office:value-type="float" office:value="0.23360541889118816" table:formula="of:=LOG([.$D$38]/[.$D$37];[.$A$38]/[.$A$37])" table:style-name="ce1">
            <text:p>0,233605419</text:p>
          </table:table-cell>
          <table:table-cell office:value-type="float" office:value="7.7374763836286406E-4" table:formula="of:=[.N39]*[.A39]^[.O39]" table:style-name="ce1">
            <text:p>0,000773748</text:p>
          </table:table-cell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1">
            <text:p>t</text:p>
          </table:table-cell>
          <table:table-cell office:value-type="string" table:style-name="ce10">
            <text:p>SigT</text:p>
          </table:table-cell>
          <table:table-cell office:value-type="string" table:style-name="ce10">
            <text:p>EpsT</text:p>
          </table:table-cell>
          <table:table-cell office:value-type="string" table:style-name="ce2">
            <text:p>Ecr</text:p>
          </table:table-cell>
          <table:table-cell office:value-type="string" table:style-name="ce10">
            <text:p>Eps1</text:p>
          </table:table-cell>
          <table:table-cell office:value-type="string" table:style-name="ce10">
            <text:p>Eps2</text:p>
          </table:table-cell>
          <table:table-cell office:value-type="string" table:style-name="ce10">
            <text:p>SigAcier</text:p>
          </table:table-cell>
          <table:table-cell office:value-type="string" table:style-name="ce10">
            <text:p>SigAlu</text:p>
          </table:table-cell>
          <table:table-cell office:value-type="string" table:style-name="ce2">
            <text:p>ForceAcier</text:p>
          </table:table-cell>
          <table:table-cell office:value-type="string" table:style-name="ce2">
            <text:p>ForceAlu</text:p>
          </table:table-cell>
          <table:table-cell office:value-type="string" table:style-name="ce11">
            <text:p>ForceTotal</text:p>
          </table:table-cell>
          <table:table-cell office:value-type="string" table:style-name="ce11">
            <text:p>SigMoy</text:p>
          </table:table-cell>
          <table:table-cell office:value-type="string" table:style-name="ce2">
            <text:p>R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1">
            <text:p>Ecr(Model)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m/m</text:p>
          </table:table-cell>
          <table:table-cell office:value-type="string" table:style-name="ce2">
            <text:p>m/m</text:p>
          </table:table-cell>
          <table:table-cell office:value-type="string" table:style-name="ce10">
            <text:p>m/m</text:p>
          </table:table-cell>
          <table:table-cell office:value-type="string" table:style-name="ce10">
            <text:p>m/m</text:p>
          </table:table-cell>
          <table:table-cell office:value-type="string" table:style-name="ce10">
            <text:p>Pa</text:p>
          </table:table-cell>
          <table:table-cell office:value-type="string" table:style-name="ce11">
            <text:p>Pa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'-</text:p>
          </table:table-cell>
          <table:table-cell office:value-type="string" table:style-name="ce2">
            <text:p>'-</text:p>
          </table:table-cell>
          <table:table-cell office:value-type="string" table:style-name="ce1">
            <text:p>m/m</text:p>
          </table:table-cell>
          <table:table-cell table:number-columns-repeated="1636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68542740.14735901" table:formula="of:=[.$A$25]" table:style-name="ce9">
            <text:p>1,69E+08</text:p>
          </table:table-cell>
          <table:table-cell office:value-type="float" office:value="3.9655000000000002E-4" table:formula="of:=[.$B$25]*[.A44]^[.$C$25]" table:style-name="ce9">
            <text:p>3,97E-04</text:p>
          </table:table-cell>
          <table:table-cell office:value-type="float" office:value="4.83151219702076E-4" table:style-name="ce8">
            <text:p>4,83E-04</text:p>
          </table:table-cell>
          <table:table-cell office:value-type="float" office:value="4.63663573146764E-3" table:formula="of:=[.$F$25]+[.C44]" table:style-name="ce9">
            <text:p>4,64E-03</text:p>
          </table:table-cell>
          <table:table-cell office:value-type="float" office:value="4.1534845117655638E-3" table:formula="of:=[.$G$25]+[.C44]-[.D44]" table:style-name="ce9">
            <text:p>4,15E-03</text:p>
          </table:table-cell>
          <table:table-cell office:value-type="float" office:value="757775995.30413961" table:formula="of:=[.$H$11]+[.$H$12]*[.E44]+[.$H$13]*[.E44]^2+[.$H$14]*[.E44]^3+[.$H$15]*[.E44]^4" table:style-name="ce9">
            <text:p>7,58E+08</text:p>
          </table:table-cell>
          <table:table-cell office:value-type="float" office:value="116615004.19313857" table:formula="of:=[.$J$25]+([.F44]-[.$E$25])*[.$I$18]" table:style-name="ce2">
            <text:p>116615004,2</text:p>
          </table:table-cell>
          <table:table-cell office:value-type="float" office:value="45906.466870146316" table:formula="of:=[.G44]*[.$D$2]" table:style-name="ce2">
            <text:p>45906,46687</text:p>
          </table:table-cell>
          <table:table-cell office:value-type="float" office:value="80163.250620138831" table:formula="of:=[.H44]*[.$D$1]" table:style-name="ce2">
            <text:p>80163,25062</text:p>
          </table:table-cell>
          <table:table-cell office:value-type="float" office:value="126069.71749028514" table:formula="of:=[.J44]+[.I44]" table:style-name="ce2">
            <text:p>126069,7175</text:p>
          </table:table-cell>
          <table:table-cell office:value-type="float" office:value="168542740.14735883" table:formula="of:=[.K44]/([.$D$2]+[.$D$1])" table:style-name="ce2">
            <text:p>168542740,1</text:p>
          </table:table-cell>
          <table:table-cell office:value-type="float" office:value="1.7881393432617188E-7" table:formula="of:=ABS([.L44]-[.B44])" table:style-name="ce2">
            <text:p>1,78814E-07</text:p>
          </table:table-cell>
          <table:table-cell office:value-type="float" office:value="4.83151219702076E-4" table:formula="of:=[.$D$44]/([.$A$44]^[.O44])" table:style-name="ce1">
            <text:p>0,000483151</text:p>
          </table:table-cell>
          <table:table-cell office:value-type="float" office:value="0.16077649320568679" table:formula="of:=LOG([.$D$45]/[.$D$44];[.$A$45]/[.$A$44])" table:style-name="ce1">
            <text:p>0,160776493</text:p>
          </table:table-cell>
          <table:table-cell office:value-type="float" office:value="4.83151219702076E-4" table:formula="of:=[.N44]*[.A44]^[.O44]" table:style-name="ce1">
            <text:p>0,000483151</text:p>
          </table:table-cell>
          <table:table-cell table:number-columns-repeated="16368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float" office:value="168542740.14735901" table:formula="of:=[.$A$25]" table:style-name="ce9">
            <text:p>1,69E+08</text:p>
          </table:table-cell>
          <table:table-cell office:value-type="float" office:value="1.2180186950314364E-3" table:formula="of:=[.$B$25]*[.A45]^[.$C$25]" table:style-name="ce9">
            <text:p>1,22E-03</text:p>
          </table:table-cell>
          <table:table-cell office:value-type="float" office:value="1.4669407057273801E-3" table:style-name="ce8">
            <text:p>1,47E-03</text:p>
          </table:table-cell>
          <table:table-cell office:value-type="float" office:value="5.4581044264990766E-3" table:formula="of:=[.$F$25]+[.C45]" table:style-name="ce9">
            <text:p>5,46E-03</text:p>
          </table:table-cell>
          <table:table-cell office:value-type="float" office:value="3.9911637207716965E-3" table:formula="of:=[.$G$25]+[.C45]-[.D45]" table:style-name="ce9">
            <text:p>3,99E-03</text:p>
          </table:table-cell>
          <table:table-cell office:value-type="float" office:value="867163427.67951822" table:formula="of:=[.$H$11]+[.$H$12]*[.E45]+[.$H$13]*[.E45]^2+[.$H$14]*[.E45]^3+[.$H$15]*[.E45]^4" table:style-name="ce9">
            <text:p>8,67E+08</text:p>
          </table:table-cell>
          <table:table-cell office:value-type="float" office:value="106974947.9753554" table:formula="of:=[.$J$25]+([.F45]-[.$E$25])*[.$I$18]" table:style-name="ce2">
            <text:p>106974948</text:p>
          </table:table-cell>
          <table:table-cell office:value-type="float" office:value="52533.214842461319" table:formula="of:=[.G45]*[.$D$2]" table:style-name="ce2">
            <text:p>52533,21484</text:p>
          </table:table-cell>
          <table:table-cell office:value-type="float" office:value="73536.502647823887" table:formula="of:=[.H45]*[.$D$1]" table:style-name="ce2">
            <text:p>73536,50265</text:p>
          </table:table-cell>
          <table:table-cell office:value-type="float" office:value="126069.7174902852" table:formula="of:=[.J45]+[.I45]" table:style-name="ce2">
            <text:p>126069,7175</text:p>
          </table:table-cell>
          <table:table-cell office:value-type="float" office:value="168542740.14735889" table:formula="of:=[.K45]/([.$D$2]+[.$D$1])" table:style-name="ce2">
            <text:p>168542740,1</text:p>
          </table:table-cell>
          <table:table-cell office:value-type="float" office:value="1.1920928955078125E-7" table:formula="of:=ABS([.L45]-[.B45])" table:style-name="ce2">
            <text:p>1,19209E-07</text:p>
          </table:table-cell>
          <table:table-cell office:value-type="float" office:value="4.83151219702076E-4" table:formula="of:=[.$D$44]/([.$A$44]^[.O45])" table:style-name="ce1">
            <text:p>0,000483151</text:p>
          </table:table-cell>
          <table:table-cell office:value-type="float" office:value="0.16077649320568679" table:formula="of:=LOG([.$D$45]/[.$D$44];[.$A$45]/[.$A$44])" table:style-name="ce1">
            <text:p>0,160776493</text:p>
          </table:table-cell>
          <table:table-cell office:value-type="float" office:value="1.4669407057273799E-3" table:formula="of:=[.N45]*[.A45]^[.O45]" table:style-name="ce1">
            <text:p>0,001466941</text:p>
          </table:table-cell>
          <table:table-cell table:number-columns-repeated="16368"/>
        </table:table-row>
        <table:table-row table:style-name="ro1">
          <table:table-cell office:value-type="float" office:value="10000" table:style-name="ce2">
            <text:p>10000</text:p>
          </table:table-cell>
          <table:table-cell office:value-type="float" office:value="168542740.14735901" table:formula="of:=[.$A$25]" table:style-name="ce9">
            <text:p>1,69E+08</text:p>
          </table:table-cell>
          <table:table-cell office:value-type="float" office:value="1.7705408619926618E-3" table:formula="of:=[.$B$25]*[.A46]^[.$C$25]" table:style-name="ce9">
            <text:p>1,77E-03</text:p>
          </table:table-cell>
          <table:table-cell office:value-type="float" office:value="2.1117138810033301E-3" table:style-name="ce8">
            <text:p>2,11E-03</text:p>
          </table:table-cell>
          <table:table-cell office:value-type="float" office:value="6.0106265934603016E-3" table:formula="of:=[.$F$25]+[.C46]" table:style-name="ce9">
            <text:p>6,01E-03</text:p>
          </table:table-cell>
          <table:table-cell office:value-type="float" office:value="3.8989127124569715E-3" table:formula="of:=[.$G$25]+[.C46]-[.D46]" table:style-name="ce9">
            <text:p>3,90E-03</text:p>
          </table:table-cell>
          <table:table-cell office:value-type="float" office:value="929331070.35671747" table:formula="of:=[.$H$11]+[.$H$12]*[.E46]+[.$H$13]*[.E46]^2+[.$H$14]*[.E46]^3+[.$H$15]*[.E46]^4" table:style-name="ce9">
            <text:p>9,29E+08</text:p>
          </table:table-cell>
          <table:table-cell office:value-type="float" office:value="101496260.36635569" table:formula="of:=[.$J$25]+([.F46]-[.$E$25])*[.$I$18]" table:style-name="ce2">
            <text:p>101496260,4</text:p>
          </table:table-cell>
          <table:table-cell office:value-type="float" office:value="56299.363211690812" table:formula="of:=[.G46]*[.$D$2]" table:style-name="ce2">
            <text:p>56299,36321</text:p>
          </table:table-cell>
          <table:table-cell office:value-type="float" office:value="69770.354278594285" table:formula="of:=[.H46]*[.$D$1]" table:style-name="ce2">
            <text:p>69770,35428</text:p>
          </table:table-cell>
          <table:table-cell office:value-type="float" office:value="126069.7174902851" table:formula="of:=[.J46]+[.I46]" table:style-name="ce2">
            <text:p>126069,7175</text:p>
          </table:table-cell>
          <table:table-cell office:value-type="float" office:value="168542740.14735878" table:formula="of:=[.K46]/([.$D$2]+[.$D$1])" table:style-name="ce2">
            <text:p>168542740,1</text:p>
          </table:table-cell>
          <table:table-cell office:value-type="float" office:value="2.384185791015625E-7" table:formula="of:=ABS([.L46]-[.B46])" table:style-name="ce2">
            <text:p>2,38419E-07</text:p>
          </table:table-cell>
          <table:table-cell office:value-type="float" office:value="4.83151219702076E-4" table:formula="of:=[.$D$44]/([.$A$44]^[.O46])" table:style-name="ce1">
            <text:p>0,000483151</text:p>
          </table:table-cell>
          <table:table-cell office:value-type="float" office:value="0.16077649320568679" table:formula="of:=LOG([.$D$45]/[.$D$44];[.$A$45]/[.$A$44])" table:style-name="ce1">
            <text:p>0,160776493</text:p>
          </table:table-cell>
          <table:table-cell office:value-type="float" office:value="2.1241689343775689E-3" table:formula="of:=[.N46]*[.A46]^[.O46]" table:style-name="ce1">
            <text:p>0,002124169</text:p>
          </table:table-cell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Sig</text:p>
          </table:table-cell>
          <table:table-cell office:value-type="string" table:style-name="ce2">
            <text:p>f1</text:p>
          </table:table-cell>
          <table:table-cell office:value-type="string" table:style-name="ce2">
            <text:p>f2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table:number-columns-repeated="16376" table:style-name="ce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12">
            <text:p>0,000E+00</text:p>
          </table:table-cell>
          <table:table-cell office:value-type="float" office:value="0" table:style-name="ce12">
            <text:p>0,000E+00</text:p>
          </table:table-cell>
          <table:table-cell office:value-type="float" office:value="0.20172046904756752" table:formula="of:=[.D51]-([.D52]-[.D51])/([.B52]-[.B51])*[.B51]" table:style-name="ce2">
            <text:p>0,201720469</text:p>
          </table:table-cell>
          <table:table-cell table:style-name="ce1"/>
          <table:table-cell office:value-type="float" office:value="0" table:formula="of:=[.C50]" table:style-name="ce6">
            <text:p>0,000E+00</text:p>
          </table:table-cell>
          <table:table-cell table:style-name="ce1"/>
          <table:table-cell office:value-type="float" office:value="0.20172046904756752" table:formula="of:=[.D50]" table:style-name="ce1">
            <text:p>0,201720469</text:p>
          </table:table-cell>
          <table:table-cell table:number-columns-repeated="2" table:style-name="ce1"/>
          <table:table-cell office:value-type="float" office:value="0" table:formula="of:=[.B50]/[.$I$18]" table:style-name="ce6">
            <text:p>0,000E+00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7823039.675244004" table:formula="of:=[.J23]" table:style-name="ce12">
            <text:p>4,782E+07</text:p>
          </table:table-cell>
          <table:table-cell office:value-type="float" office:value="5.5619637895398E-5" table:formula="of:=[.N30]" table:style-name="ce12">
            <text:p>5,562E-05</text:p>
          </table:table-cell>
          <table:table-cell office:value-type="float" office:value="0.22188456208060678" table:formula="of:=[.O30]" table:style-name="ce3">
            <text:p>0,221884562</text:p>
          </table:table-cell>
          <table:table-cell office:value-type="float" office:value="1.1630301685777195E-12" table:formula="of:=([.C51]-[.C50])/([.B51]-[.B50])" table:style-name="ce6">
            <text:p>1,163E-12</text:p>
          </table:table-cell>
          <table:table-cell office:value-type="float" office:value="5.5619637895398E-5" table:formula="of:=[.C51]" table:style-name="ce6">
            <text:p>5,562E-05</text:p>
          </table:table-cell>
          <table:table-cell office:value-type="float" office:value="4.2163971947348573E-10" table:formula="of:=([.D51]-[.D50])/([.B51]-[.B50])" table:style-name="ce1">
            <text:p>4,2164E-10</text:p>
          </table:table-cell>
          <table:table-cell office:value-type="float" office:value="0.22188456208060678" table:formula="of:=[.D51]" table:style-name="ce1">
            <text:p>0,221884562</text:p>
          </table:table-cell>
          <table:table-cell table:number-columns-repeated="2" table:style-name="ce1"/>
          <table:table-cell office:value-type="float" office:value="8.052519043920892E-4" table:formula="of:=[.B51]/[.$I$18]" table:style-name="ce6">
            <text:p>8,053E-04</text:p>
          </table:table-cell>
          <table:table-cell table:number-columns-repeated="5" table:style-name="ce1"/>
          <table:table-cell office:value-type="string" table:style-name="ce13">
            <text:p>alpha</text:p>
          </table:table-cell>
          <table:table-cell office:value-type="float" office:value="0.3" table:style-name="ce13">
            <text:p>0,3</text:p>
          </table:table-cell>
          <table:table-cell table:number-columns-repeated="3" table:style-name="ce13"/>
          <table:table-cell table:number-columns-repeated="1636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75621314.527569532" table:formula="of:=[.J24]" table:style-name="ce12">
            <text:p>7,562E+07</text:p>
          </table:table-cell>
          <table:table-cell office:value-type="float" office:value="8.9986562270001801E-5" table:formula="of:=[.N37]" table:style-name="ce12">
            <text:p>8,999E-05</text:p>
          </table:table-cell>
          <table:table-cell office:value-type="float" office:value="0.23360541889118816" table:formula="of:=[.O37]" table:style-name="ce3">
            <text:p>0,233605419</text:p>
          </table:table-cell>
          <table:table-cell office:value-type="float" office:value="1.236297020486822E-12" table:formula="of:=([.C52]-[.C51])/([.B52]-[.B51])" table:style-name="ce6">
            <text:p>1,236E-12</text:p>
          </table:table-cell>
          <table:table-cell office:value-type="float" office:value="8.9986562270001801E-5" table:formula="of:=[.C52]" table:style-name="ce6">
            <text:p>8,999E-05</text:p>
          </table:table-cell>
          <table:table-cell office:value-type="float" office:value="4.2163971947348548E-10" table:formula="of:=([.D52]-[.D51])/([.B52]-[.B51])" table:style-name="ce1">
            <text:p>4,2164E-10</text:p>
          </table:table-cell>
          <table:table-cell office:value-type="float" office:value="0.23360541889118816" table:formula="of:=[.D52]" table:style-name="ce1">
            <text:p>0,233605419</text:p>
          </table:table-cell>
          <table:table-cell table:number-columns-repeated="2" table:style-name="ce1"/>
          <table:table-cell office:value-type="float" office:value="1.2733236521450335E-3" table:formula="of:=[.B52]/[.$I$18]" table:style-name="ce6">
            <text:p>1,273E-03</text:p>
          </table:table-cell>
          <table:table-cell table:number-columns-repeated="5" table:style-name="ce1"/>
          <table:table-cell office:value-type="string" table:style-name="ce13">
            <text:p>mu</text:p>
          </table:table-cell>
          <table:table-cell office:value-type="float" office:value="0.25" table:style-name="ce13">
            <text:p>0,25</text:p>
          </table:table-cell>
          <table:table-cell table:number-columns-repeated="3" table:style-name="ce13"/>
          <table:table-cell table:number-columns-repeated="1636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21758156.96700689" table:formula="of:=[.J25]" table:style-name="ce12">
            <text:p>1,218E+08</text:p>
          </table:table-cell>
          <table:table-cell office:value-type="float" office:value="4.83151219702076E-4" table:formula="of:=[.N44]" table:style-name="ce12">
            <text:p>4,832E-04</text:p>
          </table:table-cell>
          <table:table-cell office:value-type="float" office:value="0.16077649320568679" table:formula="of:=[.O44]" table:style-name="ce3">
            <text:p>0,160776493</text:p>
          </table:table-cell>
          <table:table-cell office:value-type="float" office:value="8.521707092291184E-12" table:formula="of:=([.C53]-[.C52])/([.B53]-[.B52])" table:style-name="ce1">
            <text:p>8,52171E-12</text:p>
          </table:table-cell>
          <table:table-cell office:value-type="float" office:value="4.83151219702076E-4" table:formula="of:=[.C53]" table:style-name="ce6">
            <text:p>4,832E-04</text:p>
          </table:table-cell>
          <table:table-cell office:value-type="float" office:value="-1.5785416130525623E-9" table:formula="of:=([.D53]-[.D52])/([.B53]-[.B52])" table:style-name="ce1">
            <text:p>-1,57854E-09</text:p>
          </table:table-cell>
          <table:table-cell office:value-type="float" office:value="0.16077649320568679" table:formula="of:=[.D53]" table:style-name="ce1">
            <text:p>0,160776493</text:p>
          </table:table-cell>
          <table:table-cell table:number-columns-repeated="2" table:style-name="ce1"/>
          <table:table-cell office:value-type="float" office:value="2.0501831008393127E-3" table:formula="of:=[.B53]/[.$I$18]" table:style-name="ce6">
            <text:p>2,050E-03</text:p>
          </table:table-cell>
          <table:table-cell table:number-columns-repeated="5" table:style-name="ce1"/>
          <table:table-cell office:value-type="string" table:style-name="ce13">
            <text:p>K</text:p>
          </table:table-cell>
          <table:table-cell office:value-type="float" office:value="5" table:style-name="ce13">
            <text:p>5</text:p>
          </table:table-cell>
          <table:table-cell table:number-columns-repeated="3" table:style-name="ce13"/>
          <table:table-cell table:number-columns-repeated="16363"/>
        </table:table-row>
        <table:table-row table:style-name="ro1">
          <table:table-cell table:style-name="ce1"/>
          <table:table-cell table:number-columns-repeated="2" table:style-name="ce6"/>
          <table:table-cell table:number-columns-repeated="13" table:style-name="ce1"/>
          <table:table-cell table:number-columns-repeated="5" table:style-name="ce13"/>
          <table:table-cell table:number-columns-repeated="16363"/>
        </table:table-row>
        <table:table-row table:style-name="ro1">
          <table:table-cell office:value-type="string" table:style-name="ce2">
            <text:p>phi</text:p>
          </table:table-cell>
          <table:table-cell office:value-type="float" office:value="0" table:style-name="ce1">
            <text:p>0</text:p>
          </table:table-cell>
          <table:table-cell table:number-columns-repeated="14" table:style-name="ce1"/>
          <table:table-cell table:number-columns-repeated="5" table:style-name="ce13"/>
          <table:table-cell table:number-columns-repeated="16363"/>
        </table:table-row>
        <table:table-row table:style-name="ro1">
          <table:table-cell office:value-type="string" table:style-name="ce2">
            <text:p>t0</text:p>
          </table:table-cell>
          <table:table-cell office:value-type="float" office:value="20" table:style-name="ce1">
            <text:p>20</text:p>
          </table:table-cell>
          <table:table-cell table:number-columns-repeated="14" table:style-name="ce1"/>
          <table:table-cell table:number-columns-repeated="5" table:style-name="ce13"/>
          <table:table-cell table:number-columns-repeated="16363"/>
        </table:table-row>
        <table:table-row table:style-name="ro1">
          <table:table-cell table:number-columns-repeated="16" table:style-name="ce1"/>
          <table:table-cell table:number-columns-repeated="5" table:style-name="ce13"/>
          <table:table-cell table:number-columns-repeated="16363"/>
        </table:table-row>
        <table:table-row table:style-name="ro1">
          <table:table-cell office:value-type="string" table:style-name="ce2">
            <text:p>dt</text:p>
          </table:table-cell>
          <table:table-cell office:value-type="string" table:style-name="ce2">
            <text:p>Temp</text:p>
          </table:table-cell>
          <table:table-cell office:value-type="string" table:style-name="ce2">
            <text:p>Sig</text:p>
          </table:table-cell>
          <table:table-cell office:value-type="string" table:style-name="ce2">
            <text:p>Sig0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office:value-type="string" table:style-name="ce2">
            <text:p>f1</text:p>
          </table:table-cell>
          <table:table-cell office:value-type="string" table:style-name="ce2">
            <text:p>f2</text:p>
          </table:table-cell>
          <table:table-cell office:value-type="string" table:style-name="ce2">
            <text:p>f3</text:p>
          </table:table-cell>
          <table:table-cell office:value-type="string" table:style-name="ce2">
            <text:p>teq</text:p>
          </table:table-cell>
          <table:table-cell office:value-type="string" table:style-name="ce2">
            <text:p>tc</text:p>
          </table:table-cell>
          <table:table-cell office:value-type="string" table:style-name="ce2">
            <text:p>EpsCR</text:p>
          </table:table-cell>
          <table:table-cell table:number-columns-repeated="2" table:style-name="ce1"/>
          <table:table-cell office:value-type="string" table:style-name="ce13">
            <text:p>dEps</text:p>
          </table:table-cell>
          <table:table-cell office:value-type="string" table:style-name="ce13">
            <text:p>EpsCR</text:p>
          </table:table-cell>
          <table:table-cell office:value-type="string" table:style-name="ce14">
            <text:p>teq</text:p>
          </table:table-cell>
          <table:table-cell office:value-type="string" table:style-name="ce14">
            <text:p>tc</text:p>
          </table:table-cell>
          <table:table-cell office:value-type="string" table:style-name="ce14">
            <text:p>EpsCR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Celcius</text:p>
          </table:table-cell>
          <table:table-cell office:value-type="string" table:style-name="ce2">
            <text:p>Pa</text:p>
          </table:table-cell>
          <table:table-cell office:value-type="string" table:style-name="ce1">
            <text:p>P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'-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</text:p>
          </table:table-cell>
          <table:table-cell office:value-type="string" table:style-name="ce2">
            <text:p>m/m</text:p>
          </table:table-cell>
          <table:table-cell table:number-columns-repeated="2" table:style-name="ce1"/>
          <table:table-cell table:number-columns-repeated="5" table:style-name="ce13"/>
          <table:table-cell table:number-columns-repeated="16363"/>
        </table:table-row>
        <table:table-row table:style-name="ro1">
          <table:table-cell table:number-columns-repeated="3" table:style-name="ce2"/>
          <table:table-cell table:style-name="ce1"/>
          <table:table-cell table:number-columns-repeated="6" table:style-name="ce2"/>
          <table:table-cell table:style-name="ce1"/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2" table:style-name="ce13"/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3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47823039.675244004" table:formula="of:=[.$B$51]" table:style-name="ce15">
            <text:p>4,78E+07</text:p>
          </table:table-cell>
          <table:table-cell office:value-type="float" office:value="47823039.675244004" table:formula="of:=IF([.C61]&lt;[.$B$50];0;IF([.C61]&lt;[.$B$51];[.$B$50];IF([.C61]&lt;[.$B$52];[.$B$51];IF([.C61]&lt;[.$B$53];[.$B$52];[.$B$52]))))" table:style-name="ce6">
            <text:p>4,782E+07</text:p>
          </table:table-cell>
          <table:table-cell office:value-type="float" office:value="1.236297020486822E-12" table:formula="of:=IF([.C61]&lt;[.$B$50];0;IF([.C61]&lt;[.$B$51];[.$E$51];IF([.C61]&lt;[.$B$52];[.$E$52];IF([.C61]&lt;[.$B$53];[.$E$53];[.$E$53]))))" table:style-name="ce2">
            <text:p>1,2363E-12</text:p>
          </table:table-cell>
          <table:table-cell office:value-type="float" office:value="5.5619637895398E-5" table:formula="of:=IF([.C61]&lt;[.$B$50];0;IF([.C61]&lt;[.$B$51];[.$F$50];IF([.C61]&lt;[.$B$52];[.$F$51];IF([.C61]&lt;[.$B$53];[.$F$52];[.$F$52]))))" table:style-name="ce4">
            <text:p>5,562E-05</text:p>
          </table:table-cell>
          <table:table-cell office:value-type="float" office:value="4.2163971947348548E-10" table:formula="of:=IF([.C61]&lt;[.$B$50];0;IF([.C61]&lt;[.$B$51];[.$G$51];IF([.C61]&lt;[.$B$52];[.$G$52];IF([.C61]&lt;[.$B$53];[.$G$53];[.$G$53]))))" table:style-name="ce1">
            <text:p>4,2164E-10</text:p>
          </table:table-cell>
          <table:table-cell office:value-type="float" office:value="0.22188456208060678" table:formula="of:=IF([.C61]&lt;[.$B$50];0;IF([.C61]&lt;[.$B$51];[.$H$50];IF([.C61]&lt;[.$B$52];[.$H$51];IF([.C61]&lt;[.$B$53];[.$H$52];[.$H$52]))))" table:style-name="ce1">
            <text:p>0,221884562</text:p>
          </table:table-cell>
          <table:table-cell office:value-type="float" office:value="5.5619637895398E-5" table:formula="of:=([.C61]-[.D61])*[.E61]+[.F61]" table:style-name="ce1">
            <text:p>5,56196E-05</text:p>
          </table:table-cell>
          <table:table-cell office:value-type="float" office:value="0.22188456208060678" table:formula="of:=([.C61]-[.D61])*[.G61]+[.H61]" table:style-name="ce1">
            <text:p>0,221884562</text:p>
          </table:table-cell>
          <table:table-cell office:value-type="float" office:value="1" table:formula="of:=EXP([.$B$55]*([.B61]-[.$B$56]))" table:style-name="ce2">
            <text:p>1</text:p>
          </table:table-cell>
          <table:table-cell office:value-type="float" office:value="0" table:formula="of:=([.N60]/([.I61]*[.K61]))^(1/[.J61])" table:style-name="ce2">
            <text:p>0</text:p>
          </table:table-cell>
          <table:table-cell office:value-type="float" office:value="1" table:formula="of:=[.L61]+[.A61]" table:style-name="ce2">
            <text:p>1</text:p>
          </table:table-cell>
          <table:table-cell office:value-type="float" office:value="5.5619637895398E-5" table:formula="of:=[.K61]*[.I61]*([.M61]^[.J61])" table:style-name="ce2">
            <text:p>5,56196E-05</text:p>
          </table:table-cell>
          <table:table-cell table:number-columns-repeated="2" table:style-name="ce1"/>
          <table:table-cell office:value-type="float" office:value="1642724037.7738132" table:formula="of:=(([.C61]^([.$R$51]/[.$R$52]))*[.A61])+[.Q60]" table:style-name="ce13">
            <text:p>1642724038</text:p>
          </table:table-cell>
          <table:table-cell office:value-type="float" office:value="1006.6098073163006" table:formula="of:=[.$R$53]*([.Q61]^[.$R$52])" table:style-name="ce13">
            <text:p>1006,609807</text:p>
          </table:table-cell>
          <table:table-cell office:value-type="float" office:value="0" table:formula="of:=([.U60]/(([.C61]^[.$R$51])*[.$R$53]))^(1/[.$R$52])" table:style-name="ce14">
            <text:p>0</text:p>
          </table:table-cell>
          <table:table-cell office:value-type="float" office:value="1" table:formula="of:=[.S61]+[.A61]" table:style-name="ce14">
            <text:p>1</text:p>
          </table:table-cell>
          <table:table-cell office:value-type="float" office:value="1006.6098073163006" table:formula="of:=[.$R$53]*([.C61]^[.$R$51])*([.T61]^[.$R$52])" table:style-name="ce14">
            <text:p>1006,609807</text:p>
          </table:table-cell>
          <table:table-cell table:number-columns-repeated="16363"/>
        </table:table-row>
        <table:table-row table:style-name="ro1">
          <table:table-cell office:value-type="float" office:value="8759" table:style-name="ce3">
            <text:p>8759</text:p>
          </table:table-cell>
          <table:table-cell office:value-type="float" office:value="20" table:style-name="ce3">
            <text:p>20</text:p>
          </table:table-cell>
          <table:table-cell office:value-type="float" office:value="47823039.675244004" table:formula="of:=[.$B$51]" table:style-name="ce15">
            <text:p>4,78E+07</text:p>
          </table:table-cell>
          <table:table-cell office:value-type="float" office:value="47823039.675244004" table:formula="of:=IF([.C62]&lt;[.$B$50];0;IF([.C62]&lt;[.$B$51];[.$B$50];IF([.C62]&lt;[.$B$52];[.$B$51];IF([.C62]&lt;[.$B$53];[.$B$52];[.$B$52]))))" table:style-name="ce6">
            <text:p>4,782E+07</text:p>
          </table:table-cell>
          <table:table-cell office:value-type="float" office:value="1.236297020486822E-12" table:formula="of:=IF([.C62]&lt;[.$B$50];0;IF([.C62]&lt;[.$B$51];[.$E$51];IF([.C62]&lt;[.$B$52];[.$E$52];IF([.C62]&lt;[.$B$53];[.$E$53];[.$E$53]))))" table:style-name="ce2">
            <text:p>1,2363E-12</text:p>
          </table:table-cell>
          <table:table-cell office:value-type="float" office:value="5.5619637895398E-5" table:formula="of:=IF([.C62]&lt;[.$B$50];0;IF([.C62]&lt;[.$B$51];[.$F$50];IF([.C62]&lt;[.$B$52];[.$F$51];IF([.C62]&lt;[.$B$53];[.$F$52];[.$F$52]))))" table:style-name="ce4">
            <text:p>5,562E-05</text:p>
          </table:table-cell>
          <table:table-cell office:value-type="float" office:value="4.2163971947348548E-10" table:formula="of:=IF([.C62]&lt;[.$B$50];0;IF([.C62]&lt;[.$B$51];[.$G$51];IF([.C62]&lt;[.$B$52];[.$G$52];IF([.C62]&lt;[.$B$53];[.$G$53];[.$G$53]))))" table:style-name="ce1">
            <text:p>4,2164E-10</text:p>
          </table:table-cell>
          <table:table-cell office:value-type="float" office:value="0.22188456208060678" table:formula="of:=IF([.C62]&lt;[.$B$50];0;IF([.C62]&lt;[.$B$51];[.$H$50];IF([.C62]&lt;[.$B$52];[.$H$51];IF([.C62]&lt;[.$B$53];[.$H$52];[.$H$52]))))" table:style-name="ce1">
            <text:p>0,221884562</text:p>
          </table:table-cell>
          <table:table-cell office:value-type="float" office:value="5.5619637895398E-5" table:formula="of:=([.C62]-[.D62])*[.E62]+[.F62]" table:style-name="ce1">
            <text:p>5,56196E-05</text:p>
          </table:table-cell>
          <table:table-cell office:value-type="float" office:value="0.22188456208060678" table:formula="of:=([.C62]-[.D62])*[.G62]+[.H62]" table:style-name="ce1">
            <text:p>0,221884562</text:p>
          </table:table-cell>
          <table:table-cell office:value-type="float" office:value="1" table:formula="of:=EXP([.$B$55]*([.B62]-[.$B$56]))" table:style-name="ce2">
            <text:p>1</text:p>
          </table:table-cell>
          <table:table-cell office:value-type="float" office:value="1" table:formula="of:=([.N61]/([.I62]*[.K62]))^(1/[.J62])" table:style-name="ce2">
            <text:p>1</text:p>
          </table:table-cell>
          <table:table-cell office:value-type="float" office:value="8760" table:formula="of:=[.L62]+[.A62]" table:style-name="ce2">
            <text:p>8760</text:p>
          </table:table-cell>
          <table:table-cell office:value-type="float" office:value="4.16877978507235E-4" table:formula="of:=[.K62]*[.I62]*([.M62]^[.J62])" table:style-name="ce2">
            <text:p>0,000416878</text:p>
          </table:table-cell>
          <table:table-cell table:number-columns-repeated="2" table:style-name="ce1"/>
          <table:table-cell office:value-type="float" office:value="14390262570898.604" table:formula="of:=(([.C62]^([.$R$51]/[.$R$52]))*[.A62])+[.Q61]" table:style-name="ce13">
            <text:p>1,43903E+13</text:p>
          </table:table-cell>
          <table:table-cell office:value-type="float" office:value="9738.3904680045835" table:formula="of:=[.$R$53]*([.Q62]^[.$R$52])" table:style-name="ce13">
            <text:p>9738,390468</text:p>
          </table:table-cell>
          <table:table-cell office:value-type="float" office:value="1" table:formula="of:=([.U61]/(([.C62]^[.$R$51])*[.$R$53]))^(1/[.$R$52])" table:style-name="ce14">
            <text:p>1</text:p>
          </table:table-cell>
          <table:table-cell office:value-type="float" office:value="8760" table:formula="of:=[.S62]+[.A62]" table:style-name="ce14">
            <text:p>8760</text:p>
          </table:table-cell>
          <table:table-cell office:value-type="float" office:value="9738.3904680045816" table:formula="of:=[.$R$53]*([.C62]^[.$R$51])*([.T62]^[.$R$52])" table:style-name="ce14">
            <text:p>9738,390468</text:p>
          </table:table-cell>
          <table:table-cell table:number-columns-repeated="16363"/>
        </table:table-row>
        <table:table-row table:style-name="ro1">
          <table:table-cell office:value-type="float" office:value="8760" table:style-name="ce3">
            <text:p>8760</text:p>
          </table:table-cell>
          <table:table-cell office:value-type="float" office:value="20" table:style-name="ce3">
            <text:p>20</text:p>
          </table:table-cell>
          <table:table-cell office:value-type="float" office:value="47823039.675244004" table:formula="of:=[.$B$51]" table:style-name="ce15">
            <text:p>4,78E+07</text:p>
          </table:table-cell>
          <table:table-cell office:value-type="float" office:value="47823039.675244004" table:formula="of:=IF([.C63]&lt;[.$B$50];0;IF([.C63]&lt;[.$B$51];[.$B$50];IF([.C63]&lt;[.$B$52];[.$B$51];IF([.C63]&lt;[.$B$53];[.$B$52];[.$B$52]))))" table:style-name="ce6">
            <text:p>4,782E+07</text:p>
          </table:table-cell>
          <table:table-cell office:value-type="float" office:value="1.236297020486822E-12" table:formula="of:=IF([.C63]&lt;[.$B$50];0;IF([.C63]&lt;[.$B$51];[.$E$51];IF([.C63]&lt;[.$B$52];[.$E$52];IF([.C63]&lt;[.$B$53];[.$E$53];[.$E$53]))))" table:style-name="ce2">
            <text:p>1,2363E-12</text:p>
          </table:table-cell>
          <table:table-cell office:value-type="float" office:value="5.5619637895398E-5" table:formula="of:=IF([.C63]&lt;[.$B$50];0;IF([.C63]&lt;[.$B$51];[.$F$50];IF([.C63]&lt;[.$B$52];[.$F$51];IF([.C63]&lt;[.$B$53];[.$F$52];[.$F$52]))))" table:style-name="ce4">
            <text:p>5,562E-05</text:p>
          </table:table-cell>
          <table:table-cell office:value-type="float" office:value="4.2163971947348548E-10" table:formula="of:=IF([.C63]&lt;[.$B$50];0;IF([.C63]&lt;[.$B$51];[.$G$51];IF([.C63]&lt;[.$B$52];[.$G$52];IF([.C63]&lt;[.$B$53];[.$G$53];[.$G$53]))))" table:style-name="ce1">
            <text:p>4,2164E-10</text:p>
          </table:table-cell>
          <table:table-cell office:value-type="float" office:value="0.22188456208060678" table:formula="of:=IF([.C63]&lt;[.$B$50];0;IF([.C63]&lt;[.$B$51];[.$H$50];IF([.C63]&lt;[.$B$52];[.$H$51];IF([.C63]&lt;[.$B$53];[.$H$52];[.$H$52]))))" table:style-name="ce1">
            <text:p>0,221884562</text:p>
          </table:table-cell>
          <table:table-cell office:value-type="float" office:value="5.5619637895398E-5" table:formula="of:=([.C63]-[.D63])*[.E63]+[.F63]" table:style-name="ce1">
            <text:p>5,56196E-05</text:p>
          </table:table-cell>
          <table:table-cell office:value-type="float" office:value="0.22188456208060678" table:formula="of:=([.C63]-[.D63])*[.G63]+[.H63]" table:style-name="ce1">
            <text:p>0,221884562</text:p>
          </table:table-cell>
          <table:table-cell office:value-type="float" office:value="1" table:formula="of:=EXP([.$B$55]*([.B63]-[.$B$56]))" table:style-name="ce2">
            <text:p>1</text:p>
          </table:table-cell>
          <table:table-cell office:value-type="float" office:value="8760.00000000002" table:formula="of:=([.N62]/([.I63]*[.K63]))^(1/[.J63])" table:style-name="ce2">
            <text:p>8760</text:p>
          </table:table-cell>
          <table:table-cell office:value-type="float" office:value="17520.000000000022" table:formula="of:=[.L63]+[.A63]" table:style-name="ce2">
            <text:p>17520</text:p>
          </table:table-cell>
          <table:table-cell office:value-type="float" office:value="4.8618646351657668E-4" table:formula="of:=[.K63]*[.I63]*([.M63]^[.J63])" table:style-name="ce2">
            <text:p>0,000486186</text:p>
          </table:table-cell>
          <table:table-cell table:number-columns-repeated="2" table:style-name="ce1"/>
          <table:table-cell office:value-type="float" office:value="28780525141797.207" table:formula="of:=(([.C63]^([.$R$51]/[.$R$52]))*[.A63])+[.Q62]" table:style-name="ce13">
            <text:p>2,87805E+13</text:p>
          </table:table-cell>
          <table:table-cell office:value-type="float" office:value="11580.963233225724" table:formula="of:=[.$R$53]*([.Q63]^[.$R$52])" table:style-name="ce13">
            <text:p>11580,96323</text:p>
          </table:table-cell>
          <table:table-cell office:value-type="float" office:value="8760" table:formula="of:=([.U62]/(([.C63]^[.$R$51])*[.$R$53]))^(1/[.$R$52])" table:style-name="ce14">
            <text:p>8760</text:p>
          </table:table-cell>
          <table:table-cell office:value-type="float" office:value="17520" table:formula="of:=[.S63]+[.A63]" table:style-name="ce14">
            <text:p>17520</text:p>
          </table:table-cell>
          <table:table-cell office:value-type="float" office:value="11580.96323322573" table:formula="of:=[.$R$53]*([.C63]^[.$R$51])*([.T63]^[.$R$52])" table:style-name="ce14">
            <text:p>11580,96323</text:p>
          </table:table-cell>
          <table:table-cell table:number-columns-repeated="16363"/>
        </table:table-row>
        <table:table-row table:style-name="ro1">
          <table:table-cell office:value-type="float" office:value="8760" table:style-name="ce3">
            <text:p>8760</text:p>
          </table:table-cell>
          <table:table-cell office:value-type="float" office:value="20" table:style-name="ce3">
            <text:p>20</text:p>
          </table:table-cell>
          <table:table-cell office:value-type="float" office:value="47823039.675244004" table:formula="of:=[.$B$51]" table:style-name="ce15">
            <text:p>4,78E+07</text:p>
          </table:table-cell>
          <table:table-cell office:value-type="float" office:value="47823039.675244004" table:formula="of:=IF([.C64]&lt;[.$B$50];0;IF([.C64]&lt;[.$B$51];[.$B$50];IF([.C64]&lt;[.$B$52];[.$B$51];IF([.C64]&lt;[.$B$53];[.$B$52];[.$B$52]))))" table:style-name="ce6">
            <text:p>4,782E+07</text:p>
          </table:table-cell>
          <table:table-cell office:value-type="float" office:value="1.236297020486822E-12" table:formula="of:=IF([.C64]&lt;[.$B$50];0;IF([.C64]&lt;[.$B$51];[.$E$51];IF([.C64]&lt;[.$B$52];[.$E$52];IF([.C64]&lt;[.$B$53];[.$E$53];[.$E$53]))))" table:style-name="ce2">
            <text:p>1,2363E-12</text:p>
          </table:table-cell>
          <table:table-cell office:value-type="float" office:value="5.5619637895398E-5" table:formula="of:=IF([.C64]&lt;[.$B$50];0;IF([.C64]&lt;[.$B$51];[.$F$50];IF([.C64]&lt;[.$B$52];[.$F$51];IF([.C64]&lt;[.$B$53];[.$F$52];[.$F$52]))))" table:style-name="ce4">
            <text:p>5,562E-05</text:p>
          </table:table-cell>
          <table:table-cell office:value-type="float" office:value="4.2163971947348548E-10" table:formula="of:=IF([.C64]&lt;[.$B$50];0;IF([.C64]&lt;[.$B$51];[.$G$51];IF([.C64]&lt;[.$B$52];[.$G$52];IF([.C64]&lt;[.$B$53];[.$G$53];[.$G$53]))))" table:style-name="ce1">
            <text:p>4,2164E-10</text:p>
          </table:table-cell>
          <table:table-cell office:value-type="float" office:value="0.22188456208060678" table:formula="of:=IF([.C64]&lt;[.$B$50];0;IF([.C64]&lt;[.$B$51];[.$H$50];IF([.C64]&lt;[.$B$52];[.$H$51];IF([.C64]&lt;[.$B$53];[.$H$52];[.$H$52]))))" table:style-name="ce1">
            <text:p>0,221884562</text:p>
          </table:table-cell>
          <table:table-cell office:value-type="float" office:value="5.5619637895398E-5" table:formula="of:=([.C64]-[.D64])*[.E64]+[.F64]" table:style-name="ce1">
            <text:p>5,56196E-05</text:p>
          </table:table-cell>
          <table:table-cell office:value-type="float" office:value="0.22188456208060678" table:formula="of:=([.C64]-[.D64])*[.G64]+[.H64]" table:style-name="ce1">
            <text:p>0,221884562</text:p>
          </table:table-cell>
          <table:table-cell office:value-type="float" office:value="1" table:formula="of:=EXP([.$B$55]*([.B64]-[.$B$56]))" table:style-name="ce2">
            <text:p>1</text:p>
          </table:table-cell>
          <table:table-cell office:value-type="float" office:value="17520.000000000044" table:formula="of:=([.N63]/([.I64]*[.K64]))^(1/[.J64])" table:style-name="ce2">
            <text:p>17520</text:p>
          </table:table-cell>
          <table:table-cell office:value-type="float" office:value="26280.000000000044" table:formula="of:=[.L64]+[.A64]" table:style-name="ce2">
            <text:p>26280</text:p>
          </table:table-cell>
          <table:table-cell office:value-type="float" office:value="5.3195487699018692E-4" table:formula="of:=[.K64]*[.I64]*([.M64]^[.J64])" table:style-name="ce2">
            <text:p>0,000531955</text:p>
          </table:table-cell>
          <table:table-cell table:number-columns-repeated="2" table:style-name="ce1"/>
          <table:table-cell office:value-type="float" office:value="43170787712695.813" table:formula="of:=(([.C64]^([.$R$51]/[.$R$52]))*[.A64])+[.Q63]" table:style-name="ce13">
            <text:p>4,31708E+13</text:p>
          </table:table-cell>
          <table:table-cell office:value-type="float" office:value="12816.442622925097" table:formula="of:=[.$R$53]*([.Q64]^[.$R$52])" table:style-name="ce13">
            <text:p>12816,44262</text:p>
          </table:table-cell>
          <table:table-cell office:value-type="float" office:value="17520.000000000015" table:formula="of:=([.U63]/(([.C64]^[.$R$51])*[.$R$53]))^(1/[.$R$52])" table:style-name="ce14">
            <text:p>17520</text:p>
          </table:table-cell>
          <table:table-cell office:value-type="float" office:value="26280.000000000015" table:formula="of:=[.S64]+[.A64]" table:style-name="ce14">
            <text:p>26280</text:p>
          </table:table-cell>
          <table:table-cell office:value-type="float" office:value="12816.442622925089" table:formula="of:=[.$R$53]*([.C64]^[.$R$51])*([.T64]^[.$R$52])" table:style-name="ce14">
            <text:p>12816,44262</text:p>
          </table:table-cell>
          <table:table-cell table:number-columns-repeated="16363"/>
        </table:table-row>
        <table:table-row table:style-name="ro1">
          <table:table-cell office:value-type="float" office:value="8760" table:style-name="ce3">
            <text:p>8760</text:p>
          </table:table-cell>
          <table:table-cell office:value-type="float" office:value="20" table:style-name="ce3">
            <text:p>20</text:p>
          </table:table-cell>
          <table:table-cell office:value-type="float" office:value="47823039.675244004" table:formula="of:=[.$B$51]" table:style-name="ce15">
            <text:p>4,78E+07</text:p>
          </table:table-cell>
          <table:table-cell office:value-type="float" office:value="47823039.675244004" table:formula="of:=IF([.C65]&lt;[.$B$50];0;IF([.C65]&lt;[.$B$51];[.$B$50];IF([.C65]&lt;[.$B$52];[.$B$51];IF([.C65]&lt;[.$B$53];[.$B$52];[.$B$52]))))" table:style-name="ce6">
            <text:p>4,782E+07</text:p>
          </table:table-cell>
          <table:table-cell office:value-type="float" office:value="1.236297020486822E-12" table:formula="of:=IF([.C65]&lt;[.$B$50];0;IF([.C65]&lt;[.$B$51];[.$E$51];IF([.C65]&lt;[.$B$52];[.$E$52];IF([.C65]&lt;[.$B$53];[.$E$53];[.$E$53]))))" table:style-name="ce2">
            <text:p>1,2363E-12</text:p>
          </table:table-cell>
          <table:table-cell office:value-type="float" office:value="5.5619637895398E-5" table:formula="of:=IF([.C65]&lt;[.$B$50];0;IF([.C65]&lt;[.$B$51];[.$F$50];IF([.C65]&lt;[.$B$52];[.$F$51];IF([.C65]&lt;[.$B$53];[.$F$52];[.$F$52]))))" table:style-name="ce4">
            <text:p>5,562E-05</text:p>
          </table:table-cell>
          <table:table-cell office:value-type="float" office:value="4.2163971947348548E-10" table:formula="of:=IF([.C65]&lt;[.$B$50];0;IF([.C65]&lt;[.$B$51];[.$G$51];IF([.C65]&lt;[.$B$52];[.$G$52];IF([.C65]&lt;[.$B$53];[.$G$53];[.$G$53]))))" table:style-name="ce1">
            <text:p>4,2164E-10</text:p>
          </table:table-cell>
          <table:table-cell office:value-type="float" office:value="0.22188456208060678" table:formula="of:=IF([.C65]&lt;[.$B$50];0;IF([.C65]&lt;[.$B$51];[.$H$50];IF([.C65]&lt;[.$B$52];[.$H$51];IF([.C65]&lt;[.$B$53];[.$H$52];[.$H$52]))))" table:style-name="ce1">
            <text:p>0,221884562</text:p>
          </table:table-cell>
          <table:table-cell office:value-type="float" office:value="5.5619637895398E-5" table:formula="of:=([.C65]-[.D65])*[.E65]+[.F65]" table:style-name="ce1">
            <text:p>5,56196E-05</text:p>
          </table:table-cell>
          <table:table-cell office:value-type="float" office:value="0.22188456208060678" table:formula="of:=([.C65]-[.D65])*[.G65]+[.H65]" table:style-name="ce1">
            <text:p>0,221884562</text:p>
          </table:table-cell>
          <table:table-cell office:value-type="float" office:value="1" table:formula="of:=EXP([.$B$55]*([.B65]-[.$B$56]))" table:style-name="ce2">
            <text:p>1</text:p>
          </table:table-cell>
          <table:table-cell office:value-type="float" office:value="26280.000000000044" table:formula="of:=([.N64]/([.I65]*[.K65]))^(1/[.J65])" table:style-name="ce2">
            <text:p>26280</text:p>
          </table:table-cell>
          <table:table-cell office:value-type="float" office:value="35040.000000000044" table:formula="of:=[.L65]+[.A65]" table:style-name="ce2">
            <text:p>35040</text:p>
          </table:table-cell>
          <table:table-cell office:value-type="float" office:value="5.6701790330393584E-4" table:formula="of:=[.K65]*[.I65]*([.M65]^[.J65])" table:style-name="ce2">
            <text:p>0,000567018</text:p>
          </table:table-cell>
          <table:table-cell table:number-columns-repeated="2" table:style-name="ce1"/>
          <table:table-cell office:value-type="float" office:value="57561050283594.414" table:formula="of:=(([.C65]^([.$R$51]/[.$R$52]))*[.A65])+[.Q64]" table:style-name="ce13">
            <text:p>5,75611E+13</text:p>
          </table:table-cell>
          <table:table-cell office:value-type="float" office:value="13772.163875536955" table:formula="of:=[.$R$53]*([.Q65]^[.$R$52])" table:style-name="ce13">
            <text:p>13772,16388</text:p>
          </table:table-cell>
          <table:table-cell office:value-type="float" office:value="26279.999999999989" table:formula="of:=([.U64]/(([.C65]^[.$R$51])*[.$R$53]))^(1/[.$R$52])" table:style-name="ce14">
            <text:p>26280</text:p>
          </table:table-cell>
          <table:table-cell office:value-type="float" office:value="35039.999999999985" table:formula="of:=[.S65]+[.A65]" table:style-name="ce14">
            <text:p>35040</text:p>
          </table:table-cell>
          <table:table-cell office:value-type="float" office:value="13772.163875536946" table:formula="of:=[.$R$53]*([.C65]^[.$R$51])*([.T65]^[.$R$52])" table:style-name="ce14">
            <text:p>13772,16388</text:p>
          </table:table-cell>
          <table:table-cell table:number-columns-repeated="16363"/>
        </table:table-row>
        <table:table-row table:style-name="ro1">
          <table:table-cell office:value-type="float" office:value="8760" table:style-name="ce3">
            <text:p>8760</text:p>
          </table:table-cell>
          <table:table-cell office:value-type="float" office:value="20" table:style-name="ce3">
            <text:p>20</text:p>
          </table:table-cell>
          <table:table-cell office:value-type="float" office:value="47823039.675244004" table:formula="of:=[.$B$51]" table:style-name="ce15">
            <text:p>4,78E+07</text:p>
          </table:table-cell>
          <table:table-cell office:value-type="float" office:value="47823039.675244004" table:formula="of:=IF([.C66]&lt;[.$B$50];0;IF([.C66]&lt;[.$B$51];[.$B$50];IF([.C66]&lt;[.$B$52];[.$B$51];IF([.C66]&lt;[.$B$53];[.$B$52];[.$B$52]))))" table:style-name="ce6">
            <text:p>4,782E+07</text:p>
          </table:table-cell>
          <table:table-cell office:value-type="float" office:value="1.236297020486822E-12" table:formula="of:=IF([.C66]&lt;[.$B$50];0;IF([.C66]&lt;[.$B$51];[.$E$51];IF([.C66]&lt;[.$B$52];[.$E$52];IF([.C66]&lt;[.$B$53];[.$E$53];[.$E$53]))))" table:style-name="ce2">
            <text:p>1,2363E-12</text:p>
          </table:table-cell>
          <table:table-cell office:value-type="float" office:value="5.5619637895398E-5" table:formula="of:=IF([.C66]&lt;[.$B$50];0;IF([.C66]&lt;[.$B$51];[.$F$50];IF([.C66]&lt;[.$B$52];[.$F$51];IF([.C66]&lt;[.$B$53];[.$F$52];[.$F$52]))))" table:style-name="ce4">
            <text:p>5,562E-05</text:p>
          </table:table-cell>
          <table:table-cell office:value-type="float" office:value="4.2163971947348548E-10" table:formula="of:=IF([.C66]&lt;[.$B$50];0;IF([.C66]&lt;[.$B$51];[.$G$51];IF([.C66]&lt;[.$B$52];[.$G$52];IF([.C66]&lt;[.$B$53];[.$G$53];[.$G$53]))))" table:style-name="ce1">
            <text:p>4,2164E-10</text:p>
          </table:table-cell>
          <table:table-cell office:value-type="float" office:value="0.22188456208060678" table:formula="of:=IF([.C66]&lt;[.$B$50];0;IF([.C66]&lt;[.$B$51];[.$H$50];IF([.C66]&lt;[.$B$52];[.$H$51];IF([.C66]&lt;[.$B$53];[.$H$52];[.$H$52]))))" table:style-name="ce1">
            <text:p>0,221884562</text:p>
          </table:table-cell>
          <table:table-cell office:value-type="float" office:value="5.5619637895398E-5" table:formula="of:=([.C66]-[.D66])*[.E66]+[.F66]" table:style-name="ce1">
            <text:p>5,56196E-05</text:p>
          </table:table-cell>
          <table:table-cell office:value-type="float" office:value="0.22188456208060678" table:formula="of:=([.C66]-[.D66])*[.G66]+[.H66]" table:style-name="ce1">
            <text:p>0,221884562</text:p>
          </table:table-cell>
          <table:table-cell office:value-type="float" office:value="1" table:formula="of:=EXP([.$B$55]*([.B66]-[.$B$56]))" table:style-name="ce2">
            <text:p>1</text:p>
          </table:table-cell>
          <table:table-cell office:value-type="float" office:value="35040.000000000087" table:formula="of:=([.N65]/([.I66]*[.K66]))^(1/[.J66])" table:style-name="ce2">
            <text:p>35040</text:p>
          </table:table-cell>
          <table:table-cell office:value-type="float" office:value="43800.000000000087" table:formula="of:=[.L66]+[.A66]" table:style-name="ce2">
            <text:p>43800</text:p>
          </table:table-cell>
          <table:table-cell office:value-type="float" office:value="5.9579877718520164E-4" table:formula="of:=[.K66]*[.I66]*([.M66]^[.J66])" table:style-name="ce2">
            <text:p>0,000595799</text:p>
          </table:table-cell>
          <table:table-cell table:number-columns-repeated="2" table:style-name="ce1"/>
          <table:table-cell office:value-type="float" office:value="71951312854493.016" table:formula="of:=(([.C66]^([.$R$51]/[.$R$52]))*[.A66])+[.Q65]" table:style-name="ce13">
            <text:p>7,19513E+13</text:p>
          </table:table-cell>
          <table:table-cell office:value-type="float" office:value="14562.290317387004" table:formula="of:=[.$R$53]*([.Q66]^[.$R$52])" table:style-name="ce13">
            <text:p>14562,29032</text:p>
          </table:table-cell>
          <table:table-cell office:value-type="float" office:value="35039.999999999956" table:formula="of:=([.U65]/(([.C66]^[.$R$51])*[.$R$53]))^(1/[.$R$52])" table:style-name="ce14">
            <text:p>35040</text:p>
          </table:table-cell>
          <table:table-cell office:value-type="float" office:value="43799.999999999956" table:formula="of:=[.S66]+[.A66]" table:style-name="ce14">
            <text:p>43800</text:p>
          </table:table-cell>
          <table:table-cell office:value-type="float" office:value="14562.290317387002" table:formula="of:=[.$R$53]*([.C66]^[.$R$51])*([.T66]^[.$R$52])" table:style-name="ce14">
            <text:p>14562,29032</text:p>
          </table:table-cell>
          <table:table-cell table:number-columns-repeated="16363"/>
        </table:table-row>
        <table:table-row table:style-name="ro1">
          <table:table-cell office:value-type="float" office:value="8760" table:style-name="ce3">
            <text:p>8760</text:p>
          </table:table-cell>
          <table:table-cell office:value-type="float" office:value="20" table:style-name="ce3">
            <text:p>20</text:p>
          </table:table-cell>
          <table:table-cell office:value-type="float" office:value="47823039.675244004" table:formula="of:=[.$B$51]" table:style-name="ce15">
            <text:p>4,78E+07</text:p>
          </table:table-cell>
          <table:table-cell office:value-type="float" office:value="47823039.675244004" table:formula="of:=IF([.C67]&lt;[.$B$50];0;IF([.C67]&lt;[.$B$51];[.$B$50];IF([.C67]&lt;[.$B$52];[.$B$51];IF([.C67]&lt;[.$B$53];[.$B$52];[.$B$52]))))" table:style-name="ce6">
            <text:p>4,782E+07</text:p>
          </table:table-cell>
          <table:table-cell office:value-type="float" office:value="1.236297020486822E-12" table:formula="of:=IF([.C67]&lt;[.$B$50];0;IF([.C67]&lt;[.$B$51];[.$E$51];IF([.C67]&lt;[.$B$52];[.$E$52];IF([.C67]&lt;[.$B$53];[.$E$53];[.$E$53]))))" table:style-name="ce2">
            <text:p>1,2363E-12</text:p>
          </table:table-cell>
          <table:table-cell office:value-type="float" office:value="5.5619637895398E-5" table:formula="of:=IF([.C67]&lt;[.$B$50];0;IF([.C67]&lt;[.$B$51];[.$F$50];IF([.C67]&lt;[.$B$52];[.$F$51];IF([.C67]&lt;[.$B$53];[.$F$52];[.$F$52]))))" table:style-name="ce4">
            <text:p>5,562E-05</text:p>
          </table:table-cell>
          <table:table-cell office:value-type="float" office:value="4.2163971947348548E-10" table:formula="of:=IF([.C67]&lt;[.$B$50];0;IF([.C67]&lt;[.$B$51];[.$G$51];IF([.C67]&lt;[.$B$52];[.$G$52];IF([.C67]&lt;[.$B$53];[.$G$53];[.$G$53]))))" table:style-name="ce1">
            <text:p>4,2164E-10</text:p>
          </table:table-cell>
          <table:table-cell office:value-type="float" office:value="0.22188456208060678" table:formula="of:=IF([.C67]&lt;[.$B$50];0;IF([.C67]&lt;[.$B$51];[.$H$50];IF([.C67]&lt;[.$B$52];[.$H$51];IF([.C67]&lt;[.$B$53];[.$H$52];[.$H$52]))))" table:style-name="ce1">
            <text:p>0,221884562</text:p>
          </table:table-cell>
          <table:table-cell office:value-type="float" office:value="5.5619637895398E-5" table:formula="of:=([.C67]-[.D67])*[.E67]+[.F67]" table:style-name="ce1">
            <text:p>5,56196E-05</text:p>
          </table:table-cell>
          <table:table-cell office:value-type="float" office:value="0.22188456208060678" table:formula="of:=([.C67]-[.D67])*[.G67]+[.H67]" table:style-name="ce1">
            <text:p>0,221884562</text:p>
          </table:table-cell>
          <table:table-cell office:value-type="float" office:value="1" table:formula="of:=EXP([.$B$55]*([.B67]-[.$B$56]))" table:style-name="ce2">
            <text:p>1</text:p>
          </table:table-cell>
          <table:table-cell office:value-type="float" office:value="43800.000000000146" table:formula="of:=([.N66]/([.I67]*[.K67]))^(1/[.J67])" table:style-name="ce2">
            <text:p>43800</text:p>
          </table:table-cell>
          <table:table-cell office:value-type="float" office:value="52560.000000000146" table:formula="of:=[.L67]+[.A67]" table:style-name="ce2">
            <text:p>52560</text:p>
          </table:table-cell>
          <table:table-cell office:value-type="float" office:value="6.2039559230343485E-4" table:formula="of:=[.K67]*[.I67]*([.M67]^[.J67])" table:style-name="ce2">
            <text:p>0,000620396</text:p>
          </table:table-cell>
          <table:table-cell table:number-columns-repeated="2" table:style-name="ce1"/>
          <table:table-cell office:value-type="float" office:value="86341575425391.625" table:formula="of:=(([.C67]^([.$R$51]/[.$R$52]))*[.A67])+[.Q66]" table:style-name="ce13">
            <text:p>8,63416E+13</text:p>
          </table:table-cell>
          <table:table-cell office:value-type="float" office:value="15241.404756206641" table:formula="of:=[.$R$53]*([.Q67]^[.$R$52])" table:style-name="ce13">
            <text:p>15241,40476</text:p>
          </table:table-cell>
          <table:table-cell office:value-type="float" office:value="43799.999999999985" table:formula="of:=([.U66]/(([.C67]^[.$R$51])*[.$R$53]))^(1/[.$R$52])" table:style-name="ce14">
            <text:p>43800</text:p>
          </table:table-cell>
          <table:table-cell office:value-type="float" office:value="52559.999999999985" table:formula="of:=[.S67]+[.A67]" table:style-name="ce14">
            <text:p>52560</text:p>
          </table:table-cell>
          <table:table-cell office:value-type="float" office:value="15241.404756206653" table:formula="of:=[.$R$53]*([.C67]^[.$R$51])*([.T67]^[.$R$52])" table:style-name="ce14">
            <text:p>15241,40476</text:p>
          </table:table-cell>
          <table:table-cell table:number-columns-repeated="16363"/>
        </table:table-row>
        <table:table-row table:style-name="ro1">
          <table:table-cell office:value-type="float" office:value="8760" table:style-name="ce3">
            <text:p>8760</text:p>
          </table:table-cell>
          <table:table-cell office:value-type="float" office:value="20" table:style-name="ce3">
            <text:p>20</text:p>
          </table:table-cell>
          <table:table-cell office:value-type="float" office:value="47823039.675244004" table:formula="of:=[.$B$51]" table:style-name="ce15">
            <text:p>4,78E+07</text:p>
          </table:table-cell>
          <table:table-cell office:value-type="float" office:value="47823039.675244004" table:formula="of:=IF([.C68]&lt;[.$B$50];0;IF([.C68]&lt;[.$B$51];[.$B$50];IF([.C68]&lt;[.$B$52];[.$B$51];IF([.C68]&lt;[.$B$53];[.$B$52];[.$B$52]))))" table:style-name="ce6">
            <text:p>4,782E+07</text:p>
          </table:table-cell>
          <table:table-cell office:value-type="float" office:value="1.236297020486822E-12" table:formula="of:=IF([.C68]&lt;[.$B$50];0;IF([.C68]&lt;[.$B$51];[.$E$51];IF([.C68]&lt;[.$B$52];[.$E$52];IF([.C68]&lt;[.$B$53];[.$E$53];[.$E$53]))))" table:style-name="ce2">
            <text:p>1,2363E-12</text:p>
          </table:table-cell>
          <table:table-cell office:value-type="float" office:value="5.5619637895398E-5" table:formula="of:=IF([.C68]&lt;[.$B$50];0;IF([.C68]&lt;[.$B$51];[.$F$50];IF([.C68]&lt;[.$B$52];[.$F$51];IF([.C68]&lt;[.$B$53];[.$F$52];[.$F$52]))))" table:style-name="ce4">
            <text:p>5,562E-05</text:p>
          </table:table-cell>
          <table:table-cell office:value-type="float" office:value="4.2163971947348548E-10" table:formula="of:=IF([.C68]&lt;[.$B$50];0;IF([.C68]&lt;[.$B$51];[.$G$51];IF([.C68]&lt;[.$B$52];[.$G$52];IF([.C68]&lt;[.$B$53];[.$G$53];[.$G$53]))))" table:style-name="ce1">
            <text:p>4,2164E-10</text:p>
          </table:table-cell>
          <table:table-cell office:value-type="float" office:value="0.22188456208060678" table:formula="of:=IF([.C68]&lt;[.$B$50];0;IF([.C68]&lt;[.$B$51];[.$H$50];IF([.C68]&lt;[.$B$52];[.$H$51];IF([.C68]&lt;[.$B$53];[.$H$52];[.$H$52]))))" table:style-name="ce1">
            <text:p>0,221884562</text:p>
          </table:table-cell>
          <table:table-cell office:value-type="float" office:value="5.5619637895398E-5" table:formula="of:=([.C68]-[.D68])*[.E68]+[.F68]" table:style-name="ce1">
            <text:p>5,56196E-05</text:p>
          </table:table-cell>
          <table:table-cell office:value-type="float" office:value="0.22188456208060678" table:formula="of:=([.C68]-[.D68])*[.G68]+[.H68]" table:style-name="ce1">
            <text:p>0,221884562</text:p>
          </table:table-cell>
          <table:table-cell office:value-type="float" office:value="1" table:formula="of:=EXP([.$B$55]*([.B68]-[.$B$56]))" table:style-name="ce2">
            <text:p>1</text:p>
          </table:table-cell>
          <table:table-cell office:value-type="float" office:value="52560.000000000284" table:formula="of:=([.N67]/([.I68]*[.K68]))^(1/[.J68])" table:style-name="ce2">
            <text:p>52560</text:p>
          </table:table-cell>
          <table:table-cell office:value-type="float" office:value="61320.000000000284" table:formula="of:=[.L68]+[.A68]" table:style-name="ce2">
            <text:p>61320</text:p>
          </table:table-cell>
          <table:table-cell office:value-type="float" office:value="6.4198246020298686E-4" table:formula="of:=[.K68]*[.I68]*([.M68]^[.J68])" table:style-name="ce2">
            <text:p>0,000641982</text:p>
          </table:table-cell>
          <table:table-cell table:number-columns-repeated="2" table:style-name="ce1"/>
          <table:table-cell office:value-type="float" office:value="100731837996290.23" table:formula="of:=(([.C68]^([.$R$51]/[.$R$52]))*[.A68])+[.Q67]" table:style-name="ce13">
            <text:p>1,00732E+14</text:p>
          </table:table-cell>
          <table:table-cell office:value-type="float" office:value="15840.237683917378" table:formula="of:=[.$R$53]*([.Q68]^[.$R$52])" table:style-name="ce13">
            <text:p>15840,23768</text:p>
          </table:table-cell>
          <table:table-cell office:value-type="float" office:value="52559.999999999993" table:formula="of:=([.U67]/(([.C68]^[.$R$51])*[.$R$53]))^(1/[.$R$52])" table:style-name="ce14">
            <text:p>52560</text:p>
          </table:table-cell>
          <table:table-cell office:value-type="float" office:value="61319.999999999993" table:formula="of:=[.S68]+[.A68]" table:style-name="ce14">
            <text:p>61320</text:p>
          </table:table-cell>
          <table:table-cell office:value-type="float" office:value="15840.237683917385" table:formula="of:=[.$R$53]*([.C68]^[.$R$51])*([.T68]^[.$R$52])" table:style-name="ce14">
            <text:p>15840,23768</text:p>
          </table:table-cell>
          <table:table-cell table:number-columns-repeated="16363"/>
        </table:table-row>
        <table:table-row table:style-name="ro1">
          <table:table-cell office:value-type="float" office:value="8760" table:style-name="ce3">
            <text:p>8760</text:p>
          </table:table-cell>
          <table:table-cell office:value-type="float" office:value="20" table:style-name="ce3">
            <text:p>20</text:p>
          </table:table-cell>
          <table:table-cell office:value-type="float" office:value="47823039.675244004" table:formula="of:=[.$B$51]" table:style-name="ce15">
            <text:p>4,78E+07</text:p>
          </table:table-cell>
          <table:table-cell office:value-type="float" office:value="47823039.675244004" table:formula="of:=IF([.C69]&lt;[.$B$50];0;IF([.C69]&lt;[.$B$51];[.$B$50];IF([.C69]&lt;[.$B$52];[.$B$51];IF([.C69]&lt;[.$B$53];[.$B$52];[.$B$52]))))" table:style-name="ce6">
            <text:p>4,782E+07</text:p>
          </table:table-cell>
          <table:table-cell office:value-type="float" office:value="1.236297020486822E-12" table:formula="of:=IF([.C69]&lt;[.$B$50];0;IF([.C69]&lt;[.$B$51];[.$E$51];IF([.C69]&lt;[.$B$52];[.$E$52];IF([.C69]&lt;[.$B$53];[.$E$53];[.$E$53]))))" table:style-name="ce2">
            <text:p>1,2363E-12</text:p>
          </table:table-cell>
          <table:table-cell office:value-type="float" office:value="5.5619637895398E-5" table:formula="of:=IF([.C69]&lt;[.$B$50];0;IF([.C69]&lt;[.$B$51];[.$F$50];IF([.C69]&lt;[.$B$52];[.$F$51];IF([.C69]&lt;[.$B$53];[.$F$52];[.$F$52]))))" table:style-name="ce4">
            <text:p>5,562E-05</text:p>
          </table:table-cell>
          <table:table-cell office:value-type="float" office:value="4.2163971947348548E-10" table:formula="of:=IF([.C69]&lt;[.$B$50];0;IF([.C69]&lt;[.$B$51];[.$G$51];IF([.C69]&lt;[.$B$52];[.$G$52];IF([.C69]&lt;[.$B$53];[.$G$53];[.$G$53]))))" table:style-name="ce1">
            <text:p>4,2164E-10</text:p>
          </table:table-cell>
          <table:table-cell office:value-type="float" office:value="0.22188456208060678" table:formula="of:=IF([.C69]&lt;[.$B$50];0;IF([.C69]&lt;[.$B$51];[.$H$50];IF([.C69]&lt;[.$B$52];[.$H$51];IF([.C69]&lt;[.$B$53];[.$H$52];[.$H$52]))))" table:style-name="ce1">
            <text:p>0,221884562</text:p>
          </table:table-cell>
          <table:table-cell office:value-type="float" office:value="5.5619637895398E-5" table:formula="of:=([.C69]-[.D69])*[.E69]+[.F69]" table:style-name="ce1">
            <text:p>5,56196E-05</text:p>
          </table:table-cell>
          <table:table-cell office:value-type="float" office:value="0.22188456208060678" table:formula="of:=([.C69]-[.D69])*[.G69]+[.H69]" table:style-name="ce1">
            <text:p>0,221884562</text:p>
          </table:table-cell>
          <table:table-cell office:value-type="float" office:value="1" table:formula="of:=EXP([.$B$55]*([.B69]-[.$B$56]))" table:style-name="ce2">
            <text:p>1</text:p>
          </table:table-cell>
          <table:table-cell office:value-type="float" office:value="61320.000000000371" table:formula="of:=([.N68]/([.I69]*[.K69]))^(1/[.J69])" table:style-name="ce2">
            <text:p>61320</text:p>
          </table:table-cell>
          <table:table-cell office:value-type="float" office:value="70080.000000000378" table:formula="of:=[.L69]+[.A69]" table:style-name="ce2">
            <text:p>70080</text:p>
          </table:table-cell>
          <table:table-cell office:value-type="float" office:value="6.6128805878658487E-4" table:formula="of:=[.K69]*[.I69]*([.M69]^[.J69])" table:style-name="ce2">
            <text:p>0,000661288</text:p>
          </table:table-cell>
          <table:table-cell table:number-columns-repeated="2" table:style-name="ce1"/>
          <table:table-cell office:value-type="float" office:value="115122100567188.84" table:formula="of:=(([.C69]^([.$R$51]/[.$R$52]))*[.A69])+[.Q68]" table:style-name="ce13">
            <text:p>1,15122E+14</text:p>
          </table:table-cell>
          <table:table-cell office:value-type="float" office:value="16377.955269772003" table:formula="of:=[.$R$53]*([.Q69]^[.$R$52])" table:style-name="ce13">
            <text:p>16377,95527</text:p>
          </table:table-cell>
          <table:table-cell office:value-type="float" office:value="61320.000000000044" table:formula="of:=([.U68]/(([.C69]^[.$R$51])*[.$R$53]))^(1/[.$R$52])" table:style-name="ce14">
            <text:p>61320</text:p>
          </table:table-cell>
          <table:table-cell office:value-type="float" office:value="70080.000000000044" table:formula="of:=[.S69]+[.A69]" table:style-name="ce14">
            <text:p>70080</text:p>
          </table:table-cell>
          <table:table-cell office:value-type="float" office:value="16377.955269771994" table:formula="of:=[.$R$53]*([.C69]^[.$R$51])*([.T69]^[.$R$52])" table:style-name="ce14">
            <text:p>16377,95527</text:p>
          </table:table-cell>
          <table:table-cell table:number-columns-repeated="16363"/>
        </table:table-row>
        <table:table-row table:style-name="ro1">
          <table:table-cell office:value-type="float" office:value="8760" table:style-name="ce3">
            <text:p>8760</text:p>
          </table:table-cell>
          <table:table-cell office:value-type="float" office:value="20" table:style-name="ce3">
            <text:p>20</text:p>
          </table:table-cell>
          <table:table-cell office:value-type="float" office:value="47823039.675244004" table:formula="of:=[.$B$51]" table:style-name="ce15">
            <text:p>4,78E+07</text:p>
          </table:table-cell>
          <table:table-cell office:value-type="float" office:value="47823039.675244004" table:formula="of:=IF([.C70]&lt;[.$B$50];0;IF([.C70]&lt;[.$B$51];[.$B$50];IF([.C70]&lt;[.$B$52];[.$B$51];IF([.C70]&lt;[.$B$53];[.$B$52];[.$B$52]))))" table:style-name="ce6">
            <text:p>4,782E+07</text:p>
          </table:table-cell>
          <table:table-cell office:value-type="float" office:value="1.236297020486822E-12" table:formula="of:=IF([.C70]&lt;[.$B$50];0;IF([.C70]&lt;[.$B$51];[.$E$51];IF([.C70]&lt;[.$B$52];[.$E$52];IF([.C70]&lt;[.$B$53];[.$E$53];[.$E$53]))))" table:style-name="ce2">
            <text:p>1,2363E-12</text:p>
          </table:table-cell>
          <table:table-cell office:value-type="float" office:value="5.5619637895398E-5" table:formula="of:=IF([.C70]&lt;[.$B$50];0;IF([.C70]&lt;[.$B$51];[.$F$50];IF([.C70]&lt;[.$B$52];[.$F$51];IF([.C70]&lt;[.$B$53];[.$F$52];[.$F$52]))))" table:style-name="ce4">
            <text:p>5,562E-05</text:p>
          </table:table-cell>
          <table:table-cell office:value-type="float" office:value="4.2163971947348548E-10" table:formula="of:=IF([.C70]&lt;[.$B$50];0;IF([.C70]&lt;[.$B$51];[.$G$51];IF([.C70]&lt;[.$B$52];[.$G$52];IF([.C70]&lt;[.$B$53];[.$G$53];[.$G$53]))))" table:style-name="ce1">
            <text:p>4,2164E-10</text:p>
          </table:table-cell>
          <table:table-cell office:value-type="float" office:value="0.22188456208060678" table:formula="of:=IF([.C70]&lt;[.$B$50];0;IF([.C70]&lt;[.$B$51];[.$H$50];IF([.C70]&lt;[.$B$52];[.$H$51];IF([.C70]&lt;[.$B$53];[.$H$52];[.$H$52]))))" table:style-name="ce1">
            <text:p>0,221884562</text:p>
          </table:table-cell>
          <table:table-cell office:value-type="float" office:value="5.5619637895398E-5" table:formula="of:=([.C70]-[.D70])*[.E70]+[.F70]" table:style-name="ce1">
            <text:p>5,56196E-05</text:p>
          </table:table-cell>
          <table:table-cell office:value-type="float" office:value="0.22188456208060678" table:formula="of:=([.C70]-[.D70])*[.G70]+[.H70]" table:style-name="ce1">
            <text:p>0,221884562</text:p>
          </table:table-cell>
          <table:table-cell office:value-type="float" office:value="1" table:formula="of:=EXP([.$B$55]*([.B70]-[.$B$56]))" table:style-name="ce2">
            <text:p>1</text:p>
          </table:table-cell>
          <table:table-cell office:value-type="float" office:value="70080.000000000422" table:formula="of:=([.N69]/([.I70]*[.K70]))^(1/[.J70])" table:style-name="ce2">
            <text:p>70080</text:p>
          </table:table-cell>
          <table:table-cell office:value-type="float" office:value="78840.000000000422" table:formula="of:=[.L70]+[.A70]" table:style-name="ce2">
            <text:p>78840</text:p>
          </table:table-cell>
          <table:table-cell office:value-type="float" office:value="6.7879812737274125E-4" table:formula="of:=[.K70]*[.I70]*([.M70]^[.J70])" table:style-name="ce2">
            <text:p>0,000678798</text:p>
          </table:table-cell>
          <table:table-cell table:number-columns-repeated="2" table:style-name="ce1"/>
          <table:table-cell office:value-type="float" office:value="129512363138087.45" table:formula="of:=(([.C70]^([.$R$51]/[.$R$52]))*[.A70])+[.Q69]" table:style-name="ce13">
            <text:p>1,29512E+14</text:p>
          </table:table-cell>
          <table:table-cell office:value-type="float" office:value="16867.387074528389" table:formula="of:=[.$R$53]*([.Q70]^[.$R$52])" table:style-name="ce13">
            <text:p>16867,38707</text:p>
          </table:table-cell>
          <table:table-cell office:value-type="float" office:value="70080.000000000029" table:formula="of:=([.U69]/(([.C70]^[.$R$51])*[.$R$53]))^(1/[.$R$52])" table:style-name="ce14">
            <text:p>70080</text:p>
          </table:table-cell>
          <table:table-cell office:value-type="float" office:value="78840.000000000029" table:formula="of:=[.S70]+[.A70]" table:style-name="ce14">
            <text:p>78840</text:p>
          </table:table-cell>
          <table:table-cell office:value-type="float" office:value="16867.387074528397" table:formula="of:=[.$R$53]*([.C70]^[.$R$51])*([.T70]^[.$R$52])" table:style-name="ce14">
            <text:p>16867,38707</text:p>
          </table:table-cell>
          <table:table-cell table:number-columns-repeated="16363"/>
        </table:table-row>
        <table:table-row table:style-name="ro1">
          <table:table-cell office:value-type="float" office:value="8760" table:style-name="ce3">
            <text:p>8760</text:p>
          </table:table-cell>
          <table:table-cell office:value-type="float" office:value="20" table:style-name="ce3">
            <text:p>20</text:p>
          </table:table-cell>
          <table:table-cell office:value-type="float" office:value="47823039.675244004" table:formula="of:=[.$B$51]" table:style-name="ce15">
            <text:p>4,78E+07</text:p>
          </table:table-cell>
          <table:table-cell office:value-type="float" office:value="47823039.675244004" table:formula="of:=IF([.C71]&lt;[.$B$50];0;IF([.C71]&lt;[.$B$51];[.$B$50];IF([.C71]&lt;[.$B$52];[.$B$51];IF([.C71]&lt;[.$B$53];[.$B$52];[.$B$52]))))" table:style-name="ce6">
            <text:p>4,782E+07</text:p>
          </table:table-cell>
          <table:table-cell office:value-type="float" office:value="1.236297020486822E-12" table:formula="of:=IF([.C71]&lt;[.$B$50];0;IF([.C71]&lt;[.$B$51];[.$E$51];IF([.C71]&lt;[.$B$52];[.$E$52];IF([.C71]&lt;[.$B$53];[.$E$53];[.$E$53]))))" table:style-name="ce2">
            <text:p>1,2363E-12</text:p>
          </table:table-cell>
          <table:table-cell office:value-type="float" office:value="5.5619637895398E-5" table:formula="of:=IF([.C71]&lt;[.$B$50];0;IF([.C71]&lt;[.$B$51];[.$F$50];IF([.C71]&lt;[.$B$52];[.$F$51];IF([.C71]&lt;[.$B$53];[.$F$52];[.$F$52]))))" table:style-name="ce4">
            <text:p>5,562E-05</text:p>
          </table:table-cell>
          <table:table-cell office:value-type="float" office:value="4.2163971947348548E-10" table:formula="of:=IF([.C71]&lt;[.$B$50];0;IF([.C71]&lt;[.$B$51];[.$G$51];IF([.C71]&lt;[.$B$52];[.$G$52];IF([.C71]&lt;[.$B$53];[.$G$53];[.$G$53]))))" table:style-name="ce1">
            <text:p>4,2164E-10</text:p>
          </table:table-cell>
          <table:table-cell office:value-type="float" office:value="0.22188456208060678" table:formula="of:=IF([.C71]&lt;[.$B$50];0;IF([.C71]&lt;[.$B$51];[.$H$50];IF([.C71]&lt;[.$B$52];[.$H$51];IF([.C71]&lt;[.$B$53];[.$H$52];[.$H$52]))))" table:style-name="ce1">
            <text:p>0,221884562</text:p>
          </table:table-cell>
          <table:table-cell office:value-type="float" office:value="5.5619637895398E-5" table:formula="of:=([.C71]-[.D71])*[.E71]+[.F71]" table:style-name="ce1">
            <text:p>5,56196E-05</text:p>
          </table:table-cell>
          <table:table-cell office:value-type="float" office:value="0.22188456208060678" table:formula="of:=([.C71]-[.D71])*[.G71]+[.H71]" table:style-name="ce1">
            <text:p>0,221884562</text:p>
          </table:table-cell>
          <table:table-cell office:value-type="float" office:value="1" table:formula="of:=EXP([.$B$55]*([.B71]-[.$B$56]))" table:style-name="ce2">
            <text:p>1</text:p>
          </table:table-cell>
          <table:table-cell office:value-type="float" office:value="78840.000000000364" table:formula="of:=([.N70]/([.I71]*[.K71]))^(1/[.J71])" table:style-name="ce2">
            <text:p>78840</text:p>
          </table:table-cell>
          <table:table-cell office:value-type="float" office:value="87600.000000000364" table:formula="of:=[.L71]+[.A71]" table:style-name="ce2">
            <text:p>87600</text:p>
          </table:table-cell>
          <table:table-cell office:value-type="float" office:value="6.9485392700383887E-4" table:formula="of:=[.K71]*[.I71]*([.M71]^[.J71])" table:style-name="ce2">
            <text:p>0,000694854</text:p>
          </table:table-cell>
          <table:table-cell table:number-columns-repeated="1637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CableWire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1</text:p>
          </table:table-cell>
          <table:table-cell office:value-type="float" office:value="12.883103745956101" table:style-name="ce1">
            <text:p>12,883103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2</text:p>
          </table:table-cell>
          <table:table-cell office:value-type="float" office:value="20.433620388536099" table:style-name="ce1">
            <text:p>20,4336203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3</text:p>
          </table:table-cell>
          <table:table-cell office:value-type="float" office:value="3.2131350934880101" table:style-name="ce1">
            <text:p>3,21313509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1</text:p>
          </table:table-cell>
          <table:table-cell office:value-type="float" office:value="-95417.805486697398" table:style-name="ce1">
            <text:p>-95417,8054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2</text:p>
          </table:table-cell>
          <table:table-cell office:value-type="float" office:value="223.373842029038" table:style-name="ce1">
            <text:p>223,3738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3</text:p>
          </table:table-cell>
          <table:table-cell office:value-type="float" office:value="0.103884177540269" table:style-name="ce1">
            <text:p>0,103884178</text:p>
          </table:table-cell>
          <table:table-cell table:number-columns-repeated="1638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103884177540269" table:formula="of:=[.$B$80]*[.A87]^2+[.$B$81]*[.A87]+[.$B$82]" table:style-name="ce1">
            <text:p>0,103884178</text:p>
          </table:table-cell>
          <table:table-cell table:number-columns-repeated="16382"/>
        </table:table-row>
        <table:table-row table:style-name="ro1">
          <table:table-cell office:value-type="float" office:value="5.0000000000000001E-4" table:style-name="ce5">
            <text:p>5,00E-04</text:p>
          </table:table-cell>
          <table:table-cell office:value-type="float" office:value="0.19171664718311365" table:formula="of:=[.$B$80]*[.A88]^2+[.$B$81]*[.A88]+[.$B$82]" table:style-name="ce1">
            <text:p>0,191716647</text:p>
          </table:table-cell>
          <table:table-cell table:number-columns-repeated="16382"/>
        </table:table-row>
        <table:table-row table:style-name="ro1">
          <table:table-cell office:value-type="float" office:value="1E-3" table:style-name="ce1">
            <text:p>0,001</text:p>
          </table:table-cell>
          <table:table-cell office:value-type="float" office:value="0.23184021408260963" table:formula="of:=[.$B$80]*[.A89]^2+[.$B$81]*[.A89]+[.$B$82]" table:style-name="ce1">
            <text:p>0,231840214</text:p>
          </table:table-cell>
          <table:table-cell table:number-columns-repeated="16382"/>
        </table:table-row>
        <table:table-row table:style-name="ro1">
          <table:table-cell office:value-type="float" office:value="1.5E-3" table:style-name="ce5">
            <text:p>1,50E-03</text:p>
          </table:table-cell>
          <table:table-cell office:value-type="float" office:value="0.22425487823875689" table:formula="of:=[.$B$80]*[.A90]^2+[.$B$81]*[.A90]+[.$B$82]" table:style-name="ce1">
            <text:p>0,224254878</text:p>
          </table:table-cell>
          <table:table-cell table:number-columns-repeated="16382"/>
        </table:table-row>
        <table:table-row table:style-name="ro1">
          <table:table-cell office:value-type="float" office:value="2E-3" table:style-name="ce1">
            <text:p>0,002</text:p>
          </table:table-cell>
          <table:table-cell office:value-type="float" office:value="0.16896063965155544" table:formula="of:=[.$B$80]*[.A91]^2+[.$B$81]*[.A91]+[.$B$82]" table:style-name="ce1">
            <text:p>0,16896064</text:p>
          </table:table-cell>
          <table:table-cell table:number-columns-repeated="16382"/>
        </table:table-row>
        <table:table-row table:number-rows-repeated="1048485" table:style-name="ro1">
          <table:table-cell table:number-columns-repeated="16384"/>
        </table:table-row>
      </table:table>
      <table:table table:name="Sheet3" table:style-name="ta1">
        <table:shapes>
          <draw:frame draw:z-index="1" draw:id="id5" draw:style-name="a5" draw:name="Graphique 1" svg:x="6.678in" svg:y="0.0311in" svg:width="6.298in" svg:height="3.5449in" style:rel-width="scale" style:rel-height="scale">
            <draw:object xlink:href="Object 6/" xlink:type="simple" xlink:show="embed" xlink:actuate="onLoad"/>
            <svg:title/>
            <svg:desc/>
          </draw:frame>
          <draw:frame draw:z-index="2" draw:id="id6" draw:style-name="a6" draw:name="Graphique 2" svg:x="4.4843in" svg:y="4.1602in" svg:width="6.2988in" svg:height="3.5429in" style:rel-width="scale" style:rel-height="scale">
            <draw:object xlink:href="Object 7/" xlink:type="simple" xlink:show="embed" xlink:actuate="onLoad"/>
            <svg:title/>
            <svg:desc/>
          </draw:frame>
          <draw:frame draw:z-index="3" draw:id="id7" draw:style-name="a7" draw:name="Graphique 3" svg:x="11.4366in" svg:y="4.163in" svg:width="6.2988in" svg:height="3.5429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E-3" table:style-name="ce1">
            <text:p>0,002</text:p>
          </table:table-cell>
          <table:table-cell office:value-type="float" office:value="72695.5" table:style-name="ce1">
            <text:p>72695,5</text:p>
          </table:table-cell>
          <table:table-cell office:value-type="float" office:value="7096.08" table:style-name="ce1">
            <text:p>7096,08</text:p>
          </table:table-cell>
          <table:table-cell table:number-columns-repeated="16381"/>
        </table:table-row>
        <table:table-row table:style-name="ro1">
          <table:table-cell office:value-type="float" office:value="3.0000000000000001E-3" table:style-name="ce1">
            <text:p>0,003</text:p>
          </table:table-cell>
          <table:table-cell office:value-type="float" office:value="101406" table:style-name="ce1">
            <text:p>101406</text:p>
          </table:table-cell>
          <table:table-cell office:value-type="float" office:value="44579.1" table:style-name="ce1">
            <text:p>44579,1</text:p>
          </table:table-cell>
          <table:table-cell table:number-columns-repeated="16381"/>
        </table:table-row>
        <table:table-row table:style-name="ro1">
          <table:table-cell office:value-type="float" office:value="4.0000000000000001E-3" table:style-name="ce1">
            <text:p>0,004</text:p>
          </table:table-cell>
          <table:table-cell office:value-type="float" office:value="122142" table:style-name="ce1">
            <text:p>122142</text:p>
          </table:table-cell>
          <table:table-cell office:value-type="float" office:value="78872.5" table:style-name="ce1">
            <text:p>78872,5</text:p>
          </table:table-cell>
          <table:table-cell table:number-columns-repeated="16381"/>
        </table:table-row>
        <table:table-row table:style-name="ro1">
          <table:table-cell office:value-type="float" office:value="5.0000000000000001E-3" table:style-name="ce1">
            <text:p>0,005</text:p>
          </table:table-cell>
          <table:table-cell office:value-type="float" office:value="136729" table:style-name="ce1">
            <text:p>136729</text:p>
          </table:table-cell>
          <table:table-cell office:value-type="float" office:value="106042" table:style-name="ce1">
            <text:p>106042</text:p>
          </table:table-cell>
          <table:table-cell table:number-columns-repeated="16381"/>
        </table:table-row>
        <table:table-row table:style-name="ro1">
          <table:table-cell office:value-type="float" office:value="6.0000000000000001E-3" table:style-name="ce1">
            <text:p>0,006</text:p>
          </table:table-cell>
          <table:table-cell office:value-type="float" office:value="150178" table:style-name="ce1">
            <text:p>150178</text:p>
          </table:table-cell>
          <table:table-cell office:value-type="float" office:value="125343" table:style-name="ce1">
            <text:p>125343</text:p>
          </table:table-cell>
          <table:table-cell table:number-columns-repeated="16381"/>
        </table:table-row>
        <table:table-row table:style-name="ro1">
          <table:table-cell office:value-type="float" office:value="4.0000000000000001E-3" table:style-name="ce1">
            <text:p>0,004</text:p>
          </table:table-cell>
          <table:table-cell office:value-type="float" office:value="91816.9" table:style-name="ce1">
            <text:p>91816,9</text:p>
          </table:table-cell>
          <table:table-cell office:value-type="float" office:value="50316.800000000003" table:style-name="ce1">
            <text:p>50316,8</text:p>
          </table:table-cell>
          <table:table-cell table:number-columns-repeated="1638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4100000000" table:style-name="ce5">
            <text:p>1,64E+11</text:p>
          </table:table-cell>
          <table:table-cell table:number-columns-repeated="16381"/>
        </table:table-row>
        <table:table-row table:style-name="ro1">
          <table:table-cell office:value-type="float" office:value="1E-3" table:style-name="ce1">
            <text:p>0,001</text:p>
          </table:table-cell>
          <table:table-cell office:value-type="float" office:value="165992000" table:style-name="ce5">
            <text:p>1,66E+08</text:p>
          </table:table-cell>
          <table:table-cell office:value-type="float" office:value="167681000000" table:style-name="ce5">
            <text:p>1,68E+11</text:p>
          </table:table-cell>
          <table:table-cell table:number-columns-repeated="16381"/>
        </table:table-row>
        <table:table-row table:style-name="ro1">
          <table:table-cell office:value-type="float" office:value="2E-3" table:style-name="ce1">
            <text:p>0,002</text:p>
          </table:table-cell>
          <table:table-cell office:value-type="float" office:value="334566000" table:style-name="ce5">
            <text:p>3,35E+08</text:p>
          </table:table-cell>
          <table:table-cell office:value-type="float" office:value="168875000000" table:style-name="ce5">
            <text:p>1,69E+11</text:p>
          </table:table-cell>
          <table:table-cell table:number-columns-repeated="16381"/>
        </table:table-row>
        <table:table-row table:style-name="ro1">
          <table:table-cell office:value-type="float" office:value="3.0000000000000001E-3" table:style-name="ce1">
            <text:p>0,003</text:p>
          </table:table-cell>
          <table:table-cell office:value-type="float" office:value="502166000" table:style-name="ce5">
            <text:p>5,02E+08</text:p>
          </table:table-cell>
          <table:table-cell office:value-type="float" office:value="165344000000" table:style-name="ce5">
            <text:p>1,65E+11</text:p>
          </table:table-cell>
          <table:table-cell table:number-columns-repeated="16381"/>
        </table:table-row>
        <table:table-row table:style-name="ro1">
          <table:table-cell office:value-type="float" office:value="4.0000000000000001E-3" table:style-name="ce1">
            <text:p>0,004</text:p>
          </table:table-cell>
          <table:table-cell office:value-type="float" office:value="662898000" table:style-name="ce5">
            <text:p>6,63E+08</text:p>
          </table:table-cell>
          <table:table-cell office:value-type="float" office:value="154748000000" table:style-name="ce5">
            <text:p>1,55E+11</text:p>
          </table:table-cell>
          <table:table-cell table:number-columns-repeated="16381"/>
        </table:table-row>
        <table:table-row table:style-name="ro1">
          <table:table-cell office:value-type="float" office:value="5.0000000000000001E-3" table:style-name="ce1">
            <text:p>0,005</text:p>
          </table:table-cell>
          <table:table-cell office:value-type="float" office:value="808527000" table:style-name="ce5">
            <text:p>8,09E+08</text:p>
          </table:table-cell>
          <table:table-cell office:value-type="float" office:value="134749000000" table:style-name="ce5">
            <text:p>1,35E+11</text:p>
          </table:table-cell>
          <table:table-cell table:number-columns-repeated="16381"/>
        </table:table-row>
        <table:table-row table:style-name="ro1">
          <table:table-cell office:value-type="float" office:value="6.0000000000000001E-3" table:style-name="ce1">
            <text:p>0,006</text:p>
          </table:table-cell>
          <table:table-cell office:value-type="float" office:value="928481000" table:style-name="ce5">
            <text:p>9,28E+08</text:p>
          </table:table-cell>
          <table:table-cell office:value-type="float" office:value="103007000000" table:style-name="ce5">
            <text:p>1,03E+11</text:p>
          </table:table-cell>
          <table:table-cell table:number-columns-repeated="16381"/>
        </table:table-row>
        <table:table-row table:style-name="ro1">
          <table:table-cell office:value-type="float" office:value="5.0000000000000001E-3" table:style-name="ce1">
            <text:p>0,005</text:p>
          </table:table-cell>
          <table:table-cell office:value-type="float" office:value="740281000" table:style-name="ce5">
            <text:p>7,40E+08</text:p>
          </table:table-cell>
          <table:table-cell office:value-type="float" office:value="188200000000" table:style-name="ce5">
            <text:p>1,88E+11</text:p>
          </table:table-cell>
          <table:table-cell table:number-columns-repeated="16381"/>
        </table:table-row>
        <table:table-row table:style-name="ro1">
          <table:table-cell office:value-type="float" office:value="4.0000000000000001E-3" table:style-name="ce1">
            <text:p>0,004</text:p>
          </table:table-cell>
          <table:table-cell office:value-type="float" office:value="552081000" table:style-name="ce5">
            <text:p>5,52E+08</text:p>
          </table:table-cell>
          <table:table-cell office:value-type="float" office:value="188200000000" table:style-name="ce5">
            <text:p>1,88E+11</text:p>
          </table:table-cell>
          <table:table-cell table:number-columns-repeated="16381"/>
        </table:table-row>
        <table:table-row table:style-name="ro1">
          <table:table-cell office:value-type="float" office:value="3.0000000000000001E-3" table:style-name="ce1">
            <text:p>0,003</text:p>
          </table:table-cell>
          <table:table-cell office:value-type="float" office:value="363882000" table:style-name="ce5">
            <text:p>3,64E+08</text:p>
          </table:table-cell>
          <table:table-cell office:value-type="float" office:value="188195000000" table:style-name="ce5">
            <text:p>1,88E+11</text:p>
          </table:table-cell>
          <table:table-cell table:number-columns-repeated="16381"/>
        </table:table-row>
        <table:table-row table:style-name="ro1">
          <table:table-cell office:value-type="float" office:value="2E-3" table:style-name="ce1">
            <text:p>0,002</text:p>
          </table:table-cell>
          <table:table-cell office:value-type="float" office:value="175711000" table:style-name="ce5">
            <text:p>1,76E+08</text:p>
          </table:table-cell>
          <table:table-cell office:value-type="float" office:value="188118000000" table:style-name="ce5">
            <text:p>1,88E+11</text:p>
          </table:table-cell>
          <table:table-cell table:number-columns-repeated="16381"/>
        </table:table-row>
        <table:table-row table:style-name="ro1">
          <table:table-cell office:value-type="float" office:value="1E-3" table:style-name="ce1">
            <text:p>0,001</text:p>
          </table:table-cell>
          <table:table-cell office:value-type="float" office:value="-12173800" table:style-name="ce5">
            <text:p>-1,22E+07</text:p>
          </table:table-cell>
          <table:table-cell office:value-type="float" office:value="187444000000" table:style-name="ce5">
            <text:p>1,87E+1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198202000" table:style-name="ce5">
            <text:p>-1,98E+08</text:p>
          </table:table-cell>
          <table:table-cell office:value-type="float" office:value="183676000000" table:style-name="ce5">
            <text:p>1,84E+11</text:p>
          </table:table-cell>
          <table:table-cell table:number-columns-repeated="16381"/>
        </table:table-row>
        <table:table-row table:style-name="ro1">
          <table:table-cell office:value-type="float" office:value="-1E-3" table:style-name="ce1">
            <text:p>-0,001</text:p>
          </table:table-cell>
          <table:table-cell office:value-type="float" office:value="-376186000" table:style-name="ce5">
            <text:p>-3,76E+08</text:p>
          </table:table-cell>
          <table:table-cell office:value-type="float" office:value="169820000000" table:style-name="ce5">
            <text:p>1,70E+11</text:p>
          </table:table-cell>
          <table:table-cell table:number-columns-repeated="16381"/>
        </table:table-row>
        <table:table-row table:style-name="ro1">
          <table:table-cell office:value-type="float" office:value="-2E-3" table:style-name="ce1">
            <text:p>-0,002</text:p>
          </table:table-cell>
          <table:table-cell office:value-type="float" office:value="-532419000" table:style-name="ce5">
            <text:p>-5,32E+08</text:p>
          </table:table-cell>
          <table:table-cell office:value-type="float" office:value="140604000000" table:style-name="ce5">
            <text:p>1,41E+11</text:p>
          </table:table-cell>
          <table:table-cell table:number-columns-repeated="16381"/>
        </table:table-row>
        <table:table-row table:style-name="ro1">
          <table:table-cell office:value-type="float" office:value="-3.0000000000000001E-3" table:style-name="ce1">
            <text:p>-0,003</text:p>
          </table:table-cell>
          <table:table-cell office:value-type="float" office:value="-657043000" table:style-name="ce5">
            <text:p>-6,57E+08</text:p>
          </table:table-cell>
          <table:table-cell office:value-type="float" office:value="110299000000" table:style-name="ce5">
            <text:p>1,10E+11</text:p>
          </table:table-cell>
          <table:table-cell table:number-columns-repeated="16381"/>
        </table:table-row>
        <table:table-row table:style-name="ro1">
          <table:table-cell office:value-type="float" office:value="-4.0000000000000001E-3" table:style-name="ce1">
            <text:p>-0,004</text:p>
          </table:table-cell>
          <table:table-cell office:value-type="float" office:value="-757707000" table:style-name="ce5">
            <text:p>-7,58E+08</text:p>
          </table:table-cell>
          <table:table-cell office:value-type="float" office:value="93285800000" table:style-name="ce5">
            <text:p>9,33E+10</text:p>
          </table:table-cell>
          <table:table-cell table:number-columns-repeated="16381"/>
        </table:table-row>
        <table:table-row table:style-name="ro1">
          <table:table-cell office:value-type="float" office:value="-5.0000000000000001E-3" table:style-name="ce1">
            <text:p>-0,005</text:p>
          </table:table-cell>
          <table:table-cell office:value-type="float" office:value="-846966000" table:style-name="ce5">
            <text:p>-8,47E+08</text:p>
          </table:table-cell>
          <table:table-cell office:value-type="float" office:value="86336800000" table:style-name="ce5">
            <text:p>8,63E+10</text:p>
          </table:table-cell>
          <table:table-cell table:number-columns-repeated="16381"/>
        </table:table-row>
        <table:table-row table:style-name="ro1">
          <table:table-cell office:value-type="float" office:value="-6.0000000000000001E-3" table:style-name="ce1">
            <text:p>-0,006</text:p>
          </table:table-cell>
          <table:table-cell office:value-type="float" office:value="-931788000" table:style-name="ce5">
            <text:p>-9,32E+08</text:p>
          </table:table-cell>
          <table:table-cell office:value-type="float" office:value="83726400000" table:style-name="ce5">
            <text:p>8,37E+10</text:p>
          </table:table-cell>
          <table:table-cell table:number-columns-repeated="16381"/>
        </table:table-row>
        <table:table-row table:style-name="ro1">
          <table:table-cell office:value-type="float" office:value="-7.0000000000000001E-3" table:style-name="ce1">
            <text:p>-0,007</text:p>
          </table:table-cell>
          <table:table-cell office:value-type="float" office:value="-1014940000" table:style-name="ce5">
            <text:p>-1,01E+09</text:p>
          </table:table-cell>
          <table:table-cell office:value-type="float" office:value="82727100000" table:style-name="ce5">
            <text:p>8,27E+10</text:p>
          </table:table-cell>
          <table:table-cell table:number-columns-repeated="16381"/>
        </table:table-row>
        <table:table-row table:style-name="ro1">
          <table:table-cell office:value-type="float" office:value="-8.0000000000000002E-3" table:style-name="ce1">
            <text:p>-0,008</text:p>
          </table:table-cell>
          <table:table-cell office:value-type="float" office:value="-1097440000" table:style-name="ce5">
            <text:p>-1,10E+09</text:p>
          </table:table-cell>
          <table:table-cell office:value-type="float" office:value="82324700000" table:style-name="ce5">
            <text:p>8,23E+10</text:p>
          </table:table-cell>
          <table:table-cell table:number-columns-repeated="16381"/>
        </table:table-row>
        <table:table-row table:style-name="ro1">
          <table:table-cell office:value-type="float" office:value="-8.9999999999999993E-3" table:style-name="ce1">
            <text:p>-0,009</text:p>
          </table:table-cell>
          <table:table-cell office:value-type="float" office:value="-1179660000" table:style-name="ce5">
            <text:p>-1,18E+09</text:p>
          </table:table-cell>
          <table:table-cell office:value-type="float" office:value="82153300000" table:style-name="ce5">
            <text:p>8,22E+10</text:p>
          </table:table-cell>
          <table:table-cell table:number-columns-repeated="16381"/>
        </table:table-row>
        <table:table-row table:style-name="ro1">
          <table:table-cell office:value-type="float" office:value="-0.01" table:style-name="ce1">
            <text:p>-0,01</text:p>
          </table:table-cell>
          <table:table-cell office:value-type="float" office:value="-1261770000" table:style-name="ce5">
            <text:p>-1,26E+09</text:p>
          </table:table-cell>
          <table:table-cell office:value-type="float" office:value="82076300000" table:style-name="ce5">
            <text:p>8,21E+10</text:p>
          </table:table-cell>
          <table:table-cell table:number-columns-repeated="16381"/>
        </table:table-row>
        <table:table-row table:number-rows-repeated="1048539" table:style-name="ro1">
          <table:table-cell table:number-columns-repeated="16384"/>
        </table:table-row>
      </table:table>
      <table:table table:name="Sheet4" table:style-name="ta1">
        <table:shapes>
          <draw:frame draw:z-index="1" draw:id="id8" draw:style-name="a8" draw:name="Graphique 1" svg:x="8.9429in" svg:y="3.9941in" svg:width="6.298in" svg:height="3.5453in" style:rel-width="scale" style:rel-height="scale">
            <draw:object xlink:href="Object 9/" xlink:type="simple" xlink:show="embed" xlink:actuate="onLoad"/>
            <svg:title/>
            <svg:desc/>
          </draw:frame>
        </table:shapes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table:style-name="ce1"/>
          <table:table-cell office:value-type="string" table:number-columns-spanned="3" table:number-rows-spanned="1" table:style-name="ce16">
            <text:p>Stress (Pa) / Strain (m/m)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/>
          <table:table-cell office:value-type="string" table:style-name="ce2">
            <text:p>Core</text:p>
          </table:table-cell>
          <table:table-cell office:value-type="string" table:style-name="ce2">
            <text:p>Aluminium</text:p>
          </table:table-cell>
          <table:table-cell office:value-type="string" table:style-name="ce2">
            <text:p>Composit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0</text:p>
          </table:table-cell>
          <table:table-cell office:value-type="float" office:value="0" table:style-name="ce4">
            <text:p>0,000E+00</text:p>
          </table:table-cell>
          <table:table-cell office:value-type="float" office:value="0" table:style-name="ce4">
            <text:p>0,000E+00</text:p>
          </table:table-cell>
          <table:table-cell office:value-type="float" office:value="0" table:style-name="ce4">
            <text:p>0,000E+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1</text:p>
          </table:table-cell>
          <table:table-cell office:value-type="float" office:value="164056952076.677" table:style-name="ce4">
            <text:p>1,641E+11</text:p>
          </table:table-cell>
          <table:table-cell office:value-type="float" office:value="38044206663.5382" table:style-name="ce4">
            <text:p>3,804E+10</text:p>
          </table:table-cell>
          <table:table-cell office:value-type="float" office:value="48251000000" table:style-name="ce4">
            <text:p>4,825E+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2</text:p>
          </table:table-cell>
          <table:table-cell office:value-type="float" office:value="1996538658146.96" table:style-name="ce4">
            <text:p>1,997E+12</text:p>
          </table:table-cell>
          <table:table-cell office:value-type="float" office:value="3765574509619.8999" table:style-name="ce4">
            <text:p>3,766E+12</text:p>
          </table:table-cell>
          <table:table-cell office:value-type="float" office:value="3622300000000" table:style-name="ce4">
            <text:p>3,622E+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3</text:p>
          </table:table-cell>
          <table:table-cell office:value-type="float" office:value="-7902193823216.1904" table:style-name="ce4">
            <text:p>-7,902E+12</text:p>
          </table:table-cell>
          <table:table-cell office:value-type="float" office:value="-2262870239324261" table:style-name="ce4">
            <text:p>-2,263E+15</text:p>
          </table:table-cell>
          <table:table-cell office:value-type="float" office:value="-2080250000000000" table:style-name="ce4">
            <text:p>-2,080E+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4</text:p>
          </table:table-cell>
          <table:table-cell office:value-type="float" office:value="-9.7431580404685792E+16" table:style-name="ce4">
            <text:p>-9,743E+16</text:p>
          </table:table-cell>
          <table:table-cell office:value-type="float" office:value="2.0186399906147299E+17" table:style-name="ce4">
            <text:p>2,019E+17</text:p>
          </table:table-cell>
          <table:table-cell office:value-type="float" office:value="1.77623E+17" table:style-name="ce4">
            <text:p>1,776E+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5</text:p>
          </table:table-cell>
          <table:table-cell office:value-type="float" office:value="0" table:style-name="ce4">
            <text:p>0,000E+00</text:p>
          </table:table-cell>
          <table:table-cell office:value-type="float" office:value="0" table:style-name="ce4">
            <text:p>0,000E+00</text:p>
          </table:table-cell>
          <table:table-cell office:value-type="float" office:value="0" table:style-name="ce4">
            <text:p>0,000E+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6</text:p>
          </table:table-cell>
          <table:table-cell office:value-type="float" office:value="0" table:style-name="ce4">
            <text:p>0,000E+00</text:p>
          </table:table-cell>
          <table:table-cell office:value-type="float" office:value="0" table:style-name="ce4">
            <text:p>0,000E+00</text:p>
          </table:table-cell>
          <table:table-cell office:value-type="float" office:value="0" table:style-name="ce4">
            <text:p>0,000E+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</text:p>
          </table:table-cell>
          <table:table-cell office:value-type="float" office:value="188220379126.73099" table:style-name="ce4">
            <text:p>1,882E+11</text:p>
          </table:table-cell>
          <table:table-cell office:value-type="float" office:value="59388918442.045998" table:style-name="ce4">
            <text:p>5,939E+10</text:p>
          </table:table-cell>
          <table:table-cell office:value-type="float" office:value="69823000000" table:style-name="ce4">
            <text:p>6,982E+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c</text:p>
          </table:table-cell>
          <table:table-cell office:value-type="float" office:value="376440758.25346196" table:formula="of:=0.002*[.B10]" table:style-name="ce4">
            <text:p>3,764E+08</text:p>
          </table:table-cell>
          <table:table-cell office:value-type="float" office:value="118777836.884092" table:formula="of:=0.002*[.C10]" table:style-name="ce4">
            <text:p>1,188E+08</text:p>
          </table:table-cell>
          <table:table-cell office:value-type="float" office:value="139646000" table:formula="of:=0.002*[.D10]" table:style-name="ce4">
            <text:p>1,396E+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yc</text:p>
          </table:table-cell>
          <table:table-cell office:value-type="float" office:value="20000000" table:formula="of:=20000000" table:style-name="ce4">
            <text:p>2,000E+07</text:p>
          </table:table-cell>
          <table:table-cell office:value-type="float" office:value="20000000" table:formula="of:=20000000" table:style-name="ce4">
            <text:p>2,000E+07</text:p>
          </table:table-cell>
          <table:table-cell office:value-type="float" office:value="20000000" table:formula="of:=20000000" table:style-name="ce4">
            <text:p>2,000E+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psYc</text:p>
          </table:table-cell>
          <table:table-cell office:value-type="float" office:value="-1.0625841948035694E-4" table:formula="of:=-[.B12]/[.B10]" table:style-name="ce1">
            <text:p>-0,000106258</text:p>
          </table:table-cell>
          <table:table-cell office:value-type="float" office:value="-3.3676316263473924E-4" table:formula="of:=-[.C12]/[.C10]" table:style-name="ce1">
            <text:p>-0,000336763</text:p>
          </table:table-cell>
          <table:table-cell office:value-type="float" office:value="-2.8643856608853816E-4" table:formula="of:=-[.D12]/[.D10]" table:style-name="ce1">
            <text:p>-0,00028643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ps</text:p>
          </table:table-cell>
          <table:table-cell office:value-type="string" table:style-name="ce2">
            <text:p>Sig</text:p>
          </table:table-cell>
          <table:table-cell office:value-type="string" table:style-name="ce2">
            <text:p>dSig/dEps</text:p>
          </table:table-cell>
          <table:table-cell table:number-columns-repeated="16381" table:style-name="ce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formula="of:=[.$C$3]+[.$C$4]*[.A16]+[.$C$5]*[.A16]^2+[.$C$6]*[.A16]^3++[.$C$7]*[.A16]^4" table:style-name="ce2">
            <text:p>0</text:p>
          </table:table-cell>
          <table:table-cell office:value-type="float" office:value="38044206663.5382" table:formula="of:=[.$C$4]+2*[.$C$5]*[.A16]^1+3*[.$C$6]*[.A16]^2+4*[.$C$7]*[.A16]^3" table:style-name="ce2">
            <text:p>38044206664</text:p>
          </table:table-cell>
          <table:table-cell table:number-columns-repeated="16381" table:style-name="ce1"/>
        </table:table-row>
        <table:table-row table:style-name="ro1">
          <table:table-cell office:value-type="float" office:value="5.0000000000000001E-4" table:style-name="ce2">
            <text:p>0,0005</text:p>
          </table:table-cell>
          <table:table-cell office:value-type="float" office:value="19693254.679199886" table:formula="of:=[.$C$3]+[.$C$4]*[.A17]+[.$C$5]*[.A17]^2+[.$C$6]*[.A17]^3++[.$C$7]*[.A17]^4" table:style-name="ce2">
            <text:p>19693254,68</text:p>
          </table:table-cell>
          <table:table-cell office:value-type="float" office:value="40213560493.195641" table:formula="of:=[.$C$4]+2*[.$C$5]*[.A17]^1+3*[.$C$6]*[.A17]^2+4*[.$C$7]*[.A17]^3" table:style-name="ce2">
            <text:p>40213560493</text:p>
          </table:table-cell>
          <table:table-cell table:number-columns-repeated="16381" table:style-name="ce1"/>
        </table:table-row>
        <table:table-row table:style-name="ro1">
          <table:table-cell office:value-type="float" office:value="1E-3" table:style-name="ce2">
            <text:p>0,001</text:p>
          </table:table-cell>
          <table:table-cell office:value-type="float" office:value="39748774.93289531" table:formula="of:=[.$C$3]+[.$C$4]*[.A18]+[.$C$5]*[.A18]^2+[.$C$6]*[.A18]^3++[.$C$7]*[.A18]^4" table:style-name="ce2">
            <text:p>39748774,93</text:p>
          </table:table-cell>
          <table:table-cell office:value-type="float" office:value="39594200961.051109" table:formula="of:=[.$C$4]+2*[.$C$5]*[.A18]^1+3*[.$C$6]*[.A18]^2+4*[.$C$7]*[.A18]^3" table:style-name="ce2">
            <text:p>39594200961</text:p>
          </table:table-cell>
          <table:table-cell table:number-columns-repeated="16381" table:style-name="ce1"/>
        </table:table-row>
        <table:table-row table:style-name="ro1">
          <table:table-cell office:value-type="float" office:value="1.5E-3" table:style-name="ce2">
            <text:p>0,0015</text:p>
          </table:table-cell>
          <table:table-cell office:value-type="float" office:value="58923602.079481408" table:formula="of:=[.$C$3]+[.$C$4]*[.A19]+[.$C$5]*[.A19]^2+[.$C$6]*[.A19]^3++[.$C$7]*[.A19]^4" table:style-name="ce2">
            <text:p>58923602,08</text:p>
          </table:table-cell>
          <table:table-cell office:value-type="float" office:value="36791720064.289024" table:formula="of:=[.$C$4]+2*[.$C$5]*[.A19]^1+3*[.$C$6]*[.A19]^2+4*[.$C$7]*[.A19]^3" table:style-name="ce2">
            <text:p>36791720064</text:p>
          </table:table-cell>
          <table:table-cell table:number-columns-repeated="16381" table:style-name="ce1"/>
        </table:table-row>
        <table:table-row table:style-name="ro1">
          <table:table-cell office:value-type="float" office:value="2E-3" table:style-name="ce2">
            <text:p>0,002</text:p>
          </table:table-cell>
          <table:table-cell office:value-type="float" office:value="76277573.435945481" table:formula="of:=[.$C$3]+[.$C$4]*[.A20]+[.$C$5]*[.A20]^2+[.$C$6]*[.A20]^3++[.$C$7]*[.A20]^4" table:style-name="ce2">
            <text:p>76277573,44</text:p>
          </table:table-cell>
          <table:table-cell office:value-type="float" office:value="32411709800.093803" table:formula="of:=[.$C$4]+2*[.$C$5]*[.A20]^1+3*[.$C$6]*[.A20]^2+4*[.$C$7]*[.A20]^3" table:style-name="ce2">
            <text:p>32411709800</text:p>
          </table:table-cell>
          <table:table-cell table:number-columns-repeated="16381" table:style-name="ce1"/>
        </table:table-row>
        <table:table-row table:style-name="ro1">
          <table:table-cell office:value-type="float" office:value="2.5000000000000001E-3" table:style-name="ce2">
            <text:p>0,0025</text:p>
          </table:table-cell>
          <table:table-cell office:value-type="float" office:value="91173322.3178671" table:formula="of:=[.$C$3]+[.$C$4]*[.A21]+[.$C$5]*[.A21]^2+[.$C$6]*[.A21]^3++[.$C$7]*[.A21]^4" table:style-name="ce2">
            <text:p>91173322,32</text:p>
          </table:table-cell>
          <table:table-cell office:value-type="float" office:value="27059762165.649864" table:formula="of:=[.$C$4]+2*[.$C$5]*[.A21]^1+3*[.$C$6]*[.A21]^2+4*[.$C$7]*[.A21]^3" table:style-name="ce2">
            <text:p>27059762166</text:p>
          </table:table-cell>
          <table:table-cell table:number-columns-repeated="16381" table:style-name="ce1"/>
        </table:table-row>
        <table:table-row table:style-name="ro1">
          <table:table-cell office:value-type="float" office:value="3.0000000000000001E-3" table:style-name="ce2">
            <text:p>0,003</text:p>
          </table:table-cell>
          <table:table-cell office:value-type="float" office:value="103276278.03941798" table:formula="of:=[.$C$3]+[.$C$4]*[.A22]+[.$C$5]*[.A22]^2+[.$C$6]*[.A22]^3++[.$C$7]*[.A22]^4" table:style-name="ce2">
            <text:p>103276278</text:p>
          </table:table-cell>
          <table:table-cell office:value-type="float" office:value="21341469158.141632" table:formula="of:=[.$C$4]+2*[.$C$5]*[.A22]^1+3*[.$C$6]*[.A22]^2+4*[.$C$7]*[.A22]^3" table:style-name="ce2">
            <text:p>21341469158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office:value-type="string" table:style-name="ce2">
            <text:p>Eps0</text:p>
          </table:table-cell>
          <table:table-cell office:value-type="string" table:style-name="ce2">
            <text:p>Sig0</text:p>
          </table:table-cell>
          <table:table-cell office:value-type="string" table:style-name="ce2">
            <text:p>b</text:p>
          </table:table-cell>
          <table:table-cell office:value-type="string" table:style-name="ce2">
            <text:p>R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9.2678162605769234E-4" table:formula="of:=([.B22]+[.C12]-[.A22]*[.C10]+[.C13]*[.C11])/([.C11]-[.C10])" table:style-name="ce2">
            <text:p>0,000926782</text:p>
          </table:table-cell>
          <table:table-cell office:value-type="float" office:value="-19849918.883192945" table:formula="of:=([.E24]-[.C13])*[.C11]-[.C12]" table:style-name="ce2">
            <text:p>-19849918,88</text:p>
          </table:table-cell>
          <table:table-cell office:value-type="float" office:value="2E-3" table:formula="of:=[.C11]/[.C10]" table:style-name="ce2">
            <text:p>0,002</text:p>
          </table:table-cell>
          <table:table-cell office:value-type="float" office:value="10" table:style-name="ce2">
            <text:p>1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ps</text:p>
          </table:table-cell>
          <table:table-cell office:value-type="string" table:style-name="ce2">
            <text:p>Eps*</text:p>
          </table:table-cell>
          <table:table-cell office:value-type="string" table:style-name="ce2">
            <text:p>Sig*</text:p>
          </table:table-cell>
          <table:table-cell office:value-type="string" table:style-name="ce2">
            <text:p>Sig</text:p>
          </table:table-cell>
          <table:table-cell table:number-columns-repeated="16380" table:style-name="ce1"/>
        </table:table-row>
        <table:table-row table:style-name="ro1">
          <table:table-cell office:value-type="float" office:value="3.0000000000000001E-3" table:style-name="ce2">
            <text:p>0,003</text:p>
          </table:table-cell>
          <table:table-cell office:value-type="float" office:value="0" table:formula="of:=([.A27]-[.$A$22])/([.$E$24]-[.$A$22])" table:style-name="ce1">
            <text:p>0</text:p>
          </table:table-cell>
          <table:table-cell office:value-type="float" office:value="0" table:formula="of:=[.$G$24]*[.B27]+((1-[.$G$24])*[.B27])/((1+[.B27]^[.$H$24])^(1/[.$H$24]))" table:style-name="ce1">
            <text:p>0</text:p>
          </table:table-cell>
          <table:table-cell office:value-type="float" office:value="103276278.03941798" table:formula="of:=[.C27]*([.$F$24]-[.$B$22])+[.$B$22]" table:style-name="ce1">
            <text:p>103276278</text:p>
          </table:table-cell>
          <table:table-cell table:number-columns-repeated="16380" table:style-name="ce1"/>
        </table:table-row>
        <table:table-row table:style-name="ro1">
          <table:table-cell office:value-type="float" office:value="2.8E-3" table:style-name="ce2">
            <text:p>0,0028</text:p>
          </table:table-cell>
          <table:table-cell office:value-type="float" office:value="9.646837135621758E-2" table:formula="of:=([.A28]-[.$A$22])/([.$E$24]-[.$A$22])" table:style-name="ce1">
            <text:p>0,096468371</text:p>
          </table:table-cell>
          <table:table-cell office:value-type="float" office:value="9.6468371355545576E-2" table:formula="of:=[.$G$24]*[.B28]+((1-[.$G$24])*[.B28])/((1+[.B28]^[.$H$24])^(1/[.$H$24]))" table:style-name="ce1">
            <text:p>0,096468371</text:p>
          </table:table-cell>
          <table:table-cell office:value-type="float" office:value="91398494.351091519" table:formula="of:=[.C28]*([.$F$24]-[.$B$22])+[.$B$22]" table:style-name="ce1">
            <text:p>91398494,35</text:p>
          </table:table-cell>
          <table:table-cell table:number-columns-repeated="16380" table:style-name="ce1"/>
        </table:table-row>
        <table:table-row table:style-name="ro1">
          <table:table-cell office:value-type="float" office:value="2.5999999999999999E-3" table:style-name="ce2">
            <text:p>0,0026</text:p>
          </table:table-cell>
          <table:table-cell office:value-type="float" office:value="0.19293674271243516" table:formula="of:=([.A29]-[.$A$22])/([.$E$24]-[.$A$22])" table:style-name="ce1">
            <text:p>0,192936743</text:p>
          </table:table-cell>
          <table:table-cell office:value-type="float" office:value="0.1929367413361929" table:formula="of:=[.$G$24]*[.B29]+((1-[.$G$24])*[.B29])/((1+[.B29]^[.$H$24])^(1/[.$H$24]))" table:style-name="ce1">
            <text:p>0,192936741</text:p>
          </table:table-cell>
          <table:table-cell office:value-type="float" office:value="79520710.832051039" table:formula="of:=[.C29]*([.$F$24]-[.$B$22])+[.$B$22]" table:style-name="ce1">
            <text:p>79520710,83</text:p>
          </table:table-cell>
          <table:table-cell table:number-columns-repeated="16380" table:style-name="ce1"/>
        </table:table-row>
        <table:table-row table:style-name="ro1">
          <table:table-cell office:value-type="float" office:value="2.3999999999999998E-3" table:style-name="ce2">
            <text:p>0,0024</text:p>
          </table:table-cell>
          <table:table-cell office:value-type="float" office:value="0.28940511406865271" table:formula="of:=([.A30]-[.$A$22])/([.$E$24]-[.$A$22])" table:style-name="ce1">
            <text:p>0,289405114</text:p>
          </table:table-cell>
          <table:table-cell office:value-type="float" office:value="0.2894049950273227" table:formula="of:=[.$G$24]*[.B30]+((1-[.$G$24])*[.B30])/((1+[.B30]^[.$H$24])^(1/[.$H$24]))" table:style-name="ce1">
            <text:p>0,289404995</text:p>
          </table:table-cell>
          <table:table-cell office:value-type="float" office:value="67642941.631296605" table:formula="of:=[.C30]*([.$F$24]-[.$B$22])+[.$B$22]" table:style-name="ce1">
            <text:p>67642941,63</text:p>
          </table:table-cell>
          <table:table-cell table:number-columns-repeated="16380" table:style-name="ce1"/>
        </table:table-row>
        <table:table-row table:style-name="ro1">
          <table:table-cell office:value-type="float" office:value="2.2000000000000001E-3" table:style-name="ce2">
            <text:p>0,0022</text:p>
          </table:table-cell>
          <table:table-cell office:value-type="float" office:value="0.3858734854248701" table:formula="of:=([.A31]-[.$A$22])/([.$E$24]-[.$A$22])" table:style-name="ce1">
            <text:p>0,385873485</text:p>
          </table:table-cell>
          <table:table-cell office:value-type="float" office:value="0.38587066699407069" table:formula="of:=[.$G$24]*[.B31]+((1-[.$G$24])*[.B31])/((1+[.B31]^[.$H$24])^(1/[.$H$24]))" table:style-name="ce1">
            <text:p>0,385870667</text:p>
          </table:table-cell>
          <table:table-cell office:value-type="float" office:value="55765490.30844681" table:formula="of:=[.C31]*([.$F$24]-[.$B$22])+[.$B$22]" table:style-name="ce1">
            <text:p>55765490,31</text:p>
          </table:table-cell>
          <table:table-cell table:number-columns-repeated="16380" table:style-name="ce1"/>
        </table:table-row>
        <table:table-row table:style-name="ro1">
          <table:table-cell office:value-type="float" office:value="2E-3" table:style-name="ce2">
            <text:p>0,002</text:p>
          </table:table-cell>
          <table:table-cell office:value-type="float" office:value="0.48234185678108771" table:formula="of:=([.A32]-[.$A$22])/([.$E$24]-[.$A$22])" table:style-name="ce1">
            <text:p>0,482341857</text:p>
          </table:table-cell>
          <table:table-cell office:value-type="float" office:value="0.48230905690279408" table:formula="of:=[.$G$24]*[.B32]+((1-[.$G$24])*[.B32])/((1+[.B32]^[.$H$24])^(1/[.$H$24]))" table:style-name="ce1">
            <text:p>0,482309057</text:p>
          </table:table-cell>
          <table:table-cell office:value-type="float" office:value="43891398.121645801" table:formula="of:=[.C32]*([.$F$24]-[.$B$22])+[.$B$22]" table:style-name="ce1">
            <text:p>43891398,12</text:p>
          </table:table-cell>
          <table:table-cell table:number-columns-repeated="16380" table:style-name="ce1"/>
        </table:table-row>
        <table:table-row table:style-name="ro1">
          <table:table-cell office:value-type="float" office:value="1.8E-3" table:style-name="ce2">
            <text:p>0,0018</text:p>
          </table:table-cell>
          <table:table-cell office:value-type="float" office:value="0.5788102281373052" table:formula="of:=([.A33]-[.$A$22])/([.$E$24]-[.$A$22])" table:style-name="ce1">
            <text:p>0,578810228</text:p>
          </table:table-cell>
          <table:table-cell office:value-type="float" office:value="0.57856699519206201" table:formula="of:=[.$G$24]*[.B33]+((1-[.$G$24])*[.B33])/((1+[.B33]^[.$H$24])^(1/[.$H$24]))" table:style-name="ce1">
            <text:p>0,578566995</text:p>
          </table:table-cell>
          <table:table-cell office:value-type="float" office:value="32039524.256476864" table:formula="of:=[.C33]*([.$F$24]-[.$B$22])+[.$B$22]" table:style-name="ce1">
            <text:p>32039524,26</text:p>
          </table:table-cell>
          <table:table-cell table:number-columns-repeated="16380" table:style-name="ce1"/>
        </table:table-row>
        <table:table-row table:style-name="ro1">
          <table:table-cell office:value-type="float" office:value="1.6000000000000001E-3" table:style-name="ce2">
            <text:p>0,0016</text:p>
          </table:table-cell>
          <table:table-cell office:value-type="float" office:value="0.67527859949352276" table:formula="of:=([.A34]-[.$A$22])/([.$E$24]-[.$A$22])" table:style-name="ce1">
            <text:p>0,675278599</text:p>
          </table:table-cell>
          <table:table-cell office:value-type="float" office:value="0.67396406233204331" table:formula="of:=[.$G$24]*[.B34]+((1-[.$G$24])*[.B34])/((1+[.B34]^[.$H$24])^(1/[.$H$24]))" table:style-name="ce1">
            <text:p>0,673964062</text:p>
          </table:table-cell>
          <table:table-cell office:value-type="float" office:value="20293646.181959987" table:formula="of:=[.C34]*([.$F$24]-[.$B$22])+[.$B$22]" table:style-name="ce1">
            <text:p>20293646,18</text:p>
          </table:table-cell>
          <table:table-cell table:number-columns-repeated="16380" table:style-name="ce1"/>
        </table:table-row>
        <table:table-row table:style-name="ro1">
          <table:table-cell office:value-type="float" office:value="1.4E-3" table:style-name="ce2">
            <text:p>0,0014</text:p>
          </table:table-cell>
          <table:table-cell office:value-type="float" office:value="0.77174697084974031" table:formula="of:=([.A35]-[.$A$22])/([.$E$24]-[.$A$22])" table:style-name="ce1">
            <text:p>0,771746971</text:p>
          </table:table-cell>
          <table:table-cell office:value-type="float" office:value="0.76620073216914775" table:formula="of:=[.$G$24]*[.B35]+((1-[.$G$24])*[.B35])/((1+[.B35]^[.$H$24])^(1/[.$H$24]))" table:style-name="ce1">
            <text:p>0,766200732</text:p>
          </table:table-cell>
          <table:table-cell office:value-type="float" office:value="8936895.8081108332" table:formula="of:=[.C35]*([.$F$24]-[.$B$22])+[.$B$22]" table:style-name="ce1">
            <text:p>8936895,808</text:p>
          </table:table-cell>
          <table:table-cell table:number-columns-repeated="16380" table:style-name="ce1"/>
        </table:table-row>
        <table:table-row table:style-name="ro1">
          <table:table-cell office:value-type="float" office:value="1.1999999999999999E-3" table:style-name="ce2">
            <text:p>0,0012</text:p>
          </table:table-cell>
          <table:table-cell office:value-type="float" office:value="0.86821534220595786" table:formula="of:=([.A36]-[.$A$22])/([.$E$24]-[.$A$22])" table:style-name="ce1">
            <text:p>0,868215342</text:p>
          </table:table-cell>
          <table:table-cell office:value-type="float" office:value="0.84954501899752854" table:formula="of:=[.$G$24]*[.B36]+((1-[.$G$24])*[.B36])/((1+[.B36]^[.$H$24])^(1/[.$H$24]))" table:style-name="ce1">
            <text:p>0,849545019</text:p>
          </table:table-cell>
          <table:table-cell office:value-type="float" office:value="-1324969.2642949522" table:formula="of:=[.C36]*([.$F$24]-[.$B$22])+[.$B$22]" table:style-name="ce1">
            <text:p>-1324969,264</text:p>
          </table:table-cell>
          <table:table-cell table:number-columns-repeated="16380" table:style-name="ce1"/>
        </table:table-row>
        <table:table-row table:style-name="ro1">
          <table:table-cell office:value-type="float" office:value="1E-3" table:style-name="ce2">
            <text:p>0,001</text:p>
          </table:table-cell>
          <table:table-cell office:value-type="float" office:value="0.96468371356217542" table:formula="of:=([.A37]-[.$A$22])/([.$E$24]-[.$A$22])" table:style-name="ce1">
            <text:p>0,964683714</text:p>
          </table:table-cell>
          <table:table-cell office:value-type="float" office:value="0.91503698128483679" table:formula="of:=[.$G$24]*[.B37]+((1-[.$G$24])*[.B37])/((1+[.B37]^[.$H$24])^(1/[.$H$24]))" table:style-name="ce1">
            <text:p>0,915036981</text:p>
          </table:table-cell>
          <table:table-cell office:value-type="float" office:value="-9388745.5097302794" table:formula="of:=[.C37]*([.$F$24]-[.$B$22])+[.$B$22]" table:style-name="ce1">
            <text:p>-9388745,51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2">
            <text:p>Eps0</text:p>
          </table:table-cell>
          <table:table-cell office:value-type="string" table:style-name="ce2">
            <text:p>Sig0</text:p>
          </table:table-cell>
          <table:table-cell office:value-type="string" table:style-name="ce2">
            <text:p>b</text:p>
          </table:table-cell>
          <table:table-cell office:value-type="string" table:style-name="ce2">
            <text:p>R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2.8393371053777919E-3" table:formula="of:=([.B22]-[.D37]-[.A22]*[.C22]+[.A37]*[.C10])/([.C10]-[.C22])" table:style-name="ce2">
            <text:p>0,002839337</text:p>
          </table:table-cell>
          <table:table-cell office:value-type="float" office:value="99847495.828980371" table:formula="of:=([.E40]-[.A37])*[.C10]+[.D37]" table:style-name="ce2">
            <text:p>99847495,83</text:p>
          </table:table-cell>
          <table:table-cell office:value-type="float" office:value="0.35935103244837607" table:formula="of:=[.C22]/[.C10]" table:style-name="ce2">
            <text:p>0,359351032</text:p>
          </table:table-cell>
          <table:table-cell office:value-type="float" office:value="10" table:style-name="ce2">
            <text:p>1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ps</text:p>
          </table:table-cell>
          <table:table-cell office:value-type="string" table:style-name="ce2">
            <text:p>Eps*</text:p>
          </table:table-cell>
          <table:table-cell office:value-type="string" table:style-name="ce2">
            <text:p>Sig*</text:p>
          </table:table-cell>
          <table:table-cell office:value-type="string" table:style-name="ce2">
            <text:p>Sig</text:p>
          </table:table-cell>
          <table:table-cell table:number-columns-repeated="16380" table:style-name="ce1"/>
        </table:table-row>
        <table:table-row table:style-name="ro1">
          <table:table-cell office:value-type="float" office:value="1E-3" table:style-name="ce2">
            <text:p>0,001</text:p>
          </table:table-cell>
          <table:table-cell office:value-type="float" office:value="0" table:formula="of:=([.A43]-[.$A$37])/([.$E$40]-[.$A$37])" table:style-name="ce2">
            <text:p>0</text:p>
          </table:table-cell>
          <table:table-cell office:value-type="float" office:value="0" table:formula="of:=[.$G$40]*[.B43]+((1-[.$G$40])*[.B43])/((1+[.B43]^[.$H$40])^(1/[.$H$40]))" table:style-name="ce1">
            <text:p>0</text:p>
          </table:table-cell>
          <table:table-cell office:value-type="float" office:value="-9388745.5097302794" table:formula="of:=[.C43]*([.$F$40]-[.$D$37])+[.$D$37]" table:style-name="ce1">
            <text:p>-9388745,51</text:p>
          </table:table-cell>
          <table:table-cell table:number-columns-repeated="16380" table:style-name="ce1"/>
        </table:table-row>
        <table:table-row table:style-name="ro1">
          <table:table-cell office:value-type="float" office:value="1.2999999999999999E-3" table:style-name="ce2">
            <text:p>0,0013</text:p>
          </table:table-cell>
          <table:table-cell office:value-type="float" office:value="0.16310223891143719" table:formula="of:=([.A44]-[.$A$37])/([.$E$40]-[.$A$37])" table:style-name="ce2">
            <text:p>0,163102239</text:p>
          </table:table-cell>
          <table:table-cell office:value-type="float" office:value="0.16310223877222435" table:formula="of:=[.$G$40]*[.B44]+((1-[.$G$40])*[.B44])/((1+[.B44]^[.$H$40])^(1/[.$H$40]))" table:style-name="ce1">
            <text:p>0,163102239</text:p>
          </table:table-cell>
          <table:table-cell office:value-type="float" office:value="8427930.00767643" table:formula="of:=[.C44]*([.$F$40]-[.$D$37])+[.$D$37]" table:style-name="ce1">
            <text:p>8427930,008</text:p>
          </table:table-cell>
          <table:table-cell table:number-columns-repeated="16380" table:style-name="ce1"/>
        </table:table-row>
        <table:table-row table:style-name="ro1">
          <table:table-cell office:value-type="float" office:value="1.6000000000000001E-3" table:style-name="ce2">
            <text:p>0,0016</text:p>
          </table:table-cell>
          <table:table-cell office:value-type="float" office:value="0.32620447782287448" table:formula="of:=([.A45]-[.$A$37])/([.$E$40]-[.$A$37])" table:style-name="ce2">
            <text:p>0,326204478</text:p>
          </table:table-cell>
          <table:table-cell office:value-type="float" office:value="0.32620419271712631" table:formula="of:=[.$G$40]*[.B45]+((1-[.$G$40])*[.B45])/((1+[.B45]^[.$H$40])^(1/[.$H$40]))" table:style-name="ce1">
            <text:p>0,326204193</text:p>
          </table:table-cell>
          <table:table-cell office:value-type="float" office:value="26244574.411617011" table:formula="of:=[.C45]*([.$F$40]-[.$D$37])+[.$D$37]" table:style-name="ce1">
            <text:p>26244574,41</text:p>
          </table:table-cell>
          <table:table-cell table:number-columns-repeated="16380" table:style-name="ce1"/>
        </table:table-row>
        <table:table-row table:style-name="ro1">
          <table:table-cell office:value-type="float" office:value="1.9E-3" table:style-name="ce2">
            <text:p>0,0019</text:p>
          </table:table-cell>
          <table:table-cell office:value-type="float" office:value="0.48930671673431164" table:formula="of:=([.A46]-[.$A$37])/([.$E$40]-[.$A$37])" table:style-name="ce2">
            <text:p>0,489306717</text:p>
          </table:table-cell>
          <table:table-cell office:value-type="float" office:value="0.48928206626280624" table:formula="of:=[.$G$40]*[.B46]+((1-[.$G$40])*[.B46])/((1+[.B46]^[.$H$40])^(1/[.$H$40]))" table:style-name="ce1">
            <text:p>0,489282066</text:p>
          </table:table-cell>
          <table:table-cell office:value-type="float" office:value="44058588.363256641" table:formula="of:=[.C46]*([.$F$40]-[.$D$37])+[.$D$37]" table:style-name="ce1">
            <text:p>44058588,36</text:p>
          </table:table-cell>
          <table:table-cell table:number-columns-repeated="16380" table:style-name="ce1"/>
        </table:table-row>
        <table:table-row table:style-name="ro1">
          <table:table-cell office:value-type="float" office:value="2.2000000000000001E-3" table:style-name="ce2">
            <text:p>0,0022</text:p>
          </table:table-cell>
          <table:table-cell office:value-type="float" office:value="0.65240895564574897" table:formula="of:=([.A47]-[.$A$37])/([.$E$40]-[.$A$37])" table:style-name="ce2">
            <text:p>0,652408956</text:p>
          </table:table-cell>
          <table:table-cell office:value-type="float" office:value="0.65182949771999232" table:formula="of:=[.$G$40]*[.B47]+((1-[.$G$40])*[.B47])/((1+[.B47]^[.$H$40])^(1/[.$H$40]))" table:style-name="ce1">
            <text:p>0,651829498</text:p>
          </table:table-cell>
          <table:table-cell office:value-type="float" office:value="61814658.814901352" table:formula="of:=[.C47]*([.$F$40]-[.$D$37])+[.$D$37]" table:style-name="ce1">
            <text:p>61814658,81</text:p>
          </table:table-cell>
          <table:table-cell table:number-columns-repeated="16380" table:style-name="ce1"/>
        </table:table-row>
        <table:table-row table:style-name="ro1">
          <table:table-cell office:value-type="float" office:value="2.5000000000000001E-3" table:style-name="ce2">
            <text:p>0,0025</text:p>
          </table:table-cell>
          <table:table-cell office:value-type="float" office:value="0.81551119455718613" table:formula="of:=([.A48]-[.$A$37])/([.$E$40]-[.$A$37])" table:style-name="ce2">
            <text:p>0,815511195</text:p>
          </table:table-cell>
          <table:table-cell office:value-type="float" office:value="0.80915984988041056" table:formula="of:=[.$G$40]*[.B48]+((1-[.$G$40])*[.B48])/((1+[.B48]^[.$H$40])^(1/[.$H$40]))" table:style-name="ce1">
            <text:p>0,80915985</text:p>
          </table:table-cell>
          <table:table-cell office:value-type="float" office:value="79000835.133401126" table:formula="of:=[.C48]*([.$F$40]-[.$D$37])+[.$D$37]" table:style-name="ce1">
            <text:p>79000835,13</text:p>
          </table:table-cell>
          <table:table-cell table:number-columns-repeated="16380" table:style-name="ce1"/>
        </table:table-row>
        <table:table-row table:style-name="ro1">
          <table:table-cell office:value-type="float" office:value="2.8E-3" table:style-name="ce2">
            <text:p>0,0028</text:p>
          </table:table-cell>
          <table:table-cell office:value-type="float" office:value="0.97861343346862328" table:formula="of:=([.A49]-[.$A$37])/([.$E$40]-[.$A$37])" table:style-name="ce2">
            <text:p>0,978613433</text:p>
          </table:table-cell>
          <table:table-cell office:value-type="float" office:value="0.9426412708474512" table:formula="of:=[.$G$40]*[.B49]+((1-[.$G$40])*[.B49])/((1+[.B49]^[.$H$40])^(1/[.$H$40]))" table:style-name="ce1">
            <text:p>0,942641271</text:p>
          </table:table-cell>
          <table:table-cell office:value-type="float" office:value="93581843.848390818" table:formula="of:=[.C49]*([.$F$40]-[.$D$37])+[.$D$37]" table:style-name="ce1">
            <text:p>93581843,85</text:p>
          </table:table-cell>
          <table:table-cell table:number-columns-repeated="16380"/>
        </table:table-row>
        <table:table-row table:style-name="ro1">
          <table:table-cell office:value-type="float" office:value="3.0999999999999999E-3" table:style-name="ce2">
            <text:p>0,0031</text:p>
          </table:table-cell>
          <table:table-cell office:value-type="float" office:value="1.1417156723800606" table:formula="of:=([.A50]-[.$A$37])/([.$E$40]-[.$A$37])" table:style-name="ce2">
            <text:p>1,141715672</text:p>
          </table:table-cell>
          <table:table-cell office:value-type="float" office:value="1.0360059424367749" table:formula="of:=[.$G$40]*[.B50]+((1-[.$G$40])*[.B50])/((1+[.B50]^[.$H$40])^(1/[.$H$40]))" table:style-name="ce1">
            <text:p>1,036005942</text:p>
          </table:table-cell>
          <table:table-cell office:value-type="float" office:value="103780649.64663164" table:formula="of:=[.C50]*([.$F$40]-[.$D$37])+[.$D$37]" table:style-name="ce1">
            <text:p>103780649,6</text:p>
          </table:table-cell>
          <table:table-cell table:number-columns-repeated="16380"/>
        </table:table-row>
        <table:table-row table:style-name="ro1">
          <table:table-cell office:value-type="float" office:value="3.3999999999999998E-3" table:style-name="ce2">
            <text:p>0,0034</text:p>
          </table:table-cell>
          <table:table-cell office:value-type="float" office:value="1.3048179112914977" table:formula="of:=([.A51]-[.$A$37])/([.$E$40]-[.$A$37])" table:style-name="ce2">
            <text:p>1,304817911</text:p>
          </table:table-cell>
          <table:table-cell office:value-type="float" office:value="1.1052224374197861" table:formula="of:=[.$G$40]*[.B51]+((1-[.$G$40])*[.B51])/((1+[.B51]^[.$H$40])^(1/[.$H$40]))" table:style-name="ce1">
            <text:p>1,105222437</text:p>
          </table:table-cell>
          <table:table-cell office:value-type="float" office:value="111341599.3972155" table:formula="of:=[.C51]*([.$F$40]-[.$D$37])+[.$D$37]" table:style-name="ce1">
            <text:p>111341599,4</text:p>
          </table:table-cell>
          <table:table-cell table:number-columns-repeated="16380"/>
        </table:table-row>
        <table:table-row table:style-name="ro1">
          <table:table-cell office:value-type="float" office:value="3.7000000000000002E-3" table:style-name="ce2">
            <text:p>0,0037</text:p>
          </table:table-cell>
          <table:table-cell office:value-type="float" office:value="1.4679201502029351" table:formula="of:=([.A52]-[.$A$37])/([.$E$40]-[.$A$37])" table:style-name="ce2">
            <text:p>1,46792015</text:p>
          </table:table-cell>
          <table:table-cell office:value-type="float" office:value="1.1667845749534331" table:formula="of:=[.$G$40]*[.B52]+((1-[.$G$40])*[.B52])/((1+[.B52]^[.$H$40])^(1/[.$H$40]))" table:style-name="ce1">
            <text:p>1,166784575</text:p>
          </table:table-cell>
          <table:table-cell office:value-type="float" office:value="118066415.91016787" table:formula="of:=[.C52]*([.$F$40]-[.$D$37])+[.$D$37]" table:style-name="ce1">
            <text:p>118066415,9</text:p>
          </table:table-cell>
          <table:table-cell table:number-columns-repeated="16380"/>
        </table:table-row>
        <table:table-row table:style-name="ro1">
          <table:table-cell office:value-type="float" office:value="4.0000000000000001E-3" table:style-name="ce2">
            <text:p>0,004</text:p>
          </table:table-cell>
          <table:table-cell office:value-type="float" office:value="1.6310223891143723" table:formula="of:=([.A53]-[.$A$37])/([.$E$40]-[.$A$37])" table:style-name="ce2">
            <text:p>1,631022389</text:p>
          </table:table-cell>
          <table:table-cell office:value-type="float" office:value="1.22627965927231" table:formula="of:=[.$G$40]*[.B53]+((1-[.$G$40])*[.B53])/((1+[.B53]^[.$H$40])^(1/[.$H$40]))" table:style-name="ce1">
            <text:p>1,226279659</text:p>
          </table:table-cell>
          <table:table-cell office:value-type="float" office:value="124565435.29929164" table:formula="of:=[.C53]*([.$F$40]-[.$D$37])+[.$D$37]" table:style-name="ce1">
            <text:p>124565435,3</text:p>
          </table:table-cell>
          <table:table-cell table:number-columns-repeated="16380"/>
        </table:table-row>
        <table:table-row table:number-rows-repeated="1048523" table:style-name="ro1">
          <table:table-cell table:number-columns-repeated="16384"/>
        </table:table-row>
      </table:table>
      <table:table table:name="Feuil1" table:style-name="ta2">
        <table:table-column table:style-name="co2" table:number-columns-repeated="16384" table:default-cell-style-name="ce1"/>
        <table:table-row table:style-name="ro1">
          <table:table-cell office:value-type="string" table:style-name="ce2">
            <text:p>Time</text:p>
          </table:table-cell>
          <table:table-cell office:value-type="string" table:style-name="ce2">
            <text:p>Sig</text:p>
          </table:table-cell>
          <table:table-cell office:value-type="string" table:style-name="ce2">
            <text:p>Temp</text:p>
          </table:table-cell>
          <table:table-cell office:value-type="string" table:style-name="ce2">
            <text:p>Eps1</text:p>
          </table:table-cell>
          <table:table-cell office:value-type="string" table:style-name="ce2">
            <text:p>Eps2</text:p>
          </table:table-cell>
          <table:table-cell table:number-columns-repeated="16379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00000000" table:style-name="ce9">
            <text:p>1,00E+08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000000" table:style-name="ce9">
            <text:p>1,00E+08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0.000672086</text:p>
          </table:table-cell>
          <table:table-cell office:value-type="string" table:style-name="ce1">
            <text:p>0.000731568</text:p>
          </table:table-cell>
          <table:table-cell table:number-columns-repeated="16379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00000000" table:style-name="ce9">
            <text:p>1,00E+08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0.000777174</text:p>
          </table:table-cell>
          <table:table-cell office:value-type="string" table:style-name="ce1">
            <text:p>0.000837509</text:p>
          </table:table-cell>
          <table:table-cell table:number-columns-repeated="16379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00000000" table:style-name="ce9">
            <text:p>1,00E+08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0.000846108</text:p>
          </table:table-cell>
          <table:table-cell office:value-type="string" table:style-name="ce1">
            <text:p>0.000906456</text:p>
          </table:table-cell>
          <table:table-cell table:number-columns-repeated="2"/>
          <table:table-cell table:style-name="ce1">
            <draw:frame draw:z-index="1" draw:id="id9" draw:style-name="a9" draw:name="Graphique 1" svg:x="0.23437in" svg:y="0.11458in" svg:width="5in" svg:height="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100000000" table:style-name="ce9">
            <text:p>1,00E+08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0.000898694</text:p>
          </table:table-cell>
          <table:table-cell office:value-type="string" table:style-name="ce1">
            <text:p>0.000958791</text:p>
          </table:table-cell>
          <table:table-cell table:number-columns-repeated="16379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100000000" table:style-name="ce9">
            <text:p>1,00E+08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0.000941723</text:p>
          </table:table-cell>
          <table:table-cell office:value-type="string" table:style-name="ce1">
            <text:p>0.00100146</text:p>
          </table:table-cell>
          <table:table-cell table:number-columns-repeated="16379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float" office:value="100000000" table:style-name="ce9">
            <text:p>1,00E+08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0.000978406</text:p>
          </table:table-cell>
          <table:table-cell office:value-type="string" table:style-name="ce1">
            <text:p>0.00103772</text:p>
          </table:table-cell>
          <table:table-cell table:number-columns-repeated="16379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float" office:value="100000000" table:style-name="ce9">
            <text:p>1,00E+08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0.00101053</text:p>
          </table:table-cell>
          <table:table-cell office:value-type="string" table:style-name="ce1">
            <text:p>0.00106941</text:p>
          </table:table-cell>
          <table:table-cell table:number-columns-repeated="16379"/>
        </table:table-row>
        <table:table-row table:style-name="ro1">
          <table:table-cell office:value-type="float" office:value="6000" table:style-name="ce1">
            <text:p>6000</text:p>
          </table:table-cell>
          <table:table-cell office:value-type="float" office:value="100000000" table:style-name="ce9">
            <text:p>1,00E+08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0.00103921</text:p>
          </table:table-cell>
          <table:table-cell office:value-type="string" table:style-name="ce1">
            <text:p>0.00109764</text:p>
          </table:table-cell>
          <table:table-cell table:number-columns-repeated="16379"/>
        </table:table-row>
        <table:table-row table:style-name="ro1">
          <table:table-cell office:value-type="float" office:value="7000" table:style-name="ce1">
            <text:p>7000</text:p>
          </table:table-cell>
          <table:table-cell office:value-type="float" office:value="100000000" table:style-name="ce9">
            <text:p>1,00E+08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0.00106519</text:p>
          </table:table-cell>
          <table:table-cell office:value-type="string" table:style-name="ce1">
            <text:p>0.00112315</text:p>
          </table:table-cell>
          <table:table-cell table:number-columns-repeated="16379"/>
        </table:table-row>
        <table:table-row table:style-name="ro1">
          <table:table-cell office:value-type="float" office:value="8000" table:style-name="ce1">
            <text:p>8000</text:p>
          </table:table-cell>
          <table:table-cell office:value-type="float" office:value="100000000" table:style-name="ce9">
            <text:p>1,00E+08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0.00108897</text:p>
          </table:table-cell>
          <table:table-cell office:value-type="string" table:style-name="ce1">
            <text:p>0.0011464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*Eps1 -&gt; CableWire0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Eps2 -&gt; CableWire02</text:p>
          </table:table-cell>
          <table:table-cell table:number-columns-repeated="16383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scientific-number number:decimal-places="3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L.Desrochers, Alexis</dc:creator>
    <meta:creation-date>2021-06-19T20:17:43Z</meta:creation-date>
    <dc:date>2021-06-23T11:20:46Z</dc:date>
    <meta:editing-cycles>3</meta:editing-cycles>
    <meta:editing-duration>PT3760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15748031496pt" svg:width="453.455984251968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Bersfort-Creep.$B$5:.$B$8" chart:class="chart:scatter" chart:attached-axis="primary-y" chart:style-name="G0S0">
            <chart:domain table:cell-range-address="Bersfort-Creep.$A$5:.$A$8"/>
            <chart:data-point chart:repeated="4"/>
          </chart:series>
          <chart:series chart:values-cell-range-address="Bersfort-Creep.$B$10:.$B$24" chart:class="chart:scatter" chart:attached-axis="primary-y" chart:style-name="G0S1">
            <chart:domain table:cell-range-address="Bersfort-Creep.$A$10:.$A$24"/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Feuil1.$D$2:.$D$12" chart:class="chart:scatter" chart:attached-axis="primary-y" chart:style-name="G0S0">
            <chart:domain table:cell-range-address="Feuil1.$A$2:.$A$12"/>
            <chart:data-point chart:repeated="11"/>
          </chart:series>
          <chart:series chart:values-cell-range-address="Feuil1.$E$2:.$E$12" chart:class="chart:scatter" chart:attached-axis="primary-y" chart:style-name="G0S1">
            <chart:domain table:cell-range-address="Feuil1.$A$2:.$A$12"/>
            <chart:data-point chart:repeated="11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Bersfort-Creep.$D$7:.$D$9" chart:class="chart:scatter" chart:attached-axis="primary-y" chart:style-name="G0S0">
            <chart:domain table:cell-range-address="Bersfort-Creep.$B$7:.$B$9"/>
            <chart:data-point chart:repeated="3"/>
          </chart:series>
          <chart:series chart:values-cell-range-address="Bersfort-Creep.$C$10:.$C$24" chart:class="chart:scatter" chart:attached-axis="primary-y" chart:style-name="G0S1">
            <chart:domain table:cell-range-address="Bersfort-Creep.$A$10:.$A$24"/>
            <chart:data-point chart:repeated="1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2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15748031496pt" svg:width="453.455984251968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Bersfort-Creep.$B$28:.$B$40" chart:class="chart:scatter" chart:attached-axis="primary-y" chart:style-name="G0S0">
            <chart:domain table:cell-range-address="Bersfort-Creep.$A$28:.$A$40"/>
            <chart:data-point chart:repeated="13"/>
          </chart:series>
          <chart:series chart:values-cell-range-address="Bersfort-Creep.$I$28:.$I$40" chart:class="chart:scatter" chart:attached-axis="primary-y" chart:style-name="G0S1">
            <chart:domain table:cell-range-address="Bersfort-Creep.$A$28:.$A$40"/>
            <chart:data-point chart:repeated="13"/>
          </chart:series>
          <chart:series chart:values-cell-range-address="Bersfort-Creep.$C$28:.$C$40" chart:class="chart:scatter" chart:attached-axis="primary-y" chart:style-name="G0S2">
            <chart:domain table:cell-range-address="Bersfort-Creep.$A$28:.$A$40"/>
            <chart:data-point chart:repeated="1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2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15748031496pt" svg:width="453.455984251968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Bersfort-Creep.$D$28:.$D$40" chart:class="chart:scatter" chart:attached-axis="primary-y" chart:style-name="G0S0">
            <chart:domain table:cell-range-address="Bersfort-Creep.$A$28:.$A$40"/>
            <chart:data-point chart:repeated="13"/>
          </chart:series>
          <chart:series chart:values-cell-range-address="Bersfort-Creep.$I$28:.$I$40" chart:class="chart:scatter" chart:attached-axis="primary-y" chart:style-name="G0S1">
            <chart:domain table:cell-range-address="Bersfort-Creep.$A$28:.$A$40"/>
            <chart:data-point chart:repeated="13"/>
          </chart:series>
          <chart:series chart:values-cell-range-address="Bersfort-Creep.$E$28:.$E$40" chart:class="chart:scatter" chart:attached-axis="primary-y" chart:style-name="G0S2">
            <chart:domain table:cell-range-address="Bersfort-Creep.$A$28:.$A$40"/>
            <chart:data-point chart:repeated="1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15748031496pt" svg:width="453.455984251968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Bersfort-Creep.$F$28:.$F$40" chart:class="chart:scatter" chart:attached-axis="primary-y" chart:style-name="G0S0">
            <chart:domain table:cell-range-address="Bersfort-Creep.$A$28:.$A$40"/>
            <chart:data-point chart:repeated="13"/>
          </chart:series>
          <chart:series chart:values-cell-range-address="Bersfort-Creep.$G$28:.$G$40" chart:class="chart:scatter" chart:attached-axis="primary-y" chart:style-name="G0S1">
            <chart:domain table:cell-range-address="Bersfort-Creep.$A$28:.$A$40"/>
            <chart:data-point chart:repeated="1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27559055118pt" svg:width="453.455984251968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3.$B$1:.$B$12" chart:class="chart:scatter" chart:attached-axis="primary-y" chart:style-name="G0S0">
            <chart:domain table:cell-range-address="Sheet3.$A$1:.$A$12"/>
            <chart:data-point chart:repeated="12"/>
          </chart:series>
          <chart:series chart:values-cell-range-address="Sheet3.$C$1:.$C$12" chart:class="chart:scatter" chart:attached-axis="primary-y" chart:style-name="G0S1">
            <chart:domain table:cell-range-address="Sheet3.$A$1:.$A$12"/>
            <chart:data-point chart:repeated="12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3.$B$15:.$B$37" chart:class="chart:scatter" chart:attached-axis="primary-y" chart:style-name="G0S0">
            <chart:domain table:cell-range-address="Sheet3.$A$15:.$A$37"/>
            <chart:data-point chart:repeated="23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3.$C$15:.$C$37" chart:class="chart:scatter" chart:attached-axis="primary-y" chart:style-name="G0S0">
            <chart:domain table:cell-range-address="Sheet3.$A$15:.$A$37"/>
            <chart:data-point chart:repeated="2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2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15748031496pt" svg:width="453.455984251968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4.$B$16:.$B$22" chart:class="chart:scatter" chart:attached-axis="primary-y" chart:style-name="G0S0">
            <chart:domain table:cell-range-address="Sheet4.$A$16:.$A$22"/>
            <chart:data-point chart:repeated="7"/>
          </chart:series>
          <chart:series chart:values-cell-range-address="Sheet4.$D$43:.$D$53" chart:class="chart:scatter" chart:attached-axis="primary-y" chart:style-name="G0S1">
            <chart:domain table:cell-range-address="Sheet4.$A$43:.$A$53"/>
            <chart:data-point chart:repeated="11"/>
          </chart:series>
          <chart:series chart:values-cell-range-address="Sheet4.$D$27:.$D$37" chart:class="chart:scatter" chart:attached-axis="primary-y" chart:style-name="G0S2">
            <chart:domain table:cell-range-address="Sheet4.$A$27:.$A$37"/>
            <chart:data-point chart:repeated="11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